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000000001C7000002599CF874FE0F8DC582.jpg" manifest:media-type="image/jpeg"/>
  <manifest:file-entry manifest:full-path="Pictures/10000000000001B30000023773E80B34E8866497.jpg" manifest:media-type="image/jpeg"/>
  <manifest:file-entry manifest:full-path="Pictures/10000000000001AC0000023A101DA4C7875F05C2.jpg" manifest:media-type="image/jpeg"/>
  <manifest:file-entry manifest:full-path="Pictures/1000020100000249000002CD062A51BD4F2D732D.png" manifest:media-type="image/png"/>
  <manifest:file-entry manifest:full-path="Pictures/TablePreview7.svm" manifest:media-type=""/>
  <manifest:file-entry manifest:full-path="Pictures/1000020100000244000002C9D954DFBCD31FFB59.png" manifest:media-type="image/png"/>
  <manifest:file-entry manifest:full-path="Pictures/1000020100000248000002CDAC48BCEA86A6C534.png" manifest:media-type="image/png"/>
  <manifest:file-entry manifest:full-path="Pictures/10000000000001B30000023776BF2D4D252706AB.jpg" manifest:media-type="image/jpeg"/>
  <manifest:file-entry manifest:full-path="Pictures/1000020100000249000002D226FB22B2F76ACCEE.png" manifest:media-type="image/png"/>
  <manifest:file-entry manifest:full-path="Pictures/TablePreview6.svm" manifest:media-type=""/>
  <manifest:file-entry manifest:full-path="Pictures/10000000000002090000023D0F4DD63920ED734D.jpg" manifest:media-type="image/jpeg"/>
  <manifest:file-entry manifest:full-path="Pictures/1000020100000248000002D35657E365B7F521D6.png" manifest:media-type="image/png"/>
  <manifest:file-entry manifest:full-path="Pictures/10000000000001D300000255F23D23DF02F87DC4.jpg" manifest:media-type="image/jpeg"/>
  <manifest:file-entry manifest:full-path="Pictures/TablePreview4.svm" manifest:media-type=""/>
  <manifest:file-entry manifest:full-path="Pictures/10000000000001DF00000257C82E7D7A2931E088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TablePreview5.svm" manifest:media-type=""/>
  <manifest:file-entry manifest:full-path="Pictures/1000020100000248000002D316CB6A04B542E927.png" manifest:media-type="image/png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Times New Roman" svg:font-family="'Times New Roman'"/>
    <style:font-face style:name="LM Mono 10" svg:font-family="'LM Mono 10'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6.586cm" fo:min-width="4.939cm" fo:padding-top="0cm" fo:padding-bottom="0cm" fo:padding-left="0cm" fo:padding-right="0cm" fo:wrap-option="wrap" fo:clip="rect(0cm, 0cm, 0cm, 0cm)"/>
    </style:style>
    <style:style style:name="gr3" style:family="graphic" style:parent-style-name="standard" style:list-style-name="L29">
      <style:graphic-properties draw:stroke="none" draw:fill="none" fo:min-height="8.082cm"/>
    </style:style>
    <style:style style:name="gr4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7.831cm" fo:min-width="22.166cm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6.414cm" fo:min-width="14.616cm" fo:padding-top="0cm" fo:padding-bottom="0cm" fo:padding-left="0cm" fo:padding-right="0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17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0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1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2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6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4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7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6.132cm" fo:min-width="19.716cm" fo:padding-top="0cm" fo:padding-bottom="0cm" fo:padding-left="0cm" fo:padding-right="0cm" fo:wrap-option="wrap"/>
    </style:style>
    <style:style style:name="gr38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40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2.892cm" fo:min-width="21.373cm" fo:padding-top="0cm" fo:padding-bottom="0cm" fo:padding-left="0cm" fo:padding-right="0cm" fo:wrap-option="wrap"/>
    </style:style>
    <style:style style:name="gr41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3.826cm" fo:min-width="20.718cm" fo:padding-top="0cm" fo:padding-bottom="0cm" fo:padding-left="0cm" fo:padding-right="0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4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5" style:family="graphic" style:parent-style-name="standard" style:list-style-name="L21">
      <style:graphic-properties draw:stroke="none" draw:fill="none" fo:min-height="3.409cm"/>
    </style:style>
    <style:style style:name="gr4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2.566cm" fo:min-width="7.9cm" fo:padding-top="0cm" fo:padding-bottom="0cm" fo:padding-left="0cm" fo:padding-right="0cm" fo:wrap-option="wrap"/>
    </style:style>
    <style:style style:name="gr48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9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50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2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3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4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55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6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8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4.105cm" fo:min-width="20.608cm" fo:padding-top="0cm" fo:padding-bottom="0cm" fo:padding-left="0cm" fo:padding-right="0cm" fo:wrap-option="wrap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1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2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3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64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5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8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4.105cm" fo:min-width="23.044cm" fo:padding-top="0cm" fo:padding-bottom="0cm" fo:padding-left="0cm" fo:padding-right="0cm" fo:wrap-option="wrap"/>
    </style:style>
    <style:style style:name="gr6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0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1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2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3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4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5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6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7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8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9" style:family="graphic" style:parent-style-name="standard" style:list-style-name="L13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0" style:family="graphic" style:parent-style-name="standard" style:list-style-name="L13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1" style:family="graphic" style:parent-style-name="standard" style:list-style-name="L13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2" style:family="graphic" style:parent-style-name="standard" style:list-style-name="L13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207cm" fo:min-width="2.884cm" fo:padding-top="0cm" fo:padding-bottom="0cm" fo:padding-left="0cm" fo:padding-right="0cm" fo:wrap-option="wrap"/>
    </style:style>
    <style:style style:name="gr84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207cm" fo:min-width="1.078cm" fo:padding-top="0cm" fo:padding-bottom="0cm" fo:padding-left="0cm" fo:padding-right="0cm" fo:wrap-option="wrap"/>
    </style:style>
    <style:style style:name="gr85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71cm" fo:min-width="1.843cm" fo:padding-top="0cm" fo:padding-bottom="0cm" fo:padding-left="0cm" fo:padding-right="0cm" fo:wrap-option="wrap"/>
    </style:style>
    <style:style style:name="gr86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2cm" fo:min-width="5.874cm" fo:padding-top="0cm" fo:padding-bottom="0cm" fo:padding-left="0cm" fo:padding-right="0cm" fo:wrap-option="wrap"/>
    </style:style>
    <style:style style:name="gr87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2cm" fo:min-width="1.341cm" fo:padding-top="0cm" fo:padding-bottom="0cm" fo:padding-left="0cm" fo:padding-right="0cm" fo:wrap-option="wrap"/>
    </style:style>
    <style:style style:name="gr88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25cm" fo:min-width="3.059cm" fo:padding-top="0cm" fo:padding-bottom="0cm" fo:padding-left="0cm" fo:padding-right="0cm" fo:wrap-option="wrap"/>
    </style:style>
    <style:style style:name="gr89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34cm" fo:min-width="3.113cm" fo:padding-top="0cm" fo:padding-bottom="0cm" fo:padding-left="0cm" fo:padding-right="0cm" fo:wrap-option="wrap"/>
    </style:style>
    <style:style style:name="gr90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91" style:family="graphic" style:parent-style-name="standard" style:list-style-name="L13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92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11cm" fo:min-width="1.651cm" fo:padding-top="0cm" fo:padding-bottom="0cm" fo:padding-left="0cm" fo:padding-right="0cm" fo:wrap-option="wrap"/>
    </style:style>
    <style:style style:name="gr9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11cm" fo:min-width="1.882cm" fo:padding-top="0cm" fo:padding-bottom="0cm" fo:padding-left="0cm" fo:padding-right="0cm" fo:wrap-option="wrap"/>
    </style:style>
    <style:style style:name="gr94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5" style:family="graphic" style:parent-style-name="standard">
      <style:graphic-properties draw:stroke="solid" svg:stroke-width="0.071cm" svg:stroke-color="#aac46c" draw:fill="none" draw:textarea-vertical-align="top" draw:auto-grow-height="false" draw:fit-to-size="false" fo:min-height="3.336cm" fo:min-width="15.071cm" fo:padding-top="0cm" fo:padding-bottom="0cm" fo:padding-left="0cm" fo:padding-right="0cm" fo:wrap-option="wrap"/>
    </style:style>
    <style:style style:name="gr9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7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0" style:family="graphic" style:parent-style-name="standard" style:list-style-name="L6">
      <style:graphic-properties draw:stroke="solid" svg:stroke-width="0.071cm" svg:stroke-color="#000000" draw:fill="none" draw:textarea-vertical-align="top" draw:auto-grow-height="true" draw:fit-to-size="false" fo:min-height="0cm" fo:min-width="0cm" fo:padding-top="0.095cm" fo:padding-bottom="0cm" fo:padding-left="0cm" fo:padding-right="0cm" fo:wrap-option="wrap"/>
    </style:style>
    <style:style style:name="gr101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2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1.796cm" fo:min-width="4.895cm" fo:padding-top="0cm" fo:padding-bottom="0cm" fo:padding-left="0cm" fo:padding-right="0cm" fo:wrap-option="wrap"/>
    </style:style>
    <style:style style:name="gr103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4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5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6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7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8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9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10" style:family="graphic" style:parent-style-name="standard">
      <style:graphic-properties draw:stroke="none" svg:stroke-width="0cm" draw:fill="bitmap" draw:fill-image-name="msFillBitmap_20_52" style:repeat="stretch" draw:textarea-vertical-align="top" draw:auto-grow-height="false" draw:fit-to-size="false" fo:min-height="7.69cm" fo:min-width="6.573cm" fo:padding-top="0cm" fo:padding-bottom="0cm" fo:padding-left="0cm" fo:padding-right="0cm" fo:wrap-option="wrap" fo:clip="rect(0cm, 0cm, 0cm, 0cm)"/>
    </style:style>
    <style:style style:name="gr111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draw:fit-to-size="false" fo:min-height="6.096cm" fo:min-width="4.905cm" fo:padding-top="0cm" fo:padding-bottom="0cm" fo:padding-left="0cm" fo:padding-right="0cm" fo:wrap-option="wrap" fo:clip="rect(0cm, 0cm, 0cm, 0cm)"/>
    </style:style>
    <style:style style:name="gr112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21cm" fo:min-width="4.933cm" fo:padding-top="0cm" fo:padding-bottom="0cm" fo:padding-left="0cm" fo:padding-right="0cm" fo:wrap-option="wrap"/>
    </style:style>
    <style:style style:name="gr113" style:family="graphic" style:parent-style-name="standard">
      <style:graphic-properties draw:stroke="none" svg:stroke-width="0cm" draw:fill="bitmap" draw:fill-image-name="msFillBitmap_20_54" style:repeat="stretch" draw:textarea-vertical-align="top" draw:auto-grow-height="false" draw:fit-to-size="false" fo:min-height="7.648cm" fo:min-width="6.527cm" fo:padding-top="0cm" fo:padding-bottom="0cm" fo:padding-left="0cm" fo:padding-right="0cm" fo:wrap-option="wrap" fo:clip="rect(0cm, 0cm, 0cm, 0cm)"/>
    </style:style>
    <style:style style:name="gr114" style:family="graphic" style:parent-style-name="standard">
      <style:graphic-properties draw:stroke="none" svg:stroke-width="0cm" draw:fill="bitmap" draw:fill-image-name="msFillBitmap_20_55" style:repeat="stretch" draw:textarea-vertical-align="top" draw:auto-grow-height="false" draw:fit-to-size="false" fo:min-height="6.095cm" fo:min-width="4.906cm" fo:padding-top="0cm" fo:padding-bottom="0cm" fo:padding-left="0cm" fo:padding-right="0cm" fo:wrap-option="wrap" fo:clip="rect(0cm, 0cm, 0cm, 0cm)"/>
    </style:style>
    <style:style style:name="gr115" style:family="graphic" style:parent-style-name="standard">
      <style:graphic-properties draw:stroke="none" svg:stroke-width="0cm" draw:fill="bitmap" draw:fill-image-name="msFillBitmap_20_56" style:repeat="stretch" draw:textarea-vertical-align="top" draw:auto-grow-height="false" draw:fit-to-size="false" fo:min-height="7.69cm" fo:min-width="6.583cm" fo:padding-top="0cm" fo:padding-bottom="0cm" fo:padding-left="0cm" fo:padding-right="0cm" fo:wrap-option="wrap" fo:clip="rect(0cm, 0cm, 0cm, 0cm)"/>
    </style:style>
    <style:style style:name="gr116" style:family="graphic" style:parent-style-name="standard">
      <style:graphic-properties draw:stroke="none" svg:stroke-width="0cm" draw:fill="bitmap" draw:fill-image-name="msFillBitmap_20_57" style:repeat="stretch" draw:textarea-vertical-align="top" draw:auto-grow-height="false" draw:fit-to-size="false" fo:min-height="6.095cm" fo:min-width="4.906cm" fo:padding-top="0cm" fo:padding-bottom="0cm" fo:padding-left="0cm" fo:padding-right="0cm" fo:wrap-option="wrap" fo:clip="rect(0cm, 0cm, 0cm, 0cm)"/>
    </style:style>
    <style:style style:name="gr117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2cm" fo:min-width="4.933cm" fo:padding-top="0cm" fo:padding-bottom="0cm" fo:padding-left="0cm" fo:padding-right="0cm" fo:wrap-option="wrap"/>
    </style:style>
    <style:style style:name="gr118" style:family="graphic" style:parent-style-name="standard">
      <style:graphic-properties draw:stroke="none" svg:stroke-width="0cm" draw:fill="bitmap" draw:fill-image-name="msFillBitmap_20_58" style:repeat="stretch" draw:textarea-vertical-align="top" draw:auto-grow-height="false" draw:fit-to-size="false" fo:min-height="7.744cm" fo:min-width="6.583cm" fo:padding-top="0cm" fo:padding-bottom="0cm" fo:padding-left="0cm" fo:padding-right="0cm" fo:wrap-option="wrap" fo:clip="rect(0cm, 0cm, 0cm, 0cm)"/>
    </style:style>
    <style:style style:name="gr119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draw:fit-to-size="false" fo:min-height="6.155cm" fo:min-width="4.906cm" fo:padding-top="0cm" fo:padding-bottom="0cm" fo:padding-left="0cm" fo:padding-right="0cm" fo:wrap-option="wrap" fo:clip="rect(0cm, 0cm, 0cm, 0cm)"/>
    </style:style>
    <style:style style:name="gr120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81cm" fo:min-width="4.933cm" fo:padding-top="0cm" fo:padding-bottom="0cm" fo:padding-left="0cm" fo:padding-right="0cm" fo:wrap-option="wrap"/>
    </style:style>
    <style:style style:name="gr121" style:family="graphic" style:parent-style-name="standard">
      <style:graphic-properties draw:stroke="none" svg:stroke-width="0cm" draw:fill="bitmap" draw:fill-image-name="msFillBitmap_20_60" style:repeat="stretch" draw:textarea-vertical-align="top" draw:auto-grow-height="false" draw:fit-to-size="false" fo:min-height="7.755cm" fo:min-width="6.572cm" fo:padding-top="0cm" fo:padding-bottom="0cm" fo:padding-left="0cm" fo:padding-right="0cm" fo:wrap-option="wrap" fo:clip="rect(0cm, 0cm, 0cm, 0cm)"/>
    </style:style>
    <style:style style:name="gr122" style:family="graphic" style:parent-style-name="standard">
      <style:graphic-properties draw:stroke="none" svg:stroke-width="0cm" draw:fill="bitmap" draw:fill-image-name="msFillBitmap_20_61" style:repeat="stretch" draw:textarea-vertical-align="top" draw:auto-grow-height="false" draw:fit-to-size="false" fo:min-height="6.165cm" fo:min-width="4.906cm" fo:padding-top="0cm" fo:padding-bottom="0cm" fo:padding-left="0cm" fo:padding-right="0cm" fo:wrap-option="wrap" fo:clip="rect(0cm, 0cm, 0cm, 0cm)"/>
    </style:style>
    <style:style style:name="gr12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89cm" fo:min-width="4.933cm" fo:padding-top="0cm" fo:padding-bottom="0cm" fo:padding-left="0cm" fo:padding-right="0cm" fo:wrap-option="wrap"/>
    </style:style>
    <style:style style:name="gr124" style:family="graphic" style:parent-style-name="standard">
      <style:graphic-properties draw:stroke="none" svg:stroke-width="0cm" draw:fill="bitmap" draw:fill-image-name="msFillBitmap_20_62" style:repeat="stretch" draw:textarea-vertical-align="top" draw:auto-grow-height="false" draw:fit-to-size="false" fo:min-height="7.755cm" fo:min-width="6.572cm" fo:padding-top="0cm" fo:padding-bottom="0cm" fo:padding-left="0cm" fo:padding-right="0cm" fo:wrap-option="wrap" fo:clip="rect(0cm, 0cm, 0cm, 0cm)"/>
    </style:style>
    <style:style style:name="gr125" style:family="graphic" style:parent-style-name="standard">
      <style:graphic-properties draw:stroke="none" svg:stroke-width="0cm" draw:fill="bitmap" draw:fill-image-name="msFillBitmap_20_63" style:repeat="stretch" draw:textarea-vertical-align="top" draw:auto-grow-height="false" draw:fit-to-size="false" fo:min-height="6.165cm" fo:min-width="4.906cm" fo:padding-top="0cm" fo:padding-bottom="0cm" fo:padding-left="0cm" fo:padding-right="0cm" fo:wrap-option="wrap" fo:clip="rect(0cm, 0cm, 0cm, 0cm)"/>
    </style:style>
    <style:style style:name="gr126" style:family="graphic" style:parent-style-name="standard" style:list-style-name="L2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7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8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9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0" style:family="graphic" style:parent-style-name="standard" style:list-style-name="L2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title">
      <style:graphic-properties draw:stroke="none" svg:stroke-width="0cm" draw:fill="none" draw:textarea-vertical-align="top" draw:auto-grow-height="true" draw:fit-to-size="false" fo:min-height="4.524cm" fo:padding-top="0cm" fo:padding-bottom="0cm" fo:padding-left="0cm" fo:padding-right="0cm" fo:wrap-option="wrap"/>
    </style:style>
    <style:style style:name="pr10" style:family="presentation" style:parent-style-name="alizarin-title" style:list-style-name="L15">
      <style:graphic-properties draw:stroke="none" svg:stroke-width="0cm" draw:fill="none" draw:textarea-vertical-align="top" draw:auto-grow-height="true" draw:fit-to-size="false" fo:min-height="2.653cm" fo:padding-top="0cm" fo:padding-bottom="0cm" fo:padding-left="0cm" fo:padding-right="0cm" fo:wrap-option="wrap"/>
    </style:style>
    <style:style style:name="co1" style:family="table-column">
      <style:table-column-properties style:column-width="1.81cm" style:use-optimal-column-width="false"/>
    </style:style>
    <style:style style:name="co2" style:family="table-column">
      <style:table-column-properties style:column-width="3.982cm" style:use-optimal-column-width="false"/>
    </style:style>
    <style:style style:name="co3" style:family="table-column">
      <style:table-column-properties style:column-width="0.221cm" style:use-optimal-column-width="false"/>
    </style:style>
    <style:style style:name="co4" style:family="table-column">
      <style:table-column-properties style:column-width="0.698cm" style:use-optimal-column-width="false"/>
    </style:style>
    <style:style style:name="co5" style:family="table-column">
      <style:table-column-properties style:column-width="1.92cm" style:use-optimal-column-width="false"/>
    </style:style>
    <style:style style:name="co6" style:family="table-column">
      <style:table-column-properties style:column-width="2.82cm" style:use-optimal-column-width="false"/>
    </style:style>
    <style:style style:name="co7" style:family="table-column">
      <style:table-column-properties style:column-width="6.67cm" style:use-optimal-column-width="false"/>
    </style:style>
    <style:style style:name="co8" style:family="table-column">
      <style:table-column-properties style:column-width="2.183cm" style:use-optimal-column-width="false"/>
    </style:style>
    <style:style style:name="co9" style:family="table-column">
      <style:table-column-properties style:column-width="0.701cm" style:use-optimal-column-width="false"/>
    </style:style>
    <style:style style:name="co10" style:family="table-column">
      <style:table-column-properties style:column-width="2.139cm" style:use-optimal-column-width="false"/>
    </style:style>
    <style:style style:name="co11" style:family="table-column">
      <style:table-column-properties style:column-width="1.912cm" style:use-optimal-column-width="false"/>
    </style:style>
    <style:style style:name="co12" style:family="table-column">
      <style:table-column-properties style:column-width="4.467cm" style:use-optimal-column-width="false"/>
    </style:style>
    <style:style style:name="co13" style:family="table-column">
      <style:table-column-properties style:column-width="3.378cm" style:use-optimal-column-width="false"/>
    </style:style>
    <style:style style:name="co14" style:family="table-column">
      <style:table-column-properties style:column-width="3.491cm" style:use-optimal-column-width="false"/>
    </style:style>
    <style:style style:name="co15" style:family="table-column">
      <style:table-column-properties style:column-width="1.047cm" style:use-optimal-column-width="false"/>
    </style:style>
    <style:style style:name="co16" style:family="table-column">
      <style:table-column-properties style:column-width="10.361cm" style:use-optimal-column-width="false"/>
    </style:style>
    <style:style style:name="co17" style:family="table-column">
      <style:table-column-properties style:column-width="22.337cm" style:use-optimal-column-width="false"/>
    </style:style>
    <style:style style:name="co18" style:family="table-column">
      <style:table-column-properties style:column-width="0.1cm" style:use-optimal-column-width="false"/>
    </style:style>
    <style:style style:name="co19" style:family="table-column">
      <style:table-column-properties style:column-width="5.316cm" style:use-optimal-column-width="false"/>
    </style:style>
    <style:style style:name="co20" style:family="table-column">
      <style:table-column-properties style:column-width="6.633cm" style:use-optimal-column-width="false"/>
    </style:style>
    <style:style style:name="co21" style:family="table-column">
      <style:table-column-properties style:column-width="5.852cm" style:use-optimal-column-width="false"/>
    </style:style>
    <style:style style:name="co22" style:family="table-column">
      <style:table-column-properties style:column-width="14.001cm" style:use-optimal-column-width="false"/>
    </style:style>
    <style:style style:name="co23" style:family="table-column">
      <style:table-column-properties style:column-width="4.894cm" style:use-optimal-column-width="false"/>
    </style:style>
    <style:style style:name="co24" style:family="table-column">
      <style:table-column-properties style:column-width="1.706cm" style:use-optimal-column-width="false"/>
    </style:style>
    <style:style style:name="co25" style:family="table-column">
      <style:table-column-properties style:column-width="6.826cm" style:use-optimal-column-width="false"/>
    </style:style>
    <style:style style:name="co26" style:family="table-column">
      <style:table-column-properties style:column-width="6.104cm" style:use-optimal-column-width="false"/>
    </style:style>
    <style:style style:name="co27" style:family="table-column">
      <style:table-column-properties style:column-width="1.362cm" style:use-optimal-column-width="false"/>
    </style:style>
    <style:style style:name="co28" style:family="table-column">
      <style:table-column-properties style:column-width="3.824cm" style:use-optimal-column-width="false"/>
    </style:style>
    <style:style style:name="co29" style:family="table-column">
      <style:table-column-properties style:column-width="1.18cm" style:use-optimal-column-width="false"/>
    </style:style>
    <style:style style:name="co30" style:family="table-column">
      <style:table-column-properties style:column-width="1.073cm" style:use-optimal-column-width="false"/>
    </style:style>
    <style:style style:name="co31" style:family="table-column">
      <style:table-column-properties style:column-width="7.102cm" style:use-optimal-column-width="false"/>
    </style:style>
    <style:style style:name="co32" style:family="table-column">
      <style:table-column-properties style:column-width="4.494cm" style:use-optimal-column-width="false"/>
    </style:style>
    <style:style style:name="co33" style:family="table-column">
      <style:table-column-properties style:column-width="1.232cm" style:use-optimal-column-width="false"/>
    </style:style>
    <style:style style:name="co34" style:family="table-column">
      <style:table-column-properties style:column-width="2.698cm" style:use-optimal-column-width="false"/>
    </style:style>
    <style:style style:name="co35" style:family="table-column">
      <style:table-column-properties style:column-width="2.436cm" style:use-optimal-column-width="false"/>
    </style:style>
    <style:style style:name="co36" style:family="table-column">
      <style:table-column-properties style:column-width="3.353cm" style:use-optimal-column-width="false"/>
    </style:style>
    <style:style style:name="co37" style:family="table-column">
      <style:table-column-properties style:column-width="0.891cm" style:use-optimal-column-width="false"/>
    </style:style>
    <style:style style:name="co38" style:family="table-column">
      <style:table-column-properties style:column-width="1.755cm" style:use-optimal-column-width="false"/>
    </style:style>
    <style:style style:name="co39" style:family="table-column">
      <style:table-column-properties style:column-width="3.248cm" style:use-optimal-column-width="false"/>
    </style:style>
    <style:style style:name="co40" style:family="table-column">
      <style:table-column-properties style:column-width="1.258cm" style:use-optimal-column-width="false"/>
    </style:style>
    <style:style style:name="co41" style:family="table-column">
      <style:table-column-properties style:column-width="8.433cm" style:use-optimal-column-width="false"/>
    </style:style>
    <style:style style:name="co42" style:family="table-column">
      <style:table-column-properties style:column-width="6.924cm" style:use-optimal-column-width="false"/>
    </style:style>
    <style:style style:name="co43" style:family="table-column">
      <style:table-column-properties style:column-width="2.41cm" style:use-optimal-column-width="false"/>
    </style:style>
    <style:style style:name="co44" style:family="table-column">
      <style:table-column-properties style:column-width="1.991cm" style:use-optimal-column-width="false"/>
    </style:style>
    <style:style style:name="co45" style:family="table-column">
      <style:table-column-properties style:column-width="1.101cm" style:use-optimal-column-width="false"/>
    </style:style>
    <style:style style:name="co46" style:family="table-column">
      <style:table-column-properties style:column-width="2.2cm" style:use-optimal-column-width="false"/>
    </style:style>
    <style:style style:name="co47" style:family="table-column">
      <style:table-column-properties style:column-width="1.1cm" style:use-optimal-column-width="false"/>
    </style:style>
    <style:style style:name="co48" style:family="table-column">
      <style:table-column-properties style:column-width="4.394cm" style:use-optimal-column-width="false"/>
    </style:style>
    <style:style style:name="ro1" style:family="table-row">
      <style:table-row-properties style:row-height="3.405cm"/>
    </style:style>
    <style:style style:name="ro2" style:family="table-row">
      <style:table-row-properties style:row-height="2.554cm"/>
    </style:style>
    <style:style style:name="ro3" style:family="table-row">
      <style:table-row-properties style:row-height="1.76cm"/>
    </style:style>
    <style:style style:name="ro4" style:family="table-row">
      <style:table-row-properties style:row-height="0.868cm"/>
    </style:style>
    <style:style style:name="ro5" style:family="table-row">
      <style:table-row-properties style:row-height="2.021cm"/>
    </style:style>
    <style:style style:name="ro6" style:family="table-row">
      <style:table-row-properties style:row-height="1.205cm"/>
    </style:style>
    <style:style style:name="ro7" style:family="table-row">
      <style:table-row-properties style:row-height="1.525cm"/>
    </style:style>
    <style:style style:name="ro8" style:family="table-row">
      <style:table-row-properties style:row-height="11.736cm"/>
    </style:style>
    <style:style style:name="ro9" style:family="table-row">
      <style:table-row-properties style:row-height="0.978cm"/>
    </style:style>
    <style:style style:name="ro10" style:family="table-row">
      <style:table-row-properties style:row-height="0.817cm"/>
    </style:style>
    <style:style style:name="ro11" style:family="table-row">
      <style:table-row-properties style:row-height="2.312cm"/>
    </style:style>
    <style:style style:name="ro12" style:family="table-row">
      <style:table-row-properties style:row-height="1.123cm"/>
    </style:style>
    <style:style style:name="ro13" style:family="table-row">
      <style:table-row-properties style:row-height="1.269cm"/>
    </style:style>
    <style:style style:name="ro14" style:family="table-row">
      <style:table-row-properties style:row-height="1.365cm"/>
    </style:style>
    <style:style style:name="ro15" style:family="table-row">
      <style:table-row-properties style:row-height="1.27cm"/>
    </style:style>
    <style:style style:name="ro16" style:family="table-row">
      <style:table-row-properties style:row-height="2.679cm"/>
    </style:style>
    <style:style style:name="ro17" style:family="table-row">
      <style:table-row-properties style:row-height="1.31cm"/>
    </style:style>
    <style:style style:name="ro18" style:family="table-row">
      <style:table-row-properties style:row-height="2.539cm"/>
    </style:style>
    <style:style style:name="ce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54cm" fo:margin-right="0.152cm" fo:margin-top="0.002cm" fo:margin-bottom="0cm" style:line-height-at-least="0.741cm" fo:text-align="start" fo:text-indent="0cm" fo:border="none"/>
      <style:text-properties style:font-name="LM Mono 10"/>
    </style:style>
    <style:style style:name="ce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.152cm" fo:margin-top="0.002cm" fo:margin-bottom="0cm" style:line-height-at-least="0.741cm" fo:text-align="start" fo:text-indent="0cm" fo:border="none"/>
      <style:text-properties style:font-name="LM Mono 10"/>
    </style:style>
    <style:style style:name="ce3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721cm" fo:text-align="center" fo:text-indent="0cm" fo:border="none"/>
      <style:text-properties style:font-name="LM Mono 10"/>
    </style:style>
    <style:style style:name="ce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721cm" fo:text-align="center" fo:text-indent="0cm" fo:border="none"/>
      <style:text-properties style:font-name="LM Mono 10"/>
    </style:style>
    <style:style style:name="ce5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"/>
    </style:style>
    <style:style style:name="ce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697cm" fo:margin-right="0cm" fo:margin-top="0cm" fo:margin-bottom="0cm" style:line-height-at-least="0.71cm" fo:text-align="start" fo:text-indent="0cm" fo:border="none"/>
      <style:text-properties style:font-name="LM Mono 10"/>
    </style:style>
    <style:style style:name="ce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3.531cm" fo:margin-top="0.002cm" fo:margin-bottom="0cm" style:line-height-at-least="0.741cm" fo:text-align="start" fo:text-indent="0cm" fo:border="none"/>
      <style:text-properties style:font-name="LM Mono 10"/>
    </style:style>
    <style:style style:name="ce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54cm" fo:margin-right="0cm" fo:margin-top="0cm" fo:margin-bottom="0cm" style:line-height-at-least="0.669cm" fo:text-align="start" fo:text-indent="0cm" fo:border="none"/>
      <style:text-properties style:font-name="LM Mono 10"/>
    </style:style>
    <style:style style:name="ce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69cm" fo:text-align="start" fo:text-indent="0cm" fo:border="none"/>
      <style:text-properties style:font-name="LM Mono 10"/>
    </style:style>
    <style:style style:name="ce10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669cm" fo:text-align="center" fo:text-indent="0cm" fo:border="none"/>
      <style:text-properties style:font-name="LM Mono 10"/>
    </style:style>
    <style:style style:name="ce11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669cm" fo:text-align="center" fo:text-indent="0cm" fo:border="none"/>
      <style:text-properties style:font-name="LM Mono 10"/>
    </style:style>
    <style:style style:name="ce1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69cm" fo:text-align="start" fo:text-indent="0cm" fo:border="none"/>
      <style:text-properties style:font-name="LM Mono 10"/>
    </style:style>
    <style:style style:name="ce1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697cm" fo:margin-right="0cm" fo:margin-top="0cm" fo:margin-bottom="0cm" style:line-height-at-least="0.669cm" fo:text-align="start" fo:text-indent="0cm" fo:border="none"/>
      <style:text-properties style:font-name="LM Mono 10"/>
    </style:style>
    <style:style style:name="ce14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8cm" fo:text-align="start" fo:text-indent="0cm" fo:border="none"/>
      <style:text-properties style:font-name="LM Mono 10"/>
    </style:style>
    <style:style style:name="ce15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none" fo:border-top="0.99pt solid #000000" fo:border-bottom="none"/>
    </style:style>
    <style:style style:name="ce16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none" fo:border-top="0.99pt solid #000000" fo:border-bottom="none"/>
    </style:style>
    <style:style style:name="ce17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000000" fo:border-top="0.99pt solid #000000" fo:border-bottom="none"/>
    </style:style>
    <style:style style:name="ce18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0.99pt solid #000000" fo:border-top="none" fo:border-bottom="none"/>
    </style:style>
    <style:style style:name="ce19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none" fo:border-top="none" fo:border-bottom="0.99pt solid #000000"/>
    </style:style>
    <style:style style:name="ce20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none" fo:border-top="none" fo:border-bottom="0.99pt solid #000000"/>
    </style:style>
    <style:style style:name="ce21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000000" fo:border-top="none" fo:border-bottom="0.99pt solid #000000"/>
    </style:style>
    <style:style style:name="ce2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.012cm" fo:margin-bottom="0cm" style:line-height-at-least="0.751cm" fo:text-align="start" fo:text-indent="0cm" fo:border="none"/>
      <style:text-properties style:font-name="LM Mono 10"/>
    </style:style>
    <style:style style:name="ce2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.012cm" fo:margin-bottom="0cm" style:line-height-at-least="0.751cm" fo:text-align="start" fo:text-indent="0cm" fo:border="none"/>
      <style:text-properties style:font-name="LM Mono 10"/>
    </style:style>
    <style:style style:name="ce2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.002cm" fo:margin-bottom="0cm" fo:line-height="100%" fo:text-align="start" fo:text-indent="0cm" fo:border="none"/>
      <style:text-properties style:font-name="LM Mono 10"/>
    </style:style>
    <style:style style:name="ce2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.002cm" fo:margin-bottom="0cm" fo:line-height="100%" fo:text-align="start" fo:text-indent="0cm" fo:border="none"/>
      <style:text-properties style:font-name="LM Mono 10"/>
    </style:style>
    <style:style style:name="ce26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52cm" fo:margin-top="0cm" fo:margin-bottom="0cm" style:line-height-at-least="0.669cm" fo:text-align="end" fo:text-indent="0cm" fo:border="none"/>
      <style:text-properties style:font-name="LM Mono 10"/>
    </style:style>
    <style:style style:name="ce2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69cm" fo:text-align="start" fo:text-indent="0cm" fo:border="none"/>
      <style:text-properties style:font-name="LM Mono 10"/>
    </style:style>
    <style:style style:name="ce28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669cm" fo:text-align="center" fo:text-indent="0cm" fo:border="none"/>
      <style:text-properties style:font-name="LM Mono 10"/>
    </style:style>
    <style:style style:name="ce2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69cm" fo:text-align="start" fo:text-indent="0cm" fo:border="none"/>
      <style:text-properties style:font-name="LM Mono 10"/>
    </style:style>
    <style:style style:name="ce30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52cm" fo:margin-top="0cm" fo:margin-bottom="0cm" style:line-height-at-least="0.651cm" fo:text-align="end" fo:text-indent="0cm" fo:border="none"/>
      <style:text-properties style:font-name="LM Mono 10"/>
    </style:style>
    <style:style style:name="ce3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1cm" fo:text-align="start" fo:text-indent="0cm" fo:border="none"/>
      <style:text-properties style:font-name="LM Mono 10"/>
    </style:style>
    <style:style style:name="ce32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651cm" fo:text-align="center" fo:text-indent="0cm" fo:border="none"/>
      <style:text-properties style:font-name="LM Mono 10"/>
    </style:style>
    <style:style style:name="ce3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1cm" fo:text-align="start" fo:text-indent="0cm" fo:border="none"/>
      <style:text-properties style:font-name="LM Mono 10"/>
    </style:style>
    <style:style style:name="ce34" style:family="table-cell">
      <loext:graphic-properties draw:fill="none" style:repeat="repeat" draw:textarea-vertical-align="top" fo:padding-top="0cm" fo:padding-bottom="0cm" fo:padding-left="0cm" fo:padding-right="0cm"/>
      <style:paragraph-properties fo:margin-left="1.265cm" fo:margin-right="8.382cm" fo:margin-top="0.134cm" fo:margin-bottom="0cm" style:line-height-at-least="0.741cm" fo:text-align="start" fo:text-indent="-1.047cm" fo:border-left="0.99pt solid #000000" fo:border-right="0.99pt solid #000000" fo:border-top="0.99pt solid #000000" fo:border-bottom="0.03pt solid #000000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ce35" style:family="table-cell">
      <loext:graphic-properties style:repeat="repeat"/>
      <style:paragraph-properties fo:border-left="none" fo:border-right="none" fo:border-top="none" fo:border-bottom="0.03pt solid #000000"/>
      <style:text-properties style:font-name="LM Mono 10" fo:font-size="16pt" style:font-size-asian="16pt" style:font-size-complex="16pt"/>
    </style:style>
    <style:style style:name="ce3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44cm" fo:margin-right="0cm" fo:margin-top="0.091cm" fo:margin-bottom="0cm" fo:line-height="100%" fo:text-align="center" fo:text-indent="0cm" fo:border-left="0.99pt solid #6095c9" fo:border-right="none" fo:border-top="0.99pt solid #6095c9" fo:border-bottom="none"/>
      <style:text-properties style:font-name="LM Mono 10"/>
    </style:style>
    <style:style style:name="ce3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.091cm" fo:margin-bottom="0cm" fo:line-height="100%" fo:text-align="start" fo:text-indent="0cm" fo:border-left="none" fo:border-right="none" fo:border-top="0.99pt solid #6095c9" fo:border-bottom="none"/>
      <style:text-properties style:font-name="LM Mono 10"/>
    </style:style>
    <style:style style:name="ce3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871cm" fo:margin-right="0cm" fo:margin-top="0.091cm" fo:margin-bottom="0cm" fo:line-height="100%" fo:text-align="start" fo:text-indent="0cm" fo:border-left="none" fo:border-right="0.99pt solid #6095c9" fo:border-top="0.99pt solid #6095c9" fo:border-bottom="none"/>
      <style:text-properties style:font-name="LM Mono 10"/>
    </style:style>
    <style:style style:name="ce3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44cm" fo:margin-right="0cm" fo:margin-top="0cm" fo:margin-bottom="0cm" style:line-height-at-least="0.651cm" fo:text-align="center" fo:text-indent="0cm" fo:border-left="0.99pt solid #6095c9" fo:border-right="none" fo:border-top="none" fo:border-bottom="0.99pt solid #6095c9"/>
      <style:text-properties style:font-name="LM Mono 10"/>
    </style:style>
    <style:style style:name="ce4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1cm" fo:text-align="start" fo:text-indent="0cm" fo:border-left="none" fo:border-right="none" fo:border-top="none" fo:border-bottom="0.99pt solid #6095c9"/>
      <style:text-properties style:font-name="LM Mono 10"/>
    </style:style>
    <style:style style:name="ce4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871cm" fo:margin-right="0cm" fo:margin-top="0cm" fo:margin-bottom="0cm" style:line-height-at-least="0.651cm" fo:text-align="start" fo:text-indent="0cm" fo:border-left="none" fo:border-right="0.99pt solid #6095c9" fo:border-top="none" fo:border-bottom="0.99pt solid #6095c9"/>
      <style:text-properties style:font-name="LM Mono 10"/>
    </style:style>
    <style:style style:name="ce4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19cm" fo:margin-right="0cm" fo:margin-top="0.091cm" fo:margin-bottom="0cm" fo:line-height="100%" fo:text-align="start" fo:text-indent="0cm" fo:border-left="0.99pt solid #000000" fo:border-right="0.99pt solid #000000" fo:border-top="0.99pt solid #000000" fo:border-bottom="none"/>
      <style:text-properties style:font-name="LM Mono 10"/>
    </style:style>
    <style:style style:name="ce43" style:family="table-cell">
      <loext:graphic-properties style:repeat="repeat"/>
      <style:text-properties style:font-name="LM Mono 10"/>
    </style:style>
    <style:style style:name="ce44" style:family="table-cell">
      <loext:graphic-properties draw:fill="none" style:repeat="repeat" draw:textarea-vertical-align="top" fo:padding-top="0cm" fo:padding-bottom="0cm" fo:padding-left="0cm" fo:padding-right="0cm"/>
      <style:paragraph-properties fo:margin-left="0.915cm" fo:margin-right="0cm" fo:margin-top="0cm" fo:margin-bottom="0cm" style:line-height-at-least="0.71cm" fo:text-align="start" fo:text-indent="0cm" fo:border-left="0.99pt solid #000000" fo:border-right="0.99pt solid #aac46c" fo:border-top="none" fo:border-bottom="0.99pt solid #000000"/>
      <style:text-properties style:font-name="LM Mono 10"/>
    </style:style>
    <style:style style:name="ce4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041cm" fo:margin-top="0.092cm" fo:margin-bottom="0cm" fo:line-height="100%" fo:text-align="center" fo:text-indent="0cm" fo:border-left="0.99pt solid #aac46c" fo:border-right="0.99pt solid #aac46c" fo:border-top="0.99pt solid #aac46c" fo:border-bottom="0.99pt solid #000000"/>
      <style:text-properties style:font-name="LM Mono 10"/>
    </style:style>
    <style:style style:name="ce46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aac46c" fo:border-right="0.99pt solid #000000" fo:border-top="none" fo:border-bottom="0.99pt solid #000000"/>
      <style:text-properties style:font-name="LM Mono 10"/>
    </style:style>
    <style:style style:name="ce47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aac46c" fo:border-top="0.99pt solid #000000" fo:border-bottom="none"/>
    </style:style>
    <style:style style:name="ce48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48cm" fo:margin-top="0cm" fo:margin-bottom="0cm" style:line-height-at-least="0.697cm" fo:text-align="center" fo:text-indent="0cm" fo:border-left="0.99pt solid #aac46c" fo:border-right="0.99pt solid #aac46c" fo:border-top="0.99pt solid #000000" fo:border-bottom="0.99pt solid #aac46c"/>
      <style:text-properties style:font-name="LM Mono 10"/>
    </style:style>
    <style:style style:name="ce49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aac46c" fo:border-right="none" fo:border-top="0.99pt solid #000000" fo:border-bottom="none"/>
    </style:style>
    <style:style style:name="ce5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174cm" fo:text-align="start" fo:text-indent="0cm" fo:border="none">
        <style:tab-stops>
          <style:tab-stop style:position="2.388cm"/>
          <style:tab-stop style:position="6.461cm"/>
        </style:tab-stops>
      </style:paragraph-properties>
      <style:text-properties style:font-name="LM Mono 10" fo:font-size="20pt" style:font-size-asian="20pt" style:font-size-complex="20pt"/>
    </style:style>
    <style:style style:name="ce5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58cm" fo:margin-right="0cm" fo:margin-top="0cm" fo:margin-bottom="0cm" style:line-height-at-least="1.174cm" fo:text-align="start" fo:text-indent="0cm" fo:border="none"/>
      <style:text-properties style:font-name="LM Mono 10" fo:font-size="20pt" style:font-size-asian="20pt" style:font-size-complex="20pt"/>
    </style:style>
    <style:style style:name="ce52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" fo:font-size="20pt" style:font-size-asian="20pt" style:font-size-complex="20pt"/>
    </style:style>
    <style:style style:name="ce53" style:family="table-cell">
      <loext:graphic-properties style:repeat="repeat"/>
      <style:text-properties style:font-name="LM Mono 10" fo:font-size="20pt" style:font-size-asian="20pt" style:font-size-complex="20pt"/>
    </style:style>
    <style:style style:name="ce54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74cm" fo:text-align="start" fo:text-indent="0cm" fo:border="none"/>
      <style:text-properties style:font-name="LM Mono 10" fo:font-size="20pt" style:font-size-asian="20pt" style:font-size-complex="20pt"/>
    </style:style>
    <style:style style:name="ce5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074cm" fo:text-align="start" fo:text-indent="0cm" fo:border="none"/>
      <style:text-properties style:font-name="LM Mono 10" fo:font-size="20pt" style:font-size-asian="20pt" style:font-size-complex="20pt"/>
    </style:style>
    <style:style style:name="ce5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74cm" fo:text-align="start" fo:text-indent="0cm" fo:border="none"/>
      <style:text-properties style:font-name="LM Mono 10" fo:font-size="20pt" style:font-size-asian="20pt" style:font-size-complex="20pt"/>
    </style:style>
    <style:style style:name="ce5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74cm" fo:text-align="start" fo:text-indent="0cm" fo:border="none"/>
      <style:text-properties style:font-name="LM Mono 10" fo:font-size="20pt" style:font-size-asian="20pt" style:font-size-complex="20pt"/>
    </style:style>
    <style:style style:name="ce5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74cm" fo:text-align="start" fo:text-indent="0cm" fo:border="none"/>
      <style:text-properties style:font-name="LM Mono 10" fo:font-size="20pt" style:font-size-asian="20pt" style:font-size-complex="20pt"/>
    </style:style>
    <style:style style:name="ce5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74cm" fo:text-align="start" fo:text-indent="0cm" fo:border="none"/>
      <style:text-properties style:font-name="LM Mono 10" fo:font-size="20pt" style:font-size-asian="20pt" style:font-size-complex="20pt"/>
    </style:style>
    <style:style style:name="ce6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74cm" fo:text-align="start" fo:text-indent="0cm" fo:border="none"/>
      <style:text-properties style:font-name="LM Mono 10" fo:font-size="20pt" style:font-size-asian="20pt" style:font-size-complex="20pt"/>
    </style:style>
    <style:style style:name="ce6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174cm" fo:text-align="start" fo:text-indent="0cm" fo:border="none"/>
      <style:text-properties style:font-name="LM Mono 10" fo:font-size="22pt"/>
    </style:style>
    <style:style style:name="ce6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/>
    </style:style>
    <style:style style:name="ce63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174cm" fo:text-align="center" fo:text-indent="0cm" fo:border="none">
        <style:tab-stops>
          <style:tab-stop style:position="1.162cm"/>
        </style:tab-stops>
      </style:paragraph-properties>
      <style:text-properties style:font-name="LM Mono 10" fo:font-size="22pt"/>
    </style:style>
    <style:style style:name="ce6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174cm" fo:text-align="end" fo:text-indent="0cm" fo:border="none"/>
      <style:text-properties style:font-name="LM Mono 10" fo:font-size="22pt"/>
    </style:style>
    <style:style style:name="ce65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/>
    </style:style>
    <style:style style:name="ce6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/>
    </style:style>
    <style:style style:name="ce6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/>
    </style:style>
    <style:style style:name="ce6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/>
    </style:style>
    <style:style style:name="ce6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/>
    </style:style>
    <style:style style:name="ce7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/>
    </style:style>
    <style:style style:name="ce7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53cm" fo:text-align="start" fo:text-indent="0cm" fo:border="none"/>
      <style:text-properties style:font-name="LM Mono 10" fo:font-size="22pt"/>
    </style:style>
    <style:style style:name="ce7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53cm" fo:text-align="start" fo:text-indent="0cm" fo:border="none"/>
      <style:text-properties style:font-name="LM Mono 10" fo:font-size="22pt"/>
    </style:style>
    <style:style style:name="ce73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053cm" fo:text-align="center" fo:text-indent="0cm" fo:border="none"/>
      <style:text-properties style:font-name="LM Mono 10" fo:font-size="22pt"/>
    </style:style>
    <style:style style:name="ce7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053cm" fo:text-align="end" fo:text-indent="0cm" fo:border="none"/>
      <style:text-properties style:font-name="LM Mono 10" fo:font-size="22pt"/>
    </style:style>
    <style:style style:name="ce75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" fo:font-size="22pt"/>
    </style:style>
    <style:style style:name="ce7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344cm" fo:margin-right="0cm" fo:margin-top="0cm" fo:margin-bottom="0cm" style:line-height-at-least="1.141cm" fo:text-align="start" fo:text-indent="0cm" fo:border="none"/>
      <style:text-properties style:font-name="LM Mono 10" fo:font-size="22pt" style:font-size-asian="22pt" style:font-size-complex="22pt"/>
    </style:style>
    <style:style style:name="ce7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39cm" fo:margin-right="0cm" fo:margin-top="0cm" fo:margin-bottom="0cm" style:line-height-at-least="1.141cm" fo:text-align="start" fo:text-indent="0cm" fo:border="none"/>
      <style:text-properties style:font-name="LM Mono 10" fo:font-size="22pt" style:font-size-asian="22pt" style:font-size-complex="22pt"/>
    </style:style>
    <style:style style:name="ce7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39cm" fo:margin-right="0cm" fo:margin-top="0cm" fo:margin-bottom="0cm" style:line-height-at-least="1.141cm" fo:text-align="start" fo:text-indent="0cm" fo:border="none">
        <style:tab-stops>
          <style:tab-stop style:position="1.304cm"/>
        </style:tab-stops>
      </style:paragraph-properties>
      <style:text-properties style:font-name="LM Mono 10" fo:font-size="22pt" style:font-size-asian="22pt" style:font-size-complex="22pt"/>
    </style:style>
    <style:style style:name="ce79" style:family="table-cell">
      <loext:graphic-properties style:repeat="repeat"/>
      <style:text-properties style:font-name="LM Mono 10" fo:font-size="22pt" style:font-size-asian="22pt" style:font-size-complex="22pt"/>
    </style:style>
    <style:style style:name="ce80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174cm" fo:text-align="start" fo:text-indent="0cm" fo:border="none"/>
      <style:text-properties style:font-name="LM Mono 10" fo:font-size="22pt" style:font-size-asian="22pt" style:font-size-complex="22pt"/>
    </style:style>
    <style:style style:name="ce8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 style:font-size-asian="22pt" style:font-size-complex="22pt"/>
    </style:style>
    <style:style style:name="ce8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" fo:font-size="22pt" style:font-size-asian="22pt" style:font-size-complex="22pt"/>
    </style:style>
    <style:style style:name="ce8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.432cm" fo:margin-bottom="0cm" fo:line-height="100%" fo:text-align="start" fo:text-indent="0cm" fo:border="none"/>
      <style:text-properties style:font-name="LM Mono 10" fo:font-size="22pt" style:font-size-asian="22pt" style:font-size-complex="22pt"/>
    </style:style>
    <style:style style:name="ce8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18cm" fo:margin-top="0.432cm" fo:margin-bottom="0cm" fo:line-height="100%" fo:text-align="end" fo:text-indent="0cm" fo:border="none"/>
      <style:text-properties style:font-name="LM Mono 10" fo:font-size="22pt" style:font-size-asian="22pt" style:font-size-complex="22pt"/>
    </style:style>
    <style:style style:name="ce8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.432cm" fo:margin-bottom="0cm" fo:line-height="100%" fo:text-align="end" fo:text-indent="0cm" fo:border="none"/>
      <style:text-properties style:font-name="LM Mono 10" fo:font-size="22pt" style:font-size-asian="22pt" style:font-size-complex="22pt"/>
    </style:style>
    <style:style style:name="ce8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.432cm" fo:margin-bottom="0cm" fo:line-height="100%" fo:text-align="start" fo:text-indent="0cm" fo:border="none"/>
      <style:text-properties style:font-name="LM Mono 10" fo:font-size="22pt" style:font-size-asian="22pt" style:font-size-complex="22pt"/>
    </style:style>
    <style:style style:name="ce8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.432cm" fo:margin-bottom="0cm" fo:line-height="100%" fo:text-align="start" fo:text-indent="0cm" fo:border="none"/>
      <style:text-properties style:font-name="LM Mono 10" fo:font-size="22pt" style:font-size-asian="22pt" style:font-size-complex="22pt"/>
    </style:style>
    <style:style style:name="ce8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87cm" fo:text-align="start" fo:text-indent="0cm" fo:border="none"/>
      <style:text-properties style:font-name="LM Mono 10" fo:font-size="22pt" style:font-size-asian="22pt" style:font-size-complex="22pt"/>
    </style:style>
    <style:style style:name="ce89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18cm" fo:margin-top="0cm" fo:margin-bottom="0cm" style:line-height-at-least="1.087cm" fo:text-align="end" fo:text-indent="0cm" fo:border="none"/>
      <style:text-properties style:font-name="LM Mono 10" fo:font-size="22pt" style:font-size-asian="22pt" style:font-size-complex="22pt"/>
    </style:style>
    <style:style style:name="ce90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087cm" fo:text-align="end" fo:text-indent="0cm" fo:border="none"/>
      <style:text-properties style:font-name="LM Mono 10" fo:font-size="22pt" style:font-size-asian="22pt" style:font-size-complex="22pt"/>
    </style:style>
    <style:style style:name="ce9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87cm" fo:text-align="start" fo:text-indent="0cm" fo:border="none"/>
      <style:text-properties style:font-name="LM Mono 10" fo:font-size="22pt" style:font-size-asian="22pt" style:font-size-complex="22pt"/>
    </style:style>
    <style:style style:name="ce9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87cm" fo:text-align="start" fo:text-indent="0cm" fo:border="none"/>
      <style:text-properties style:font-name="LM Mono 10" fo:font-size="22pt" style:font-size-asian="22pt" style:font-size-complex="22pt"/>
    </style:style>
    <style:style style:name="P1" style:family="paragraph">
      <style:paragraph-properties fo:margin-left="0.035cm" fo:margin-right="0cm" fo:margin-top="0cm" fo:margin-bottom="0cm" fo:line-height="100%" fo:text-indent="0cm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line-height="100%" fo:text-align="start"/>
    </style:style>
    <style:style style:name="P6" style:family="paragraph">
      <style:paragraph-properties fo:line-height="121%" fo:text-align="start">
        <style:tab-stops>
          <style:tab-stop style:position="0cm"/>
        </style:tab-stops>
      </style:paragraph-properties>
    </style:style>
    <style:style style:name="P7" style:family="paragraph">
      <style:paragraph-properties fo:line-height="118%" fo:text-align="start">
        <style:tab-stops>
          <style:tab-stop style:position="0cm"/>
        </style:tab-stops>
      </style:paragraph-properties>
    </style:style>
    <style:style style:name="P8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9" style:family="paragraph">
      <style:paragraph-properties fo:line-height="100%" fo:text-align="justify"/>
    </style:style>
    <style:style style:name="P10" style:family="paragraph">
      <style:paragraph-properties fo:line-height="119%" fo:text-align="justify">
        <style:tab-stops>
          <style:tab-stop style:position="11.889cm"/>
        </style:tab-stops>
      </style:paragraph-properties>
    </style:style>
    <style:style style:name="P11" style:family="paragraph">
      <style:paragraph-properties fo:margin-left="0.035cm" fo:margin-right="0cm" fo:margin-top="0cm" fo:margin-bottom="0cm" fo:line-height="100%" fo:text-indent="0cm"/>
      <style:text-properties fo:font-size="36pt" style:font-size-asian="36pt" style:font-size-complex="36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.009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.01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.00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.254cm" fo:margin-right="0.152cm" fo:margin-top="0.002cm" fo:margin-bottom="0cm" style:line-height-at-least="0.741cm" fo:text-align="start" fo:text-indent="0cm"/>
      <style:text-properties style:font-name="LM Mono 10"/>
    </style:style>
    <style:style style:name="P20" style:family="paragraph">
      <style:paragraph-properties fo:margin-left="0.173cm" fo:margin-right="0.152cm" fo:margin-top="0.002cm" fo:margin-bottom="0cm" style:line-height-at-least="0.741cm" fo:text-align="start" fo:text-indent="0cm"/>
      <style:text-properties style:font-name="LM Mono 10"/>
    </style:style>
    <style:style style:name="P21" style:family="paragraph">
      <style:paragraph-properties fo:margin-left="0cm" fo:margin-right="0cm" fo:margin-top="0cm" fo:margin-bottom="0cm" style:line-height-at-least="0.721cm" fo:text-align="center" fo:text-indent="0cm"/>
      <style:text-properties style:font-name="LM Mono 10"/>
    </style:style>
    <style:style style:name="P22" style:family="paragraph">
      <style:paragraph-properties fo:margin-left="0.697cm" fo:margin-right="0cm" fo:margin-top="0cm" fo:margin-bottom="0cm" style:line-height-at-least="0.71cm" fo:text-align="start" fo:text-indent="0cm"/>
      <style:text-properties style:font-name="LM Mono 10"/>
    </style:style>
    <style:style style:name="P23" style:family="paragraph">
      <style:paragraph-properties fo:margin-left="0.697cm" fo:margin-right="0cm" fo:margin-top="0cm" fo:margin-bottom="0cm" style:line-height-at-least="0.751cm" fo:text-align="start" fo:text-indent="0cm"/>
      <style:text-properties style:font-name="LM Mono 10"/>
    </style:style>
    <style:style style:name="P24" style:family="paragraph">
      <style:paragraph-properties fo:margin-left="0.173cm" fo:margin-right="3.531cm" fo:margin-top="0.002cm" fo:margin-bottom="0cm" style:line-height-at-least="0.741cm" fo:text-align="start" fo:text-indent="0cm"/>
      <style:text-properties style:font-name="LM Mono 10"/>
    </style:style>
    <style:style style:name="P25" style:family="paragraph">
      <style:paragraph-properties fo:margin-left="0.254cm" fo:margin-right="0cm" fo:margin-top="0cm" fo:margin-bottom="0cm" style:line-height-at-least="0.669cm" fo:text-align="start" fo:text-indent="0cm"/>
      <style:text-properties style:font-name="LM Mono 10"/>
    </style:style>
    <style:style style:name="P26" style:family="paragraph">
      <style:paragraph-properties fo:margin-left="0.173cm" fo:margin-right="0cm" fo:margin-top="0cm" fo:margin-bottom="0cm" style:line-height-at-least="0.669cm" fo:text-align="start" fo:text-indent="0cm"/>
      <style:text-properties style:font-name="LM Mono 10"/>
    </style:style>
    <style:style style:name="P27" style:family="paragraph">
      <style:paragraph-properties fo:margin-left="0cm" fo:margin-right="0cm" fo:margin-top="0cm" fo:margin-bottom="0cm" style:line-height-at-least="0.669cm" fo:text-align="center" fo:text-indent="0cm"/>
      <style:text-properties style:font-name="LM Mono 10"/>
    </style:style>
    <style:style style:name="P28" style:family="paragraph">
      <style:paragraph-properties fo:margin-left="0.697cm" fo:margin-right="0cm" fo:margin-top="0cm" fo:margin-bottom="0cm" style:line-height-at-least="0.669cm" fo:text-align="start" fo:text-indent="0cm"/>
      <style:text-properties style:font-name="LM Mono 10"/>
    </style:style>
    <style:style style:name="P29" style:family="paragraph">
      <style:paragraph-properties fo:margin-left="0.173cm" fo:margin-right="0cm" fo:margin-top="0cm" fo:margin-bottom="0cm" style:line-height-at-least="0.658cm" fo:text-align="start" fo:text-indent="0cm"/>
      <style:text-properties style:font-name="LM Mono 10"/>
    </style:style>
    <style:style style:name="P30" style:family="paragraph">
      <style:paragraph-properties fo:margin-left="0.522cm" fo:margin-right="0cm" fo:margin-top="0cm" fo:margin-bottom="0cm" style:line-height-at-least="0.751cm" fo:text-align="start" fo:text-indent="0cm">
        <style:tab-stops>
          <style:tab-stop style:position="3.316cm"/>
        </style:tab-stops>
      </style:paragraph-properties>
      <style:text-properties style:font-name="LM Mono 10"/>
    </style:style>
    <style:style style:name="P31" style:family="paragraph">
      <style:paragraph-properties fo:margin-left="0.035cm" fo:margin-right="0cm" fo:margin-top="0cm" fo:margin-bottom="0cm" fo:line-height="100%" fo:text-align="start" fo:text-indent="0cm"/>
      <style:text-properties fo:font-size="18pt"/>
    </style:style>
    <style:style style:name="P32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6pt" style:font-size-asian="16pt" style:font-size-complex="16pt"/>
    </style:style>
    <style:style style:name="P34" style:family="paragraph">
      <style:paragraph-properties fo:margin-left="0cm" fo:margin-right="0cm" fo:margin-top="0.213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6pt" style:font-size-asian="16pt" style:font-size-complex="16pt"/>
    </style:style>
    <style:style style:name="P35" style:family="paragraph">
      <style:paragraph-properties fo:margin-left="0cm" fo:margin-right="0.014cm" fo:margin-top="0.183cm" fo:margin-bottom="0cm" fo:line-height="101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6pt" style:font-size-asian="16pt" style:font-size-complex="16pt"/>
    </style:style>
    <style:style style:name="P36" style:family="paragraph">
      <style:paragraph-properties fo:margin-left="0cm" fo:margin-right="0.014cm" fo:margin-top="0.2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6pt" style:font-size-asian="16pt" style:font-size-complex="16pt"/>
    </style:style>
    <style:style style:name="P37" style:family="paragraph">
      <style:paragraph-properties fo:margin-left="0cm" fo:margin-right="0.014cm" fo:margin-top="0.205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6pt" style:font-size-asian="16pt" style:font-size-complex="16pt"/>
    </style:style>
    <style:style style:name="P38" style:family="paragraph">
      <style:paragraph-properties fo:margin-left="0cm" fo:margin-right="0.014cm" fo:margin-top="0.2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6pt" style:font-size-asian="16pt" style:font-size-complex="16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1.304cm"/>
          <style:tab-stop style:position="1.305cm"/>
        </style:tab-stops>
      </style:paragraph-properties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.213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41" style:family="paragraph">
      <style:paragraph-properties fo:margin-left="0cm" fo:margin-right="0cm" fo:margin-top="0.205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42" style:family="paragraph">
      <style:paragraph-properties fo:margin-left="0cm" fo:margin-right="0cm" fo:margin-top="0.2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44" style:family="paragraph">
      <style:paragraph-properties fo:margin-left="0cm" fo:margin-right="0cm" fo:margin-top="0.17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45" style:family="paragraph">
      <style:paragraph-properties fo:margin-left="0cm" fo:margin-right="0cm" fo:margin-top="0.162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46" style:family="paragraph">
      <style:paragraph-properties fo:margin-left="0.219cm" fo:margin-right="0cm" fo:margin-top="0.091cm" fo:margin-bottom="0cm" style:line-height-at-least="0.751cm" fo:text-align="start" fo:text-indent="0cm"/>
    </style:style>
    <style:style style:name="P47" style:family="paragraph">
      <style:paragraph-properties fo:margin-left="0.915cm" fo:margin-right="0cm" fo:margin-top="0cm" fo:margin-bottom="0cm" style:line-height-at-least="0.751cm" fo:text-align="start" fo:text-indent="0cm"/>
    </style:style>
    <style:style style:name="P48" style:family="paragraph">
      <style:paragraph-properties fo:margin-left="0.173cm" fo:margin-right="0cm" fo:margin-top="0.091cm" fo:margin-bottom="0cm" style:line-height-at-least="0.751cm" fo:text-align="start" fo:text-indent="0cm"/>
    </style:style>
    <style:style style:name="P49" style:family="paragraph">
      <style:paragraph-properties fo:margin-left="0.173cm" fo:margin-right="0cm" fo:margin-top="0cm" fo:margin-bottom="0cm" style:line-height-at-least="0.751cm" fo:text-align="start" fo:text-indent="0cm"/>
    </style:style>
    <style:style style:name="P50" style:family="paragraph">
      <style:paragraph-properties fo:margin-left="0.173cm" fo:margin-right="0cm" fo:margin-top="0.091cm" fo:margin-bottom="0cm" fo:line-height="100%" fo:text-align="start" fo:text-indent="0cm"/>
    </style:style>
    <style:style style:name="P51" style:family="paragraph">
      <style:paragraph-properties fo:margin-left="0cm" fo:margin-right="0cm" fo:margin-top="0.009cm" fo:margin-bottom="0cm" fo:line-height="100%" fo:text-align="start" fo:text-indent="0cm"/>
    </style:style>
    <style:style style:name="P52" style:family="paragraph">
      <style:paragraph-properties fo:margin-left="0.346cm" fo:margin-right="0cm" fo:margin-top="0cm" fo:margin-bottom="0cm" fo:line-height="100%" fo:text-align="start" fo:text-indent="0cm"/>
    </style:style>
    <style:style style:name="P53" style:family="paragraph">
      <style:paragraph-properties fo:margin-left="0.217cm" fo:margin-right="0cm" fo:margin-top="0.091cm" fo:margin-bottom="0cm" style:line-height-at-least="0.751cm" fo:text-align="start" fo:text-indent="0cm"/>
    </style:style>
    <style:style style:name="P54" style:family="paragraph">
      <style:paragraph-properties fo:margin-left="0.219cm" fo:margin-right="0cm" fo:margin-top="0cm" fo:margin-bottom="0cm" style:line-height-at-least="0.651cm" fo:text-align="start" fo:text-indent="0cm"/>
    </style:style>
    <style:style style:name="P55" style:family="paragraph">
      <style:paragraph-properties fo:margin-left="0.217cm" fo:margin-right="0cm" fo:margin-top="0cm" fo:margin-bottom="0cm" style:line-height-at-least="0.686cm" fo:text-align="start" fo:text-indent="0cm"/>
    </style:style>
    <style:style style:name="P56" style:family="paragraph">
      <style:paragraph-properties fo:margin-top="0cm" fo:margin-bottom="0cm" style:line-height-at-least="0.751cm" fo:text-align="start"/>
      <style:text-properties style:font-name="LM Mono 10" fo:font-size="18pt"/>
    </style:style>
    <style:style style:name="P57" style:family="paragraph">
      <style:paragraph-properties fo:margin-top="0.004cm" fo:margin-bottom="0cm" style:line-height-at-least="0.776cm" fo:text-align="start"/>
      <style:text-properties style:font-name="LM Mono 10" fo:font-size="18pt"/>
    </style:style>
    <style:style style:name="P58" style:family="paragraph">
      <style:paragraph-properties fo:margin-left="1.046cm" fo:margin-right="0cm" fo:margin-top="0cm" fo:margin-bottom="0cm" style:line-height-at-least="0.713cm" fo:text-align="start" fo:text-indent="0cm"/>
      <style:text-properties style:font-name="LM Mono 10" fo:font-size="18pt"/>
    </style:style>
    <style:style style:name="P59" style:family="paragraph">
      <style:paragraph-properties fo:margin-left="1.046cm" fo:margin-right="4.168cm" fo:margin-top="0cm" fo:margin-bottom="0cm" style:line-height-at-least="0.751cm" fo:text-align="center" fo:text-indent="0cm"/>
      <style:text-properties style:font-name="LM Mono 10" fo:font-size="18pt"/>
    </style:style>
    <style:style style:name="P60" style:family="paragraph">
      <loext:graphic-properties draw:fill="none"/>
      <style:paragraph-properties fo:margin-top="0cm" fo:margin-bottom="0cm" style:line-height-at-least="0.751cm" fo:text-align="start" style:font-independent-line-spacing="true"/>
      <style:text-properties style:font-name="LM Mono 10" fo:font-size="18pt"/>
    </style:style>
    <style:style style:name="P61" style:family="paragraph">
      <style:paragraph-properties fo:margin-top="0cm" fo:margin-bottom="0cm" fo:line-height="100%" fo:text-align="start"/>
      <style:text-properties style:font-name="LM Mono 10" fo:font-size="18pt"/>
    </style:style>
    <style:style style:name="P6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M Mono 10" fo:font-size="18pt"/>
    </style:style>
    <style:style style:name="P63" style:family="paragraph">
      <style:paragraph-properties fo:margin-top="0cm" fo:margin-bottom="0cm" fo:line-height="100%" fo:text-align="start"/>
      <style:text-properties fo:font-size="18pt"/>
    </style:style>
    <style:style style:name="P6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5" style:family="paragraph">
      <style:paragraph-properties fo:margin-left="0.219cm" fo:margin-right="0cm" fo:margin-top="0.091cm" fo:margin-bottom="0cm" style:line-height-at-least="0.751cm" fo:text-align="start" fo:text-indent="0cm"/>
      <style:text-properties style:font-name="LM Mono 10" fo:font-size="18pt"/>
    </style:style>
    <style:style style:name="P66" style:family="paragraph">
      <style:paragraph-properties fo:margin-left="0.915cm" fo:margin-right="0cm" fo:margin-top="0cm" fo:margin-bottom="0cm" style:line-height-at-least="0.751cm" fo:text-align="start" fo:text-indent="0cm"/>
      <style:text-properties style:font-name="LM Mono 10" fo:font-size="18pt"/>
    </style:style>
    <style:style style:name="P67" style:family="paragraph">
      <style:paragraph-properties fo:margin-left="0.219cm" fo:margin-right="0cm" fo:margin-top="0.014cm" fo:margin-bottom="0cm" fo:line-height="100%" fo:text-align="start" fo:text-indent="0cm"/>
      <style:text-properties style:font-name="LM Mono 10" fo:font-size="18pt"/>
    </style:style>
    <style:style style:name="P68" style:family="paragraph">
      <loext:graphic-properties draw:fill="none"/>
      <style:paragraph-properties fo:margin-left="0.219cm" fo:margin-right="0cm" fo:margin-top="0.091cm" fo:margin-bottom="0cm" style:line-height-at-least="0.751cm" fo:text-align="start" fo:text-indent="0cm" style:font-independent-line-spacing="true"/>
      <style:text-properties style:font-name="LM Mono 10" fo:font-size="18pt"/>
    </style:style>
    <style:style style:name="P69" style:family="paragraph">
      <style:paragraph-properties fo:margin-left="0.219cm" fo:margin-right="0cm" fo:margin-top="0.092cm" fo:margin-bottom="0cm" fo:line-height="100%" fo:text-align="start" fo:text-indent="0cm"/>
      <style:text-properties style:font-name="LM Mono 10" fo:font-size="18pt"/>
    </style:style>
    <style:style style:name="P70" style:family="paragraph">
      <loext:graphic-properties draw:fill="none"/>
      <style:paragraph-properties fo:margin-left="0.219cm" fo:margin-right="0cm" fo:margin-top="0.092cm" fo:margin-bottom="0cm" fo:line-height="100%" fo:text-align="start" fo:text-indent="0cm" style:font-independent-line-spacing="true"/>
      <style:text-properties style:font-name="LM Mono 10" fo:font-size="18pt"/>
    </style:style>
    <style:style style:name="P71" style:family="paragraph">
      <style:paragraph-properties fo:margin-left="6.602cm" fo:margin-right="0cm" fo:margin-top="0.63cm" fo:margin-bottom="0cm" fo:line-height="100%" fo:text-align="start" fo:text-indent="0cm">
        <style:tab-stops>
          <style:tab-stop style:position="16.568cm"/>
        </style:tab-stops>
      </style:paragraph-properties>
      <style:text-properties fo:font-size="18pt"/>
    </style:style>
    <style:style style:name="P72" style:family="paragraph">
      <style:paragraph-properties fo:margin-left="0.035cm" fo:margin-right="0cm" fo:margin-top="0cm" fo:margin-bottom="0cm" fo:line-height="100%" fo:text-align="start" fo:text-indent="0cm">
        <style:tab-stops>
          <style:tab-stop style:position="32.665cm"/>
        </style:tab-stops>
      </style:paragraph-properties>
    </style:style>
    <style:style style:name="P7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4" style:family="paragraph">
      <style:paragraph-properties fo:margin-left="0cm" fo:margin-right="0cm" fo:margin-top="0.00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75" style:family="paragraph">
      <style:paragraph-properties fo:margin-left="0cm" fo:margin-right="0cm" fo:margin-top="0.0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76" style:family="paragraph">
      <style:paragraph-properties fo:margin-left="0cm" fo:margin-right="0cm" fo:margin-top="0.007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.13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78" style:family="paragraph">
      <style:paragraph-properties fo:margin-left="0.915cm" fo:margin-right="0cm" fo:margin-top="0.091cm" fo:margin-bottom="0cm" style:line-height-at-least="0.751cm" fo:text-align="start" fo:text-indent="0cm"/>
      <style:text-properties style:font-name="LM Mono 10" fo:font-size="18pt"/>
    </style:style>
    <style:style style:name="P79" style:family="paragraph">
      <style:paragraph-properties fo:margin-left="2.312cm" fo:margin-right="0.87cm" fo:margin-top="0.004cm" fo:margin-bottom="0cm" style:line-height-at-least="0.776cm" fo:text-align="start" fo:text-indent="0cm"/>
      <style:text-properties style:font-name="LM Mono 10" fo:font-size="18pt"/>
    </style:style>
    <style:style style:name="P80" style:family="paragraph">
      <loext:graphic-properties draw:fill="none"/>
      <style:paragraph-properties fo:margin-left="0.915cm" fo:margin-right="0cm" fo:margin-top="0.091cm" fo:margin-bottom="0cm" style:line-height-at-least="0.751cm" fo:text-align="start" fo:text-indent="0cm" style:font-independent-line-spacing="true"/>
      <style:text-properties style:font-name="LM Mono 10" fo:font-size="18pt"/>
    </style:style>
    <style:style style:name="P81" style:family="paragraph">
      <style:paragraph-properties fo:margin-left="0.915cm" fo:margin-right="0.275cm" fo:margin-top="0.134cm" fo:margin-bottom="0cm" style:line-height-at-least="0.741cm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82" style:family="paragraph">
      <style:paragraph-properties fo:margin-left="0.915cm" fo:margin-right="4.117cm" fo:margin-top="0.035cm" fo:margin-bottom="0cm" style:line-height-at-least="0.741cm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83" style:family="paragraph">
      <style:paragraph-properties fo:margin-left="1.614cm" fo:margin-right="4.117cm" fo:margin-top="0cm" fo:margin-bottom="0cm" style:line-height-at-least="0.744cm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84" style:family="paragraph">
      <style:paragraph-properties fo:margin-left="1.614cm" fo:margin-right="5.512cm" fo:margin-top="0.004cm" fo:margin-bottom="0cm" style:line-height-at-least="0.776cm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85" style:family="paragraph">
      <style:paragraph-properties fo:margin-left="0.915cm" fo:margin-right="5.512cm" fo:margin-top="0cm" fo:margin-bottom="0cm" style:line-height-at-least="0.737cm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86" style:family="paragraph">
      <style:paragraph-properties fo:margin-left="0.915cm" fo:margin-right="5.512cm" fo:margin-top="0cm" fo:margin-bottom="0cm" style:line-height-at-least="0.751cm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87" style:family="paragraph">
      <style:paragraph-properties fo:margin-left="0.219cm" fo:margin-right="5.512cm" fo:margin-top="0.014cm" fo:margin-bottom="0cm" fo:line-height="100%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88" style:family="paragraph">
      <loext:graphic-properties draw:fill="none"/>
      <style:paragraph-properties fo:margin-left="0.915cm" fo:margin-right="0.275cm" fo:margin-top="0.134cm" fo:margin-bottom="0cm" style:line-height-at-least="0.741cm" fo:text-align="start" fo:text-indent="-0.698cm" style:font-independent-line-spacing="true">
        <style:tab-stops>
          <style:tab-stop style:position="0cm"/>
        </style:tab-stops>
      </style:paragraph-properties>
      <style:text-properties style:font-name="LM Mono 10" fo:font-size="18pt"/>
    </style:style>
    <style:style style:name="P89" style:family="paragraph">
      <style:paragraph-properties fo:margin-left="0cm" fo:margin-right="0cm" fo:margin-top="0.205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90" style:family="paragraph">
      <style:paragraph-properties fo:margin-left="0.915cm" fo:margin-right="0.275cm" fo:margin-top="0cm" fo:margin-bottom="0cm" style:line-height-at-least="0.744cm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91" style:family="paragraph">
      <style:paragraph-properties fo:margin-left="0.219cm" fo:margin-right="0.275cm" fo:margin-top="0cm" fo:margin-bottom="0cm" style:line-height-at-least="0.751cm" fo:text-align="start" fo:text-indent="-0.698cm">
        <style:tab-stops>
          <style:tab-stop style:position="0cm"/>
        </style:tab-stops>
      </style:paragraph-properties>
      <style:text-properties style:font-name="LM Mono 10" fo:font-size="18pt"/>
    </style:style>
    <style:style style:name="P92" style:family="paragraph">
      <style:paragraph-properties fo:margin-left="1.614cm" fo:margin-right="0.333cm" fo:margin-top="0.134cm" fo:margin-bottom="0cm" style:line-height-at-least="0.741cm" fo:text-align="start" fo:text-indent="-1.396cm">
        <style:tab-stops>
          <style:tab-stop style:position="0cm"/>
        </style:tab-stops>
      </style:paragraph-properties>
      <style:text-properties style:font-name="LM Mono 10" fo:font-size="18pt"/>
    </style:style>
    <style:style style:name="P93" style:family="paragraph">
      <style:paragraph-properties fo:margin-left="1.614cm" fo:margin-right="7.317cm" fo:margin-top="0.035cm" fo:margin-bottom="0cm" style:line-height-at-least="0.741cm" fo:text-align="start" fo:text-indent="-1.396cm">
        <style:tab-stops>
          <style:tab-stop style:position="0cm"/>
        </style:tab-stops>
      </style:paragraph-properties>
      <style:text-properties style:font-name="LM Mono 10" fo:font-size="18pt"/>
    </style:style>
    <style:style style:name="P94" style:family="paragraph">
      <style:paragraph-properties fo:margin-left="2.312cm" fo:margin-right="7.666cm" fo:margin-top="0.035cm" fo:margin-bottom="0cm" style:line-height-at-least="0.741cm" fo:text-align="start" fo:text-indent="-1.396cm">
        <style:tab-stops>
          <style:tab-stop style:position="0cm"/>
        </style:tab-stops>
      </style:paragraph-properties>
      <style:text-properties style:font-name="LM Mono 10" fo:font-size="18pt"/>
    </style:style>
    <style:style style:name="P95" style:family="paragraph">
      <style:paragraph-properties fo:margin-left="1.614cm" fo:margin-right="7.666cm" fo:margin-top="0cm" fo:margin-bottom="0cm" style:line-height-at-least="0.755cm" fo:text-align="start" fo:text-indent="-1.396cm">
        <style:tab-stops>
          <style:tab-stop style:position="0cm"/>
        </style:tab-stops>
      </style:paragraph-properties>
      <style:text-properties style:font-name="LM Mono 10" fo:font-size="18pt"/>
    </style:style>
    <style:style style:name="P96" style:family="paragraph">
      <style:paragraph-properties fo:margin-left="1.614cm" fo:margin-right="7.666cm" fo:margin-top="0.014cm" fo:margin-bottom="0cm" style:line-height-at-least="0.751cm" fo:text-align="start" fo:text-indent="-1.396cm">
        <style:tab-stops>
          <style:tab-stop style:position="0cm"/>
        </style:tab-stops>
      </style:paragraph-properties>
      <style:text-properties style:font-name="LM Mono 10" fo:font-size="18pt"/>
    </style:style>
    <style:style style:name="P97" style:family="paragraph">
      <style:paragraph-properties fo:margin-left="0.219cm" fo:margin-right="7.666cm" fo:margin-top="0cm" fo:margin-bottom="0cm" style:line-height-at-least="0.751cm" fo:text-align="start" fo:text-indent="-1.396cm">
        <style:tab-stops>
          <style:tab-stop style:position="0cm"/>
        </style:tab-stops>
      </style:paragraph-properties>
      <style:text-properties style:font-name="LM Mono 10" fo:font-size="18pt"/>
    </style:style>
    <style:style style:name="P98" style:family="paragraph">
      <loext:graphic-properties draw:fill="none"/>
      <style:paragraph-properties fo:margin-left="1.614cm" fo:margin-right="0.333cm" fo:margin-top="0.134cm" fo:margin-bottom="0cm" style:line-height-at-least="0.741cm" fo:text-align="start" fo:text-indent="-1.396cm" style:font-independent-line-spacing="true">
        <style:tab-stops>
          <style:tab-stop style:position="0cm"/>
        </style:tab-stops>
      </style:paragraph-properties>
      <style:text-properties style:font-name="LM Mono 10" fo:font-size="18pt"/>
    </style:style>
    <style:style style:name="P99" style:family="paragraph">
      <style:paragraph-properties fo:margin-left="1.614cm" fo:margin-right="0.418cm" fo:margin-top="0.134cm" fo:margin-bottom="0cm" style:line-height-at-least="0.741cm" fo:text-align="start" fo:text-indent="-1.396cm">
        <style:tab-stops>
          <style:tab-stop style:position="0cm"/>
        </style:tab-stops>
      </style:paragraph-properties>
      <style:text-properties style:font-name="LM Mono 10" fo:font-size="18pt"/>
    </style:style>
    <style:style style:name="P100" style:family="paragraph">
      <style:paragraph-properties fo:margin-left="0.219cm" fo:margin-right="0.418cm" fo:margin-top="0cm" fo:margin-bottom="0cm" style:line-height-at-least="0.755cm" fo:text-align="start" fo:text-indent="-1.396cm">
        <style:tab-stops>
          <style:tab-stop style:position="0cm"/>
        </style:tab-stops>
      </style:paragraph-properties>
      <style:text-properties style:font-name="LM Mono 10" fo:font-size="18pt"/>
    </style:style>
    <style:style style:name="P101" style:family="paragraph">
      <loext:graphic-properties draw:fill="none"/>
      <style:paragraph-properties fo:margin-left="1.614cm" fo:margin-right="0.418cm" fo:margin-top="0.134cm" fo:margin-bottom="0cm" style:line-height-at-least="0.741cm" fo:text-align="start" fo:text-indent="-1.396cm" style:font-independent-line-spacing="true">
        <style:tab-stops>
          <style:tab-stop style:position="0cm"/>
        </style:tab-stops>
      </style:paragraph-properties>
      <style:text-properties style:font-name="LM Mono 10" fo:font-size="18pt"/>
    </style:style>
    <style:style style:name="P102" style:family="paragraph">
      <style:paragraph-properties fo:margin-left="0.062cm" fo:margin-right="0cm" fo:margin-top="0.012cm" fo:margin-bottom="0cm" style:line-height-at-least="0.751cm" fo:text-align="start" fo:text-indent="0cm"/>
      <style:text-properties style:font-name="LM Mono 10"/>
    </style:style>
    <style:style style:name="P103" style:family="paragraph">
      <style:paragraph-properties fo:margin-left="1.806cm" fo:margin-right="0cm" fo:margin-top="0cm" fo:margin-bottom="0cm" style:line-height-at-least="0.751cm" fo:text-align="start" fo:text-indent="0cm"/>
      <style:text-properties style:font-name="LM Mono 10"/>
    </style:style>
    <style:style style:name="P104" style:family="paragraph">
      <style:paragraph-properties fo:margin-left="0.173cm" fo:margin-right="0cm" fo:margin-top="0.012cm" fo:margin-bottom="0cm" style:line-height-at-least="0.751cm" fo:text-align="start" fo:text-indent="0cm"/>
      <style:text-properties style:font-name="LM Mono 10"/>
    </style:style>
    <style:style style:name="P105" style:family="paragraph">
      <style:paragraph-properties fo:margin-left="0.173cm" fo:margin-right="0cm" fo:margin-top="0cm" fo:margin-bottom="0cm" style:line-height-at-least="0.751cm" fo:text-align="start" fo:text-indent="0cm"/>
      <style:text-properties style:font-name="LM Mono 10"/>
    </style:style>
    <style:style style:name="P106" style:family="paragraph">
      <style:paragraph-properties fo:margin-left="0cm" fo:margin-right="0cm" fo:margin-top="0.002cm" fo:margin-bottom="0cm" fo:line-height="100%" fo:text-align="start" fo:text-indent="0cm"/>
      <style:text-properties style:font-name="LM Mono 10"/>
    </style:style>
    <style:style style:name="P107" style:family="paragraph">
      <style:paragraph-properties fo:margin-left="0cm" fo:margin-right="0cm" fo:margin-top="0.002cm" fo:margin-bottom="0cm" fo:line-height="100%" fo:text-align="center" fo:text-indent="0cm"/>
      <style:text-properties style:font-name="LM Mono 10"/>
    </style:style>
    <style:style style:name="P108" style:family="paragraph">
      <style:paragraph-properties fo:margin-left="0.173cm" fo:margin-right="0cm" fo:margin-top="0.002cm" fo:margin-bottom="0cm" fo:line-height="100%" fo:text-align="start" fo:text-indent="0cm"/>
      <style:text-properties style:font-name="LM Mono 10"/>
    </style:style>
    <style:style style:name="P109" style:family="paragraph">
      <style:paragraph-properties fo:margin-left="0cm" fo:margin-right="0.152cm" fo:margin-top="0cm" fo:margin-bottom="0cm" style:line-height-at-least="0.669cm" fo:text-align="end" fo:text-indent="0cm"/>
      <style:text-properties style:font-name="LM Mono 10"/>
    </style:style>
    <style:style style:name="P110" style:family="paragraph">
      <style:paragraph-properties fo:margin-left="0cm" fo:margin-right="0.152cm" fo:margin-top="0cm" fo:margin-bottom="0cm" style:line-height-at-least="0.651cm" fo:text-align="end" fo:text-indent="0cm"/>
      <style:text-properties style:font-name="LM Mono 10"/>
    </style:style>
    <style:style style:name="P111" style:family="paragraph">
      <style:paragraph-properties fo:margin-left="0.173cm" fo:margin-right="0cm" fo:margin-top="0cm" fo:margin-bottom="0cm" style:line-height-at-least="0.651cm" fo:text-align="start" fo:text-indent="0cm"/>
      <style:text-properties style:font-name="LM Mono 10"/>
    </style:style>
    <style:style style:name="P112" style:family="paragraph">
      <style:paragraph-properties fo:margin-left="0cm" fo:margin-right="0cm" fo:margin-top="0cm" fo:margin-bottom="0cm" style:line-height-at-least="0.651cm" fo:text-align="center" fo:text-indent="0cm"/>
      <style:text-properties style:font-name="LM Mono 10"/>
    </style:style>
    <style:style style:name="P113" style:family="paragraph">
      <style:paragraph-properties fo:margin-left="0.566cm" fo:margin-right="0cm" fo:margin-top="0.092cm" fo:margin-bottom="0cm" style:line-height-at-least="0.751cm" fo:text-align="start" fo:text-indent="0cm"/>
      <style:text-properties style:font-name="LM Mono 10" fo:font-size="18pt"/>
    </style:style>
    <style:style style:name="P114" style:family="paragraph">
      <style:paragraph-properties fo:margin-left="2.312cm" fo:margin-right="4.507cm" fo:margin-top="0.004cm" fo:margin-bottom="0cm" style:line-height-at-least="0.776cm" fo:text-align="start" fo:text-indent="0cm">
        <style:tab-stops>
          <style:tab-stop style:position="7.549cm"/>
        </style:tab-stops>
      </style:paragraph-properties>
      <style:text-properties style:font-name="LM Mono 10" fo:font-size="18pt"/>
    </style:style>
    <style:style style:name="P115" style:family="paragraph">
      <style:paragraph-properties fo:margin-left="2.312cm" fo:margin-right="4.507cm" fo:margin-top="0cm" fo:margin-bottom="0cm" style:line-height-at-least="0.713cm" fo:text-align="start" fo:text-indent="0cm">
        <style:tab-stops>
          <style:tab-stop style:position="7.549cm"/>
        </style:tab-stops>
      </style:paragraph-properties>
      <style:text-properties style:font-name="LM Mono 10" fo:font-size="18pt"/>
    </style:style>
    <style:style style:name="P116" style:family="paragraph">
      <style:paragraph-properties fo:margin-left="1.614cm" fo:margin-right="4.507cm" fo:margin-top="0.014cm" fo:margin-bottom="0cm" fo:line-height="100%" fo:text-align="start" fo:text-indent="0cm">
        <style:tab-stops>
          <style:tab-stop style:position="7.549cm"/>
        </style:tab-stops>
      </style:paragraph-properties>
      <style:text-properties style:font-name="LM Mono 10" fo:font-size="18pt"/>
    </style:style>
    <style:style style:name="P117" style:family="paragraph">
      <loext:graphic-properties draw:fill="none"/>
      <style:paragraph-properties fo:margin-left="0.566cm" fo:margin-right="0cm" fo:margin-top="0.092cm" fo:margin-bottom="0cm" style:line-height-at-least="0.751cm" fo:text-align="start" fo:text-indent="0cm" style:font-independent-line-spacing="true"/>
      <style:text-properties style:font-name="LM Mono 10" fo:font-size="18pt"/>
    </style:style>
    <style:style style:name="P118" style:family="paragraph">
      <style:paragraph-properties fo:margin-left="0cm" fo:margin-right="0cm" fo:margin-top="0.19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119" style:family="paragraph">
      <style:paragraph-properties fo:margin-left="0cm" fo:margin-right="0cm" fo:margin-top="0.01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120" style:family="paragraph">
      <style:paragraph-properties fo:margin-left="8.079cm" fo:margin-right="0cm" fo:margin-top="0cm" fo:margin-bottom="0cm" style:line-height-at-least="0.751cm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121" style:family="paragraph">
      <style:paragraph-properties fo:margin-left="8.077cm" fo:margin-right="0cm" fo:margin-top="0cm" fo:margin-bottom="0cm" fo:line-height="100%" fo:text-align="start" fo:text-indent="0cm">
        <style:tab-stops>
          <style:tab-stop style:position="17.852cm"/>
        </style:tab-stops>
      </style:paragraph-properties>
      <style:text-properties fo:font-size="18pt"/>
    </style:style>
    <style:style style:name="P122" style:family="paragraph">
      <style:paragraph-properties fo:margin-left="8.077cm" fo:margin-right="0cm" fo:margin-top="0.012cm" fo:margin-bottom="0cm" fo:line-height="100%" fo:text-align="start" fo:text-indent="0cm">
        <style:tab-stops>
          <style:tab-stop style:position="17.852cm"/>
        </style:tab-stops>
      </style:paragraph-properties>
      <style:text-properties fo:font-size="18pt"/>
    </style:style>
    <style:style style:name="P123" style:family="paragraph">
      <style:paragraph-properties fo:margin-top="0cm" fo:margin-bottom="0cm" style:line-height-at-least="0.751cm" fo:text-align="start"/>
      <style:text-properties fo:font-size="18pt"/>
    </style:style>
    <style:style style:name="P124" style:family="paragraph">
      <style:paragraph-properties fo:margin-left="1.744cm" fo:margin-right="0cm" fo:margin-top="0cm" fo:margin-bottom="0cm" style:line-height-at-least="0.751cm" fo:text-align="start" fo:text-indent="0cm"/>
      <style:text-properties fo:font-size="18pt"/>
    </style:style>
    <style:style style:name="P125" style:family="paragraph">
      <loext:graphic-properties draw:fill="none"/>
      <style:paragraph-properties fo:margin-top="0cm" fo:margin-bottom="0cm" style:line-height-at-least="0.751cm" fo:text-align="start" style:font-independent-line-spacing="true"/>
      <style:text-properties fo:font-size="18pt"/>
    </style:style>
    <style:style style:name="P126" style:family="paragraph">
      <style:paragraph-properties fo:margin-left="8.079cm" fo:margin-right="0cm" fo:margin-top="0cm" fo:margin-bottom="0cm" style:line-height-at-least="0.751cm" fo:text-align="start" fo:text-indent="0cm">
        <style:tab-stops>
          <style:tab-stop style:position="2.574cm"/>
          <style:tab-stop style:position="2.575cm"/>
        </style:tab-stops>
      </style:paragraph-properties>
      <style:text-properties style:font-name="LM Mono 10" fo:font-size="18pt"/>
    </style:style>
    <style:style style:name="P127" style:family="paragraph">
      <style:paragraph-properties fo:margin-left="8.075cm" fo:margin-right="0cm" fo:margin-top="0.00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style:font-name="LM Mono 10" fo:font-size="18pt"/>
    </style:style>
    <style:style style:name="P128" style:family="paragraph">
      <loext:graphic-properties draw:fill="none"/>
      <style:paragraph-properties fo:margin-left="8.079cm" fo:margin-right="0cm" fo:margin-top="0cm" fo:margin-bottom="0cm" style:line-height-at-least="0.751cm" fo:text-align="start" fo:text-indent="0cm">
        <style:tab-stops>
          <style:tab-stop style:position="2.574cm"/>
          <style:tab-stop style:position="2.575cm"/>
        </style:tab-stops>
      </style:paragraph-properties>
      <style:text-properties style:font-name="LM Mono 10" fo:font-size="18pt"/>
    </style:style>
    <style:style style:name="P12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0" style:family="paragraph">
      <style:paragraph-properties fo:margin-left="1.265cm" fo:margin-right="8.382cm" fo:margin-top="0.134cm" fo:margin-bottom="0cm" style:line-height-at-least="0.741cm" fo:text-align="start" fo:text-indent="-1.04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1" style:family="paragraph">
      <style:paragraph-properties fo:margin-left="1.265cm" fo:margin-right="3.145cm" fo:margin-top="0.035cm" fo:margin-bottom="0cm" style:line-height-at-least="0.741cm" fo:text-align="start" fo:text-indent="0.69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2" style:family="paragraph">
      <style:paragraph-properties fo:margin-left="0cm" fo:margin-right="3.145cm" fo:margin-top="0.004cm" fo:margin-bottom="0cm" fo:line-height="100%" fo:text-align="start" fo:text-indent="0.69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3" style:family="paragraph">
      <style:paragraph-properties fo:margin-left="0.566cm" fo:margin-right="3.145cm" fo:margin-top="0cm" fo:margin-bottom="0cm" fo:line-height="100%" fo:text-align="start" fo:text-indent="0.69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4" style:family="paragraph">
      <style:paragraph-properties fo:margin-left="0.915cm" fo:margin-right="8.731cm" fo:margin-top="0.056cm" fo:margin-bottom="0cm" style:line-height-at-least="0.741cm" fo:text-align="start" fo:text-indent="0.69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5" style:family="paragraph">
      <style:paragraph-properties fo:margin-left="0.566cm" fo:margin-right="8.731cm" fo:margin-top="0cm" fo:margin-bottom="0cm" style:line-height-at-least="0.755cm" fo:text-align="start" fo:text-indent="0.69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6" style:family="paragraph">
      <style:paragraph-properties fo:margin-left="1.265cm" fo:margin-right="8.731cm" fo:margin-top="0.014cm" fo:margin-bottom="0cm" style:line-height-at-least="0.751cm" fo:text-align="start" fo:text-indent="0.69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7" style:family="paragraph">
      <style:paragraph-properties fo:margin-left="0.566cm" fo:margin-right="8.731cm" fo:margin-top="0cm" fo:margin-bottom="0cm" style:line-height-at-least="0.751cm" fo:text-align="start" fo:text-indent="0.69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8" style:family="paragraph">
      <style:paragraph-properties fo:margin-left="1.265cm" fo:margin-right="8.731cm" fo:margin-top="0.014cm" fo:margin-bottom="0cm" style:line-height-at-least="0.755cm" fo:text-align="start" fo:text-indent="0.697cm">
        <style:tab-stops>
          <style:tab-stop style:position="0cm"/>
        </style:tab-stops>
      </style:paragraph-properties>
      <style:text-properties style:font-name="LM Mono 10" fo:font-size="16pt" style:font-size-asian="16pt" style:font-size-complex="16pt"/>
    </style:style>
    <style:style style:name="P139" style:family="paragraph">
      <style:paragraph-properties fo:margin-left="0.566cm" fo:margin-right="2.828cm" fo:margin-top="0.134cm" fo:margin-bottom="0cm" style:line-height-at-least="0.741cm" fo:text-align="start" fo:text-indent="-0.348cm">
        <style:tab-stops>
          <style:tab-stop style:position="0cm"/>
        </style:tab-stops>
      </style:paragraph-properties>
      <style:text-properties fo:font-size="18pt"/>
    </style:style>
    <style:style style:name="P140" style:family="paragraph">
      <style:paragraph-properties fo:margin-left="1.265cm" fo:margin-right="2.828cm" fo:margin-top="0cm" fo:margin-bottom="0cm" style:line-height-at-least="0.744cm" fo:text-align="start" fo:text-indent="-0.348cm">
        <style:tab-stops>
          <style:tab-stop style:position="0cm"/>
        </style:tab-stops>
      </style:paragraph-properties>
      <style:text-properties fo:font-size="18pt"/>
    </style:style>
    <style:style style:name="P141" style:family="paragraph">
      <style:paragraph-properties fo:margin-left="0.566cm" fo:margin-right="2.828cm" fo:margin-top="0cm" fo:margin-bottom="0cm" style:line-height-at-least="0.751cm" fo:text-align="start" fo:text-indent="-0.348cm">
        <style:tab-stops>
          <style:tab-stop style:position="0cm"/>
        </style:tab-stops>
      </style:paragraph-properties>
      <style:text-properties fo:font-size="18pt"/>
    </style:style>
    <style:style style:name="P142" style:family="paragraph">
      <style:paragraph-properties fo:margin-left="1.265cm" fo:margin-right="2.828cm" fo:margin-top="0.014cm" fo:margin-bottom="0cm" style:line-height-at-least="0.751cm" fo:text-align="start" fo:text-indent="-0.348cm">
        <style:tab-stops>
          <style:tab-stop style:position="0cm"/>
        </style:tab-stops>
      </style:paragraph-properties>
      <style:text-properties fo:font-size="18pt"/>
    </style:style>
    <style:style style:name="P143" style:family="paragraph">
      <style:paragraph-properties fo:margin-left="0.217cm" fo:margin-right="2.828cm" fo:margin-top="0cm" fo:margin-bottom="0cm" style:line-height-at-least="0.751cm" fo:text-align="start" fo:text-indent="-0.348cm">
        <style:tab-stops>
          <style:tab-stop style:position="0cm"/>
        </style:tab-stops>
      </style:paragraph-properties>
      <style:text-properties fo:font-size="18pt"/>
    </style:style>
    <style:style style:name="P144" style:family="paragraph">
      <loext:graphic-properties draw:fill="none"/>
      <style:paragraph-properties fo:margin-left="0.566cm" fo:margin-right="2.828cm" fo:margin-top="0.134cm" fo:margin-bottom="0cm" style:line-height-at-least="0.741cm" fo:text-align="start" fo:text-indent="-0.34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5" style:family="paragraph">
      <style:paragraph-properties fo:margin-left="0.044cm" fo:margin-right="0cm" fo:margin-top="0.091cm" fo:margin-bottom="0cm" fo:line-height="100%" fo:text-align="center" fo:text-indent="0cm"/>
      <style:text-properties style:font-name="LM Mono 10"/>
    </style:style>
    <style:style style:name="P146" style:family="paragraph">
      <style:paragraph-properties fo:margin-left="0.173cm" fo:margin-right="0cm" fo:margin-top="0.091cm" fo:margin-bottom="0cm" fo:line-height="100%" fo:text-align="start" fo:text-indent="0cm"/>
      <style:text-properties style:font-name="LM Mono 10"/>
    </style:style>
    <style:style style:name="P147" style:family="paragraph">
      <style:paragraph-properties fo:margin-left="0.871cm" fo:margin-right="0cm" fo:margin-top="0.091cm" fo:margin-bottom="0cm" fo:line-height="100%" fo:text-align="start" fo:text-indent="0cm"/>
      <style:text-properties style:font-name="LM Mono 10"/>
    </style:style>
    <style:style style:name="P148" style:family="paragraph">
      <style:paragraph-properties fo:margin-left="0.044cm" fo:margin-right="0cm" fo:margin-top="0cm" fo:margin-bottom="0cm" style:line-height-at-least="0.651cm" fo:text-align="center" fo:text-indent="0cm"/>
      <style:text-properties style:font-name="LM Mono 10"/>
    </style:style>
    <style:style style:name="P149" style:family="paragraph">
      <style:paragraph-properties fo:margin-left="0.871cm" fo:margin-right="0cm" fo:margin-top="0cm" fo:margin-bottom="0cm" style:line-height-at-least="0.651cm" fo:text-align="start" fo:text-indent="0cm"/>
      <style:text-properties style:font-name="LM Mono 10"/>
    </style:style>
    <style:style style:name="P150" style:family="paragraph">
      <style:paragraph-properties fo:margin-left="0.219cm" fo:margin-right="0cm" fo:margin-top="0.091cm" fo:margin-bottom="0cm" fo:line-height="100%" fo:text-align="start" fo:text-indent="0cm"/>
      <style:text-properties style:font-name="LM Mono 10" fo:font-size="18pt"/>
    </style:style>
    <style:style style:name="P151" style:family="paragraph">
      <loext:graphic-properties draw:fill="none"/>
      <style:paragraph-properties fo:margin-left="0.219cm" fo:margin-right="0cm" fo:margin-top="0.091cm" fo:margin-bottom="0cm" fo:line-height="100%" fo:text-align="start" fo:text-indent="0cm" style:font-independent-line-spacing="true"/>
      <style:text-properties style:font-name="LM Mono 10" fo:font-size="18pt"/>
    </style:style>
    <style:style style:name="P152" style:family="paragraph">
      <style:paragraph-properties fo:margin-left="1.265cm" fo:margin-right="0.667cm" fo:margin-top="0.134cm" fo:margin-bottom="0cm" style:line-height-at-least="0.741cm" fo:text-align="start" fo:text-indent="-1.047cm">
        <style:tab-stops>
          <style:tab-stop style:position="0cm"/>
        </style:tab-stops>
      </style:paragraph-properties>
      <style:text-properties style:font-name="LM Mono 10" fo:font-size="18pt"/>
    </style:style>
    <style:style style:name="P153" style:family="paragraph">
      <style:paragraph-properties fo:margin-left="0.219cm" fo:margin-right="0.667cm" fo:margin-top="0cm" fo:margin-bottom="0cm" style:line-height-at-least="0.755cm" fo:text-align="start" fo:text-indent="-1.047cm">
        <style:tab-stops>
          <style:tab-stop style:position="0cm"/>
        </style:tab-stops>
      </style:paragraph-properties>
      <style:text-properties style:font-name="LM Mono 10" fo:font-size="18pt"/>
    </style:style>
    <style:style style:name="P154" style:family="paragraph">
      <loext:graphic-properties draw:fill="none"/>
      <style:paragraph-properties fo:margin-left="1.265cm" fo:margin-right="0.667cm" fo:margin-top="0.134cm" fo:margin-bottom="0cm" style:line-height-at-least="0.741cm" fo:text-align="start" fo:text-indent="-1.047cm" style:font-independent-line-spacing="true">
        <style:tab-stops>
          <style:tab-stop style:position="0cm"/>
        </style:tab-stops>
      </style:paragraph-properties>
      <style:text-properties style:font-name="LM Mono 10" fo:font-size="18pt"/>
    </style:style>
    <style:style style:name="P155" style:family="paragraph">
      <style:paragraph-properties fo:margin-left="0.219cm" fo:margin-right="0cm" fo:margin-top="0.092cm" fo:margin-bottom="0cm" style:line-height-at-least="0.751cm" fo:text-align="start" fo:text-indent="0cm"/>
      <style:text-properties style:font-name="LM Mono 10" fo:font-size="18pt"/>
    </style:style>
    <style:style style:name="P156" style:family="paragraph">
      <style:paragraph-properties fo:margin-left="1.265cm" fo:margin-right="0cm" fo:margin-top="0cm" fo:margin-bottom="0cm" style:line-height-at-least="0.751cm" fo:text-align="start" fo:text-indent="0cm"/>
      <style:text-properties style:font-name="LM Mono 10" fo:font-size="18pt"/>
    </style:style>
    <style:style style:name="P157" style:family="paragraph">
      <loext:graphic-properties draw:fill="none"/>
      <style:paragraph-properties fo:margin-left="0.219cm" fo:margin-right="0cm" fo:margin-top="0.092cm" fo:margin-bottom="0cm" style:line-height-at-least="0.751cm" fo:text-align="start" fo:text-indent="0cm" style:font-independent-line-spacing="true"/>
      <style:text-properties style:font-name="LM Mono 10" fo:font-size="18pt"/>
    </style:style>
    <style:style style:name="P158" style:family="paragraph">
      <style:paragraph-properties fo:margin-top="0cm" fo:margin-bottom="0cm" fo:line-height="101%" fo:text-align="start"/>
      <style:text-properties style:font-name="LM Mono 10" fo:font-size="18pt"/>
    </style:style>
    <style:style style:name="P159" style:family="paragraph">
      <loext:graphic-properties draw:fill="none"/>
      <style:paragraph-properties fo:margin-top="0cm" fo:margin-bottom="0cm" fo:line-height="101%" fo:text-align="start" style:font-independent-line-spacing="true"/>
      <style:text-properties style:font-name="LM Mono 10" fo:font-size="18pt"/>
    </style:style>
    <style:style style:name="P160" style:family="paragraph">
      <style:paragraph-properties fo:margin-top="0.014cm" fo:margin-bottom="0cm" fo:line-height="100%" fo:text-align="start"/>
      <style:text-properties fo:font-size="18pt"/>
    </style:style>
    <style:style style:name="P161" style:family="paragraph">
      <style:paragraph-properties fo:margin-left="0cm" fo:margin-right="0cm" fo:margin-top="0.016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6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163" style:family="paragraph">
      <style:paragraph-properties fo:margin-left="0cm" fo:margin-right="0cm" fo:margin-top="0.01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164" style:family="paragraph">
      <style:paragraph-properties fo:margin-left="0cm" fo:margin-right="0cm" fo:margin-top="0.132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  <style:text-properties fo:font-size="18pt"/>
    </style:style>
    <style:style style:name="P16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  <style:text-properties fo:font-size="18pt"/>
    </style:style>
    <style:style style:name="P166" style:family="paragraph">
      <style:paragraph-properties fo:margin-left="0cm" fo:margin-right="0cm" fo:margin-top="0.393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167" style:family="paragraph">
      <style:paragraph-properties fo:margin-left="0cm" fo:margin-right="0cm" fo:margin-top="0.168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  <style:text-properties fo:font-size="18pt"/>
    </style:style>
    <style:style style:name="P168" style:family="paragraph">
      <style:paragraph-properties fo:margin-left="0cm" fo:margin-right="0cm" fo:margin-top="0.427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69" style:family="paragraph">
      <style:paragraph-properties fo:margin-left="0cm" fo:margin-right="0cm" fo:margin-top="0.011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70" style:family="paragraph">
      <style:paragraph-properties fo:margin-left="0cm" fo:margin-right="0cm" fo:margin-top="0.182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171" style:family="paragraph">
      <style:paragraph-properties fo:margin-left="0cm" fo:margin-right="0cm" fo:margin-top="0.5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72" style:family="paragraph">
      <style:paragraph-properties fo:margin-left="0cm" fo:margin-right="0cm" fo:margin-top="0.268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73" style:family="paragraph">
      <style:paragraph-properties fo:margin-top="0cm" fo:margin-bottom="0cm" fo:line-height="199%" fo:text-align="start">
        <style:tab-stops>
          <style:tab-stop style:position="17.106cm"/>
        </style:tab-stops>
      </style:paragraph-properties>
      <style:text-properties style:font-name="LM Mono 10" fo:font-size="18pt"/>
    </style:style>
    <style:style style:name="P174" style:family="paragraph">
      <style:paragraph-properties fo:margin-left="0.219cm" fo:margin-right="0cm" fo:margin-top="0.092cm" fo:margin-bottom="0cm" fo:line-height="100%" fo:text-align="start" fo:text-indent="0cm"/>
      <style:text-properties fo:font-size="18pt"/>
    </style:style>
    <style:style style:name="P175" style:family="paragraph">
      <loext:graphic-properties draw:fill="none"/>
      <style:paragraph-properties fo:margin-left="0.219cm" fo:margin-right="0cm" fo:margin-top="0.092cm" fo:margin-bottom="0cm" fo:line-height="100%" fo:text-align="start" fo:text-indent="0cm" style:font-independent-line-spacing="true"/>
      <style:text-properties fo:font-size="18pt"/>
    </style:style>
    <style:style style:name="P176" style:family="paragraph">
      <style:paragraph-properties fo:margin-left="0.219cm" fo:margin-right="0cm" fo:margin-top="0.091cm" fo:margin-bottom="0cm" fo:line-height="100%" fo:text-align="start" fo:text-indent="0cm"/>
      <style:text-properties fo:font-size="18pt"/>
    </style:style>
    <style:style style:name="P177" style:family="paragraph">
      <loext:graphic-properties draw:fill="none"/>
      <style:paragraph-properties fo:margin-left="0.219cm" fo:margin-right="0cm" fo:margin-top="0.091cm" fo:margin-bottom="0cm" fo:line-height="100%" fo:text-align="start" fo:text-indent="0cm" style:font-independent-line-spacing="true"/>
      <style:text-properties fo:font-size="18pt"/>
    </style:style>
    <style:style style:name="P178" style:family="paragraph">
      <style:paragraph-properties fo:margin-left="0.217cm" fo:margin-right="0cm" fo:margin-top="0.091cm" fo:margin-bottom="0cm" fo:line-height="100%" fo:text-align="start" fo:text-indent="0cm"/>
      <style:text-properties fo:font-size="18pt"/>
    </style:style>
    <style:style style:name="P179" style:family="paragraph">
      <loext:graphic-properties draw:fill="none"/>
      <style:paragraph-properties fo:margin-left="0.217cm" fo:margin-right="0cm" fo:margin-top="0.091cm" fo:margin-bottom="0cm" fo:line-height="100%" fo:text-align="start" fo:text-indent="0cm" style:font-independent-line-spacing="true"/>
      <style:text-properties fo:font-size="18pt"/>
    </style:style>
    <style:style style:name="P180" style:family="paragraph">
      <style:paragraph-properties fo:margin-top="0cm" fo:margin-bottom="0cm" style:line-height-at-least="0.741cm" fo:text-align="start"/>
      <style:text-properties style:font-name="LM Mono 10" fo:font-size="18pt"/>
    </style:style>
    <style:style style:name="P181" style:family="paragraph">
      <loext:graphic-properties draw:fill="none"/>
      <style:paragraph-properties fo:margin-top="0cm" fo:margin-bottom="0cm" style:line-height-at-least="0.741cm" fo:text-align="start" style:font-independent-line-spacing="true"/>
      <style:text-properties style:font-name="LM Mono 10" fo:font-size="18pt"/>
    </style:style>
    <style:style style:name="P182" style:family="paragraph">
      <style:paragraph-properties fo:margin-left="0.217cm" fo:margin-right="2.097cm" fo:margin-top="0.095cm" fo:margin-bottom="0cm" fo:line-height="99%" fo:text-align="start" fo:text-indent="0cm">
        <style:tab-stops>
          <style:tab-stop style:position="14.533cm"/>
        </style:tab-stops>
      </style:paragraph-properties>
      <style:text-properties style:font-name="LM Mono 10" fo:font-size="16pt" style:font-size-asian="16pt" style:font-size-complex="16pt"/>
    </style:style>
    <style:style style:name="P183" style:family="paragraph">
      <loext:graphic-properties draw:fill="none"/>
      <style:paragraph-properties fo:margin-left="0.217cm" fo:margin-right="2.097cm" fo:margin-top="0.095cm" fo:margin-bottom="0cm" fo:line-height="99%" fo:text-align="start" fo:text-indent="0cm" style:font-independent-line-spacing="true">
        <style:tab-stops>
          <style:tab-stop style:position="14.533cm"/>
        </style:tab-stops>
      </style:paragraph-properties>
      <style:text-properties style:font-name="LM Mono 10" fo:font-size="16pt" style:font-size-asian="16pt" style:font-size-complex="16pt"/>
    </style:style>
    <style:style style:name="P184" style:family="paragraph">
      <style:paragraph-properties fo:margin-left="0.219cm" fo:margin-right="0cm" fo:margin-top="0.091cm" fo:margin-bottom="0cm" fo:line-height="100%" fo:text-align="start" fo:text-indent="0cm"/>
      <style:text-properties style:font-name="LM Mono 10"/>
    </style:style>
    <style:style style:name="P185" style:family="paragraph">
      <style:paragraph-properties fo:margin-left="0cm" fo:margin-right="0cm" fo:margin-top="0.004cm" fo:margin-bottom="0cm" fo:line-height="100%" fo:text-align="start" fo:text-indent="0cm"/>
      <style:text-properties style:font-name="LM Mono 10"/>
    </style:style>
    <style:style style:name="P186" style:family="paragraph">
      <style:paragraph-properties fo:margin-left="0.219cm" fo:margin-right="0cm" fo:margin-top="0cm" fo:margin-bottom="0cm" fo:line-height="100%" fo:text-align="start" fo:text-indent="0cm"/>
      <style:text-properties style:font-name="LM Mono 10"/>
    </style:style>
    <style:style style:name="P187" style:family="paragraph">
      <style:paragraph-properties fo:margin-left="0.915cm" fo:margin-right="0cm" fo:margin-top="0cm" fo:margin-bottom="0cm" style:line-height-at-least="0.71cm" fo:text-align="start" fo:text-indent="0cm"/>
      <style:text-properties style:font-name="LM Mono 10"/>
    </style:style>
    <style:style style:name="P188" style:family="paragraph">
      <style:paragraph-properties fo:margin-left="0cm" fo:margin-right="0.041cm" fo:margin-top="0.092cm" fo:margin-bottom="0cm" fo:line-height="100%" fo:text-align="center" fo:text-indent="0cm"/>
      <style:text-properties style:font-name="LM Mono 10"/>
    </style:style>
    <style:style style:name="P189" style:family="paragraph">
      <style:paragraph-properties fo:margin-left="0cm" fo:margin-right="0.148cm" fo:margin-top="0cm" fo:margin-bottom="0cm" style:line-height-at-least="0.697cm" fo:text-align="center" fo:text-indent="0cm"/>
      <style:text-properties style:font-name="LM Mono 10"/>
    </style:style>
    <style:style style:name="P19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  <style:text-properties fo:font-size="18pt"/>
    </style:style>
    <style:style style:name="P191" style:family="paragraph">
      <style:paragraph-properties fo:margin-left="1.27cm" fo:margin-right="0cm" fo:margin-top="0.487cm" fo:margin-bottom="0cm" fo:line-height="100%" fo:text-align="start" fo:text-indent="0cm">
        <style:tab-stops>
          <style:tab-stop style:position="2.085cm"/>
        </style:tab-stops>
      </style:paragraph-properties>
      <style:text-properties fo:font-size="18pt"/>
    </style:style>
    <style:style style:name="P192" style:family="paragraph">
      <style:paragraph-properties fo:margin-left="0cm" fo:margin-right="0cm" fo:margin-top="0.487cm" fo:margin-bottom="0cm" fo:line-height="100%" fo:text-align="start" fo:text-indent="0cm">
        <style:tab-stops>
          <style:tab-stop style:position="2.085cm"/>
          <style:tab-stop style:position="2.087cm"/>
        </style:tab-stops>
      </style:paragraph-properties>
      <style:text-properties fo:font-size="18pt"/>
    </style:style>
    <style:style style:name="P193" style:family="paragraph">
      <style:paragraph-properties fo:margin-left="0cm" fo:margin-right="0cm" fo:margin-top="0.716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  <style:text-properties fo:font-size="18pt"/>
    </style:style>
    <style:style style:name="P194" style:family="paragraph">
      <style:paragraph-properties fo:margin-left="1.27cm" fo:margin-right="0cm" fo:margin-top="0.504cm" fo:margin-bottom="0cm" fo:line-height="100%" fo:text-align="start" fo:text-indent="0cm">
        <style:tab-stops>
          <style:tab-stop style:position="2.085cm"/>
          <style:tab-stop style:position="9.259cm"/>
        </style:tab-stops>
      </style:paragraph-properties>
      <style:text-properties fo:font-size="18pt"/>
    </style:style>
    <style:style style:name="P195" style:family="paragraph">
      <style:paragraph-properties fo:margin-left="0cm" fo:margin-right="0cm" fo:margin-top="0.751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  <style:text-properties fo:font-size="18pt"/>
    </style:style>
    <style:style style:name="P196" style:family="paragraph">
      <style:paragraph-properties fo:margin-left="0cm" fo:margin-right="0cm" fo:margin-top="0.469cm" fo:margin-bottom="0cm" fo:line-height="100%" fo:text-align="start" fo:text-indent="0cm">
        <style:tab-stops>
          <style:tab-stop style:position="2.085cm"/>
          <style:tab-stop style:position="2.087cm"/>
        </style:tab-stops>
      </style:paragraph-properties>
      <style:text-properties fo:font-size="18pt"/>
    </style:style>
    <style:style style:name="P19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fo:font-size="18pt"/>
    </style:style>
    <style:style style:name="P198" style:family="paragraph">
      <style:paragraph-properties fo:margin-left="0.035cm" fo:margin-right="0cm" fo:margin-top="0cm" fo:margin-bottom="0cm" fo:line-height="115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9" style:family="paragraph">
      <style:paragraph-properties fo:margin-left="0.988cm" fo:margin-right="0cm" fo:margin-top="0cm" fo:margin-bottom="0cm" fo:line-height="115%" fo:text-align="start" fo:text-indent="0cm" style:text-autospace="ideograph-alpha" style:punctuation-wrap="hanging">
        <style:tab-stops>
          <style:tab-stop style:position="3.314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style:paragraph-properties fo:margin-left="1.94cm" fo:margin-right="0cm" fo:margin-top="0cm" fo:margin-bottom="0cm" fo:line-height="115%" fo:text-align="start" fo:text-indent="0cm" style:text-autospace="ideograph-alpha" style:punctuation-wrap="hanging">
        <style:tab-stops>
          <style:tab-stop style:position="10.668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style:paragraph-properties fo:margin-left="0.988cm" fo:margin-right="0cm" fo:margin-top="0cm" fo:margin-bottom="0cm" fo:line-height="115%" fo:text-align="start" fo:text-indent="0cm" style:text-autospace="ideograph-alpha" style:punctuation-wrap="hanging">
        <style:tab-stops>
          <style:tab-stop style:position="10.668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2" style:family="paragraph">
      <style:paragraph-properties fo:margin-left="1.94cm" fo:margin-right="0cm" fo:margin-top="0cm" fo:margin-bottom="0cm" fo:line-height="115%" fo:text-align="start" fo:text-indent="0cm" style:text-autospace="ideograph-alpha" style:punctuation-wrap="hanging">
        <style:tab-stops>
          <style:tab-stop style:position="3.314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style:paragraph-properties fo:margin-left="1.94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style:paragraph-properties fo:margin-left="0.988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5" style:family="paragraph">
      <style:paragraph-properties fo:margin-left="0.035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loext:graphic-properties draw:fill="none"/>
      <style:paragraph-properties fo:margin-left="0.035cm" fo:margin-right="0cm" fo:margin-top="0cm" fo:margin-bottom="0cm" fo:line-height="115%" fo:text-align="start" fo:text-indent="0cm" style:font-independent-line-spacing="true"/>
      <style:text-properties style:font-name="LM Mono 10" fo:font-size="18pt" style:font-size-asian="18pt" style:font-size-complex="18pt"/>
    </style:style>
    <style:style style:name="P207" style:family="paragraph">
      <style:paragraph-properties fo:margin-left="0.035cm" fo:margin-right="0cm" fo:margin-top="0cm" fo:margin-bottom="0cm" style:line-height-at-least="1.221cm" fo:text-align="start" fo:text-indent="0cm"/>
      <style:text-properties style:font-name="LM Mono 10" fo:font-size="22pt" style:font-size-asian="22pt" style:font-size-complex="22pt"/>
    </style:style>
    <style:style style:name="P208" style:family="paragraph">
      <style:paragraph-properties fo:margin-left="0.988cm" fo:margin-right="0cm" fo:margin-top="0cm" fo:margin-bottom="0cm" style:line-height-at-least="1.221cm" fo:text-align="start" fo:text-indent="0cm">
        <style:tab-stops>
          <style:tab-stop style:position="3.314cm"/>
        </style:tab-stops>
      </style:paragraph-properties>
      <style:text-properties style:font-name="LM Mono 10" fo:font-size="22pt" style:font-size-asian="22pt" style:font-size-complex="22pt"/>
    </style:style>
    <style:style style:name="P209" style:family="paragraph">
      <style:paragraph-properties fo:margin-left="1.94cm" fo:margin-right="0cm" fo:margin-top="0cm" fo:margin-bottom="0cm" style:line-height-at-least="1.252cm" fo:text-align="start" fo:text-indent="0cm">
        <style:tab-stops>
          <style:tab-stop style:position="10.668cm"/>
        </style:tab-stops>
      </style:paragraph-properties>
      <style:text-properties style:font-name="LM Mono 10" fo:font-size="22pt" style:font-size-asian="22pt" style:font-size-complex="22pt"/>
    </style:style>
    <style:style style:name="P210" style:family="paragraph">
      <style:paragraph-properties fo:margin-left="0.988cm" fo:margin-right="0cm" fo:margin-top="0cm" fo:margin-bottom="0cm" style:line-height-at-least="1.235cm" fo:text-align="start" fo:text-indent="0cm">
        <style:tab-stops>
          <style:tab-stop style:position="10.668cm"/>
        </style:tab-stops>
      </style:paragraph-properties>
      <style:text-properties style:font-name="LM Mono 10" fo:font-size="22pt" style:font-size-asian="22pt" style:font-size-complex="22pt"/>
    </style:style>
    <style:style style:name="P211" style:family="paragraph">
      <style:paragraph-properties fo:margin-left="1.94cm" fo:margin-right="9.694cm" fo:margin-top="0.053cm" fo:margin-bottom="0cm" style:line-height-at-least="1.235cm" fo:text-align="start" fo:text-indent="-0.952cm">
        <style:tab-stops>
          <style:tab-stop style:position="0cm"/>
        </style:tab-stops>
      </style:paragraph-properties>
      <style:text-properties style:font-name="LM Mono 10" fo:font-size="22pt" style:font-size-asian="22pt" style:font-size-complex="22pt"/>
    </style:style>
    <style:style style:name="P212" style:family="paragraph">
      <style:paragraph-properties fo:margin-left="0.988cm" fo:margin-right="9.694cm" fo:margin-top="0cm" fo:margin-bottom="0cm" style:line-height-at-least="1.235cm" fo:text-align="start" fo:text-indent="-0.952cm">
        <style:tab-stops>
          <style:tab-stop style:position="0cm"/>
        </style:tab-stops>
      </style:paragraph-properties>
      <style:text-properties style:font-name="LM Mono 10" fo:font-size="22pt" style:font-size-asian="22pt" style:font-size-complex="22pt"/>
    </style:style>
    <style:style style:name="P213" style:family="paragraph">
      <style:paragraph-properties fo:margin-left="0.035cm" fo:margin-right="9.694cm" fo:margin-top="0cm" fo:margin-bottom="0cm" fo:line-height="100%" fo:text-align="start" fo:text-indent="-0.952cm">
        <style:tab-stops>
          <style:tab-stop style:position="0cm"/>
        </style:tab-stops>
      </style:paragraph-properties>
      <style:text-properties style:font-name="LM Mono 10" fo:font-size="22pt" style:font-size-asian="22pt" style:font-size-complex="22pt"/>
    </style:style>
    <style:style style:name="P214" style:family="paragraph">
      <loext:graphic-properties draw:fill="none"/>
      <style:paragraph-properties fo:margin-left="0.035cm" fo:margin-right="0cm" fo:margin-top="0cm" fo:margin-bottom="0cm" style:line-height-at-least="1.221cm" fo:text-align="start" fo:text-indent="0cm" style:font-independent-line-spacing="true"/>
      <style:text-properties style:font-name="LM Mono 10" fo:font-size="22pt" style:font-size-asian="22pt" style:font-size-complex="22pt"/>
    </style:style>
    <style:style style:name="P215" style:family="paragraph">
      <style:paragraph-properties fo:margin-left="0.988cm" fo:margin-right="0.014cm" fo:margin-top="0cm" fo:margin-bottom="0cm" style:line-height-at-least="1.171cm" fo:text-align="start" fo:text-indent="-0.952cm">
        <style:tab-stops>
          <style:tab-stop style:position="0cm"/>
        </style:tab-stops>
      </style:paragraph-properties>
      <style:text-properties style:font-name="LM Mono 10" fo:font-size="22pt" style:font-size-asian="22pt" style:font-size-complex="22pt"/>
    </style:style>
    <style:style style:name="P216" style:family="paragraph">
      <style:paragraph-properties fo:margin-left="0.988cm" fo:margin-right="0.014cm" fo:margin-top="0cm" fo:margin-bottom="0cm" style:line-height-at-least="1.229cm" fo:text-align="start" fo:text-indent="-0.952cm">
        <style:tab-stops>
          <style:tab-stop style:position="3.314cm"/>
          <style:tab-stop style:position="7.387cm"/>
        </style:tab-stops>
      </style:paragraph-properties>
      <style:text-properties style:font-name="LM Mono 10" fo:font-size="22pt" style:font-size-asian="22pt" style:font-size-complex="22pt"/>
    </style:style>
    <style:style style:name="P217" style:family="paragraph">
      <style:paragraph-properties fo:margin-left="0.035cm" fo:margin-right="0.014cm" fo:margin-top="0.014cm" fo:margin-bottom="0cm" fo:line-height="100%" fo:text-align="start" fo:text-indent="-0.952cm">
        <style:tab-stops>
          <style:tab-stop style:position="3.314cm"/>
          <style:tab-stop style:position="7.387cm"/>
        </style:tab-stops>
      </style:paragraph-properties>
      <style:text-properties style:font-name="LM Mono 10" fo:font-size="22pt" style:font-size-asian="22pt" style:font-size-complex="22pt"/>
    </style:style>
    <style:style style:name="P218" style:family="paragraph">
      <style:paragraph-properties fo:margin-left="0.035cm" fo:margin-right="0.014cm" fo:margin-top="0cm" fo:margin-bottom="0cm" style:line-height-at-least="1.221cm" fo:text-align="start" fo:text-indent="-0.952cm">
        <style:tab-stops>
          <style:tab-stop style:position="3.314cm"/>
          <style:tab-stop style:position="7.387cm"/>
        </style:tab-stops>
      </style:paragraph-properties>
      <style:text-properties style:font-name="LM Mono 10" fo:font-size="22pt" style:font-size-asian="22pt" style:font-size-complex="22pt"/>
    </style:style>
    <style:style style:name="P219" style:family="paragraph">
      <style:paragraph-properties fo:margin-left="1.976cm" fo:margin-right="5.055cm" fo:margin-top="0.122cm" fo:margin-bottom="0cm" style:line-height-at-least="1.171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  <style:text-properties style:font-name="LM Mono 10" fo:font-size="22pt" style:font-size-asian="22pt" style:font-size-complex="22pt"/>
    </style:style>
    <style:style style:name="P220" style:family="paragraph">
      <style:paragraph-properties fo:margin-left="0.988cm" fo:margin-right="5.055cm" fo:margin-top="0cm" fo:margin-bottom="0cm" style:line-height-at-least="1.224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  <style:text-properties style:font-name="LM Mono 10" fo:font-size="22pt" style:font-size-asian="22pt" style:font-size-complex="22pt"/>
    </style:style>
    <style:style style:name="P221" style:family="paragraph">
      <style:paragraph-properties fo:margin-left="0.035cm" fo:margin-right="5.055cm" fo:margin-top="0cm" fo:margin-bottom="0cm" style:line-height-at-least="1.252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  <style:text-properties style:font-name="LM Mono 10" fo:font-size="22pt" style:font-size-asian="22pt" style:font-size-complex="22pt"/>
    </style:style>
    <style:style style:name="P222" style:family="paragraph">
      <loext:graphic-properties draw:fill="none"/>
      <style:paragraph-properties fo:margin-left="0.988cm" fo:margin-right="0.014cm" fo:margin-top="0cm" fo:margin-bottom="0cm" style:line-height-at-least="1.171cm" fo:text-align="start" fo:text-indent="-0.952cm" style:font-independent-line-spacing="true">
        <style:tab-stops>
          <style:tab-stop style:position="0cm"/>
        </style:tab-stops>
      </style:paragraph-properties>
      <style:text-properties style:font-name="LM Mono 10" fo:font-size="22pt" style:font-size-asian="22pt" style:font-size-complex="22pt"/>
    </style:style>
    <style:style style:name="P223" style:family="paragraph">
      <style:paragraph-properties fo:margin-left="0.035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4" style:family="paragraph">
      <style:paragraph-properties fo:margin-left="0.482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5" style:family="paragraph">
      <style:paragraph-properties fo:margin-left="0.928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6" style:family="paragraph">
      <style:paragraph-properties fo:margin-left="0.035cm" fo:margin-right="0.014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7" style:family="paragraph">
      <style:paragraph-properties fo:margin-left="0.035cm" fo:margin-right="12.204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8" style:family="paragraph">
      <style:paragraph-properties fo:margin-left="0.035cm" fo:margin-right="0.58cm" fo:margin-top="0cm" fo:margin-bottom="0cm" fo:line-height="100%" fo:text-align="start" fo:text-indent="0cm" style:text-autospace="ideograph-alpha" style:punctuation-wrap="hanging">
        <style:tab-stops>
          <style:tab-stop style:position="8.114cm"/>
          <style:tab-stop style:position="8.97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M Mono 10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9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style:font-name="LM Mono 10" fo:font-size="16pt" style:font-size-asian="16pt" style:font-size-complex="16pt"/>
    </style:style>
    <style:style style:name="P230" style:family="paragraph">
      <style:paragraph-properties fo:margin-left="0.062cm" fo:margin-right="0cm" fo:margin-top="0cm" fo:margin-bottom="0cm" style:line-height-at-least="1.174cm" fo:text-align="start" fo:text-indent="0cm">
        <style:tab-stops>
          <style:tab-stop style:position="2.388cm"/>
          <style:tab-stop style:position="6.461cm"/>
        </style:tab-stops>
      </style:paragraph-properties>
      <style:text-properties style:font-name="LM Mono 10" fo:font-size="20pt" style:font-size-asian="20pt" style:font-size-complex="20pt"/>
    </style:style>
    <style:style style:name="P231" style:family="paragraph">
      <style:paragraph-properties fo:margin-left="0.58cm" fo:margin-right="0cm" fo:margin-top="0cm" fo:margin-bottom="0cm" style:line-height-at-least="1.174cm" fo:text-align="start" fo:text-indent="0cm"/>
      <style:text-properties style:font-name="LM Mono 10" fo:font-size="20pt" style:font-size-asian="20pt" style:font-size-complex="20pt"/>
    </style:style>
    <style:style style:name="P232" style:family="paragraph">
      <style:paragraph-properties fo:margin-left="0.062cm" fo:margin-right="0cm" fo:margin-top="0cm" fo:margin-bottom="0cm" style:line-height-at-least="1.074cm" fo:text-align="start" fo:text-indent="0cm"/>
      <style:text-properties style:font-name="LM Mono 10" fo:font-size="20pt" style:font-size-asian="20pt" style:font-size-complex="20pt"/>
    </style:style>
    <style:style style:name="P233" style:family="paragraph">
      <style:paragraph-properties fo:margin-left="0cm" fo:margin-right="0cm" fo:margin-top="0cm" fo:margin-bottom="0cm" style:line-height-at-least="1.074cm" fo:text-align="start" fo:text-indent="0cm"/>
      <style:text-properties style:font-name="LM Mono 10" fo:font-size="20pt" style:font-size-asian="20pt" style:font-size-complex="20pt"/>
    </style:style>
    <style:style style:name="P234" style:family="paragraph">
      <style:paragraph-properties fo:margin-left="0.289cm" fo:margin-right="0cm" fo:margin-top="0cm" fo:margin-bottom="0cm" style:line-height-at-least="1.074cm" fo:text-align="start" fo:text-indent="0cm"/>
      <style:text-properties style:font-name="LM Mono 10" fo:font-size="20pt" style:font-size-asian="20pt" style:font-size-complex="20pt"/>
    </style:style>
    <style:style style:name="P235" style:family="paragraph">
      <style:paragraph-properties fo:margin-left="0.035cm" fo:margin-right="0cm" fo:margin-top="0cm" fo:margin-bottom="0cm" fo:line-height="100%" fo:text-align="start" fo:text-indent="0cm">
        <style:tab-stops>
          <style:tab-stop style:position="12.836cm"/>
        </style:tab-stops>
      </style:paragraph-properties>
      <style:text-properties style:font-name="LM Mono 10" fo:font-size="22pt" style:font-size-asian="22pt" style:font-size-complex="22pt"/>
    </style:style>
    <style:style style:name="P236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>
        <style:tab-stops>
          <style:tab-stop style:position="12.836cm"/>
        </style:tab-stops>
      </style:paragraph-properties>
      <style:text-properties style:font-name="LM Mono 10" fo:font-size="22pt" style:font-size-asian="22pt" style:font-size-complex="22pt"/>
    </style:style>
    <style:style style:name="P237" style:family="paragraph">
      <style:paragraph-properties fo:margin-left="0.062cm" fo:margin-right="0cm" fo:margin-top="0cm" fo:margin-bottom="0cm" style:line-height-at-least="1.174cm" fo:text-align="start" fo:text-indent="0cm"/>
      <style:text-properties style:font-name="LM Mono 10" fo:font-size="22pt"/>
    </style:style>
    <style:style style:name="P238" style:family="paragraph">
      <style:paragraph-properties fo:margin-left="0.289cm" fo:margin-right="0cm" fo:margin-top="0cm" fo:margin-bottom="0cm" style:line-height-at-least="1.174cm" fo:text-align="start" fo:text-indent="0cm"/>
      <style:text-properties style:font-name="LM Mono 10" fo:font-size="22pt"/>
    </style:style>
    <style:style style:name="P239" style:family="paragraph">
      <style:paragraph-properties fo:margin-left="0cm" fo:margin-right="0cm" fo:margin-top="0cm" fo:margin-bottom="0cm" style:line-height-at-least="1.174cm" fo:text-align="center" fo:text-indent="0cm">
        <style:tab-stops>
          <style:tab-stop style:position="1.162cm"/>
        </style:tab-stops>
      </style:paragraph-properties>
      <style:text-properties style:font-name="LM Mono 10" fo:font-size="22pt"/>
    </style:style>
    <style:style style:name="P240" style:family="paragraph">
      <style:paragraph-properties fo:margin-left="0cm" fo:margin-right="0.268cm" fo:margin-top="0cm" fo:margin-bottom="0cm" style:line-height-at-least="1.174cm" fo:text-align="end" fo:text-indent="0cm"/>
      <style:text-properties style:font-name="LM Mono 10" fo:font-size="22pt"/>
    </style:style>
    <style:style style:name="P241" style:family="paragraph">
      <style:paragraph-properties fo:margin-left="0.062cm" fo:margin-right="0cm" fo:margin-top="0cm" fo:margin-bottom="0cm" style:line-height-at-least="1.053cm" fo:text-align="start" fo:text-indent="0cm"/>
      <style:text-properties style:font-name="LM Mono 10" fo:font-size="22pt"/>
    </style:style>
    <style:style style:name="P242" style:family="paragraph">
      <style:paragraph-properties fo:margin-left="0.289cm" fo:margin-right="0cm" fo:margin-top="0cm" fo:margin-bottom="0cm" style:line-height-at-least="1.053cm" fo:text-align="start" fo:text-indent="0cm"/>
      <style:text-properties style:font-name="LM Mono 10" fo:font-size="22pt"/>
    </style:style>
    <style:style style:name="P243" style:family="paragraph">
      <style:paragraph-properties fo:margin-left="0cm" fo:margin-right="0cm" fo:margin-top="0cm" fo:margin-bottom="0cm" style:line-height-at-least="1.053cm" fo:text-align="center" fo:text-indent="0cm"/>
      <style:text-properties style:font-name="LM Mono 10" fo:font-size="22pt"/>
    </style:style>
    <style:style style:name="P244" style:family="paragraph">
      <style:paragraph-properties fo:margin-left="0cm" fo:margin-right="0.268cm" fo:margin-top="0cm" fo:margin-bottom="0cm" style:line-height-at-least="1.053cm" fo:text-align="end" fo:text-indent="0cm"/>
      <style:text-properties style:font-name="LM Mono 10" fo:font-size="22pt"/>
    </style:style>
    <style:style style:name="P245" style:family="paragraph">
      <style:paragraph-properties fo:margin-left="0.035cm" fo:margin-right="0.014cm" fo:margin-top="0cm" fo:margin-bottom="0cm" style:line-height-at-least="1.207cm" fo:text-align="start" fo:text-indent="0cm">
        <style:tab-stops>
          <style:tab-stop style:position="9.345cm"/>
          <style:tab-stop style:position="10.507cm"/>
          <style:tab-stop style:position="11.09cm"/>
          <style:tab-stop style:position="12.254cm"/>
          <style:tab-stop style:position="13.418cm"/>
          <style:tab-stop style:position="23.892cm"/>
        </style:tab-stops>
      </style:paragraph-properties>
      <style:text-properties style:font-name="LM Mono 10" fo:font-size="22pt" style:font-size-asian="22pt" style:font-size-complex="22pt"/>
    </style:style>
    <style:style style:name="P246" style:family="paragraph">
      <loext:graphic-properties draw:fill="none"/>
      <style:paragraph-properties fo:margin-left="0.035cm" fo:margin-right="0.014cm" fo:margin-top="0cm" fo:margin-bottom="0cm" style:line-height-at-least="1.207cm" fo:text-align="start" fo:text-indent="0cm" style:font-independent-line-spacing="true">
        <style:tab-stops>
          <style:tab-stop style:position="9.345cm"/>
          <style:tab-stop style:position="10.507cm"/>
          <style:tab-stop style:position="11.09cm"/>
          <style:tab-stop style:position="12.254cm"/>
          <style:tab-stop style:position="13.418cm"/>
          <style:tab-stop style:position="23.892cm"/>
        </style:tab-stops>
      </style:paragraph-properties>
      <style:text-properties style:font-name="LM Mono 10" fo:font-size="22pt" style:font-size-asian="22pt" style:font-size-complex="22pt"/>
    </style:style>
    <style:style style:name="P247" style:family="paragraph">
      <style:paragraph-properties fo:margin-left="0.344cm" fo:margin-right="0cm" fo:margin-top="0cm" fo:margin-bottom="0cm" style:line-height-at-least="1.141cm" fo:text-align="start" fo:text-indent="0cm"/>
      <style:text-properties style:font-name="LM Mono 10" fo:font-size="22pt" style:font-size-asian="22pt" style:font-size-complex="22pt"/>
    </style:style>
    <style:style style:name="P248" style:family="paragraph">
      <style:paragraph-properties fo:margin-left="0.344cm" fo:margin-right="0cm" fo:margin-top="0cm" fo:margin-bottom="0cm" style:line-height-at-least="1.238cm" fo:text-align="start" fo:text-indent="0cm"/>
      <style:text-properties style:font-name="LM Mono 10" fo:font-size="22pt" style:font-size-asian="22pt" style:font-size-complex="22pt"/>
    </style:style>
    <style:style style:name="P249" style:family="paragraph">
      <style:paragraph-properties fo:margin-left="0.139cm" fo:margin-right="0cm" fo:margin-top="0cm" fo:margin-bottom="0cm" style:line-height-at-least="1.141cm" fo:text-align="start" fo:text-indent="0cm"/>
      <style:text-properties style:font-name="LM Mono 10" fo:font-size="22pt" style:font-size-asian="22pt" style:font-size-complex="22pt"/>
    </style:style>
    <style:style style:name="P250" style:family="paragraph">
      <style:paragraph-properties fo:margin-left="0.139cm" fo:margin-right="0cm" fo:margin-top="0cm" fo:margin-bottom="0cm" style:line-height-at-least="1.238cm" fo:text-align="start" fo:text-indent="0cm"/>
      <style:text-properties style:font-name="LM Mono 10" fo:font-size="22pt" style:font-size-asian="22pt" style:font-size-complex="22pt"/>
    </style:style>
    <style:style style:name="P251" style:family="paragraph">
      <style:paragraph-properties fo:margin-left="0.139cm" fo:margin-right="0cm" fo:margin-top="0cm" fo:margin-bottom="0cm" style:line-height-at-least="1.141cm" fo:text-align="start" fo:text-indent="0cm">
        <style:tab-stops>
          <style:tab-stop style:position="1.304cm"/>
        </style:tab-stops>
      </style:paragraph-properties>
      <style:text-properties style:font-name="LM Mono 10" fo:font-size="22pt" style:font-size-asian="22pt" style:font-size-complex="22pt"/>
    </style:style>
    <style:style style:name="P252" style:family="paragraph">
      <style:paragraph-properties fo:margin-left="0.139cm" fo:margin-right="0cm" fo:margin-top="0cm" fo:margin-bottom="0cm" style:line-height-at-least="1.238cm" fo:text-align="start" fo:text-indent="0cm">
        <style:tab-stops>
          <style:tab-stop style:position="1.304cm"/>
        </style:tab-stops>
      </style:paragraph-properties>
      <style:text-properties style:font-name="LM Mono 10" fo:font-size="22pt" style:font-size-asian="22pt" style:font-size-complex="22pt"/>
    </style:style>
    <style:style style:name="P253" style:family="paragraph">
      <style:paragraph-properties fo:margin-left="0cm" fo:margin-right="0cm" fo:margin-top="0cm" fo:margin-bottom="0cm" style:line-height-at-least="1.174cm" fo:text-align="start" fo:text-indent="0cm"/>
      <style:text-properties style:font-name="LM Mono 10" fo:font-size="22pt" style:font-size-asian="22pt" style:font-size-complex="22pt"/>
    </style:style>
    <style:style style:name="P254" style:family="paragraph">
      <style:paragraph-properties fo:margin-left="0.289cm" fo:margin-right="0cm" fo:margin-top="0cm" fo:margin-bottom="0cm" style:line-height-at-least="1.174cm" fo:text-align="start" fo:text-indent="0cm"/>
      <style:text-properties style:font-name="LM Mono 10" fo:font-size="22pt" style:font-size-asian="22pt" style:font-size-complex="22pt"/>
    </style:style>
    <style:style style:name="P255" style:family="paragraph">
      <style:paragraph-properties fo:margin-left="0.062cm" fo:margin-right="0cm" fo:margin-top="0.432cm" fo:margin-bottom="0cm" fo:line-height="100%" fo:text-align="start" fo:text-indent="0cm"/>
      <style:text-properties style:font-name="LM Mono 10" fo:font-size="22pt" style:font-size-asian="22pt" style:font-size-complex="22pt"/>
    </style:style>
    <style:style style:name="P256" style:family="paragraph">
      <style:paragraph-properties fo:margin-left="0cm" fo:margin-right="0.118cm" fo:margin-top="0.432cm" fo:margin-bottom="0cm" fo:line-height="100%" fo:text-align="end" fo:text-indent="0cm"/>
      <style:text-properties style:font-name="LM Mono 10" fo:font-size="22pt" style:font-size-asian="22pt" style:font-size-complex="22pt"/>
    </style:style>
    <style:style style:name="P257" style:family="paragraph">
      <style:paragraph-properties fo:margin-left="0cm" fo:margin-right="0.268cm" fo:margin-top="0.432cm" fo:margin-bottom="0cm" fo:line-height="100%" fo:text-align="end" fo:text-indent="0cm"/>
      <style:text-properties style:font-name="LM Mono 10" fo:font-size="22pt" style:font-size-asian="22pt" style:font-size-complex="22pt"/>
    </style:style>
    <style:style style:name="P258" style:family="paragraph">
      <style:paragraph-properties fo:margin-left="0.289cm" fo:margin-right="0cm" fo:margin-top="0.432cm" fo:margin-bottom="0cm" fo:line-height="100%" fo:text-align="start" fo:text-indent="0cm"/>
      <style:text-properties style:font-name="LM Mono 10" fo:font-size="22pt" style:font-size-asian="22pt" style:font-size-complex="22pt"/>
    </style:style>
    <style:style style:name="P259" style:family="paragraph">
      <style:paragraph-properties fo:margin-left="0.062cm" fo:margin-right="0cm" fo:margin-top="0cm" fo:margin-bottom="0cm" style:line-height-at-least="1.087cm" fo:text-align="start" fo:text-indent="0cm"/>
      <style:text-properties style:font-name="LM Mono 10" fo:font-size="22pt" style:font-size-asian="22pt" style:font-size-complex="22pt"/>
    </style:style>
    <style:style style:name="P260" style:family="paragraph">
      <style:paragraph-properties fo:margin-left="0cm" fo:margin-right="0.118cm" fo:margin-top="0cm" fo:margin-bottom="0cm" style:line-height-at-least="1.087cm" fo:text-align="end" fo:text-indent="0cm"/>
      <style:text-properties style:font-name="LM Mono 10" fo:font-size="22pt" style:font-size-asian="22pt" style:font-size-complex="22pt"/>
    </style:style>
    <style:style style:name="P261" style:family="paragraph">
      <style:paragraph-properties fo:margin-left="0cm" fo:margin-right="0.268cm" fo:margin-top="0cm" fo:margin-bottom="0cm" style:line-height-at-least="1.087cm" fo:text-align="end" fo:text-indent="0cm"/>
      <style:text-properties style:font-name="LM Mono 10" fo:font-size="22pt" style:font-size-asian="22pt" style:font-size-complex="22pt"/>
    </style:style>
    <style:style style:name="P262" style:family="paragraph">
      <style:paragraph-properties fo:margin-left="0.289cm" fo:margin-right="0cm" fo:margin-top="0cm" fo:margin-bottom="0cm" style:line-height-at-least="1.087cm" fo:text-align="start" fo:text-indent="0cm"/>
      <style:text-properties style:font-name="LM Mono 10" fo:font-size="22pt" style:font-size-asian="22pt" style:font-size-complex="22pt"/>
    </style:style>
    <style:style style:name="P263" style:family="paragraph">
      <loext:graphic-properties draw:fill="bitmap" draw:fill-image-name="msFillBitmap_20_52" style:repeat="stretch"/>
      <style:paragraph-properties fo:text-align="start" style:font-independent-line-spacing="true"/>
      <style:text-properties fo:font-size="18pt"/>
    </style:style>
    <style:style style:name="P264" style:family="paragraph">
      <loext:graphic-properties draw:fill="bitmap" draw:fill-image-name="msFillBitmap_20_53" style:repeat="stretch"/>
      <style:paragraph-properties fo:text-align="start" style:font-independent-line-spacing="true"/>
      <style:text-properties fo:font-size="18pt"/>
    </style:style>
    <style:style style:name="P265" style:family="paragraph">
      <loext:graphic-properties draw:fill="bitmap" draw:fill-image-name="msFillBitmap_20_54" style:repeat="stretch"/>
      <style:paragraph-properties fo:text-align="start" style:font-independent-line-spacing="true"/>
      <style:text-properties fo:font-size="18pt"/>
    </style:style>
    <style:style style:name="P266" style:family="paragraph">
      <loext:graphic-properties draw:fill="bitmap" draw:fill-image-name="msFillBitmap_20_55" style:repeat="stretch"/>
      <style:paragraph-properties fo:text-align="start" style:font-independent-line-spacing="true"/>
      <style:text-properties fo:font-size="18pt"/>
    </style:style>
    <style:style style:name="P267" style:family="paragraph">
      <loext:graphic-properties draw:fill="bitmap" draw:fill-image-name="msFillBitmap_20_56" style:repeat="stretch"/>
      <style:paragraph-properties fo:text-align="start" style:font-independent-line-spacing="true"/>
      <style:text-properties fo:font-size="18pt"/>
    </style:style>
    <style:style style:name="P268" style:family="paragraph">
      <loext:graphic-properties draw:fill="bitmap" draw:fill-image-name="msFillBitmap_20_57" style:repeat="stretch"/>
      <style:paragraph-properties fo:text-align="start" style:font-independent-line-spacing="true"/>
      <style:text-properties fo:font-size="18pt"/>
    </style:style>
    <style:style style:name="P269" style:family="paragraph">
      <loext:graphic-properties draw:fill="bitmap" draw:fill-image-name="msFillBitmap_20_58" style:repeat="stretch"/>
      <style:paragraph-properties fo:text-align="start" style:font-independent-line-spacing="true"/>
      <style:text-properties fo:font-size="18pt"/>
    </style:style>
    <style:style style:name="P270" style:family="paragraph">
      <loext:graphic-properties draw:fill="bitmap" draw:fill-image-name="msFillBitmap_20_59" style:repeat="stretch"/>
      <style:paragraph-properties fo:text-align="start" style:font-independent-line-spacing="true"/>
      <style:text-properties fo:font-size="18pt"/>
    </style:style>
    <style:style style:name="P271" style:family="paragraph">
      <loext:graphic-properties draw:fill="bitmap" draw:fill-image-name="msFillBitmap_20_60" style:repeat="stretch"/>
      <style:paragraph-properties fo:text-align="start" style:font-independent-line-spacing="true"/>
      <style:text-properties fo:font-size="18pt"/>
    </style:style>
    <style:style style:name="P272" style:family="paragraph">
      <loext:graphic-properties draw:fill="bitmap" draw:fill-image-name="msFillBitmap_20_61" style:repeat="stretch"/>
      <style:paragraph-properties fo:text-align="start" style:font-independent-line-spacing="true"/>
      <style:text-properties fo:font-size="18pt"/>
    </style:style>
    <style:style style:name="P273" style:family="paragraph">
      <loext:graphic-properties draw:fill="bitmap" draw:fill-image-name="msFillBitmap_20_62" style:repeat="stretch"/>
      <style:paragraph-properties fo:text-align="start" style:font-independent-line-spacing="true"/>
      <style:text-properties fo:font-size="18pt"/>
    </style:style>
    <style:style style:name="P274" style:family="paragraph">
      <loext:graphic-properties draw:fill="bitmap" draw:fill-image-name="msFillBitmap_20_63" style:repeat="stretch"/>
      <style:paragraph-properties fo:text-align="start" style:font-independent-line-spacing="true"/>
      <style:text-properties fo:font-size="18pt"/>
    </style:style>
    <style:style style:name="P275" style:family="paragraph">
      <style:paragraph-properties fo:margin-left="0.035cm" fo:margin-right="0cm" fo:margin-top="0cm" fo:margin-bottom="0cm" fo:line-height="100%" fo:text-align="start" fo:text-indent="0cm"/>
    </style:style>
    <style:style style:name="P276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42pt"/>
    </style:style>
    <style:style style:name="P2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8" style:family="paragraph">
      <style:paragraph-properties fo:margin-left="0cm" fo:margin-right="0.155cm" fo:margin-top="0.621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9" style:family="paragraph">
      <style:paragraph-properties fo:margin-left="0cm" fo:margin-right="0.155cm" fo:margin-top="0.599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80" style:family="paragraph">
      <style:paragraph-properties fo:margin-left="0cm" fo:margin-right="0.155cm" fo:margin-top="0.404cm" fo:margin-bottom="0cm" fo:line-height="100%" fo:text-align="start" fo:text-indent="0cm" style:text-autospace="ideograph-alpha" style:punctuation-wrap="hanging">
        <style:tab-stops>
          <style:tab-stop style:position="2.085cm"/>
          <style:tab-stop style:position="2.087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81" style:family="paragraph">
      <style:paragraph-properties fo:margin-left="0cm" fo:margin-right="0.155cm" fo:margin-top="0.387cm" fo:margin-bottom="0cm" fo:line-height="100%" fo:text-align="start" fo:text-indent="0cm" style:text-autospace="ideograph-alpha" style:punctuation-wrap="hanging">
        <style:tab-stops>
          <style:tab-stop style:position="2.085cm"/>
          <style:tab-stop style:position="2.087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82" style:family="paragraph">
      <style:paragraph-properties fo:margin-left="0cm" fo:margin-right="0.155cm" fo:margin-top="0.651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8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fo:font-size="20pt" style:font-size-asian="20pt" style:font-size-complex="20pt"/>
    </style:style>
    <style:style style:name="P284" style:family="paragraph">
      <style:paragraph-properties fo:margin-left="0.035cm" fo:margin-right="0cm" fo:margin-top="0cm" fo:margin-bottom="0cm" style:line-height-at-least="1.221cm" fo:text-align="start" fo:text-indent="0cm">
        <style:tab-stops>
          <style:tab-stop style:position="10.507cm"/>
        </style:tab-stops>
      </style:paragraph-properties>
      <style:text-properties style:font-name="LM Mono 10" fo:font-size="22pt" style:font-size-asian="22pt" style:font-size-complex="22pt"/>
    </style:style>
    <style:style style:name="P285" style:family="paragraph">
      <style:paragraph-properties fo:margin-left="1.198cm" fo:margin-right="0cm" fo:margin-top="0cm" fo:margin-bottom="0cm" style:line-height-at-least="1.221cm" fo:text-align="start" fo:text-indent="0cm">
        <style:tab-stops>
          <style:tab-stop style:position="3.526cm"/>
          <style:tab-stop style:position="9.925cm"/>
        </style:tab-stops>
      </style:paragraph-properties>
      <style:text-properties style:font-name="LM Mono 10" fo:font-size="22pt" style:font-size-asian="22pt" style:font-size-complex="22pt"/>
    </style:style>
    <style:style style:name="P286" style:family="paragraph">
      <style:paragraph-properties fo:margin-left="2.362cm" fo:margin-right="0cm" fo:margin-top="0cm" fo:margin-bottom="0cm" style:line-height-at-least="1.252cm" fo:text-align="start" fo:text-indent="0cm">
        <style:tab-stops>
          <style:tab-stop style:position="3.526cm"/>
          <style:tab-stop style:position="9.925cm"/>
        </style:tab-stops>
      </style:paragraph-properties>
      <style:text-properties style:font-name="LM Mono 10" fo:font-size="22pt" style:font-size-asian="22pt" style:font-size-complex="22pt"/>
    </style:style>
    <style:style style:name="P287" style:family="paragraph">
      <style:paragraph-properties fo:margin-left="1.198cm" fo:margin-right="0cm" fo:margin-top="0cm" fo:margin-bottom="0cm" style:line-height-at-least="1.235cm" fo:text-align="start" fo:text-indent="0cm">
        <style:tab-stops>
          <style:tab-stop style:position="3.526cm"/>
          <style:tab-stop style:position="9.925cm"/>
        </style:tab-stops>
      </style:paragraph-properties>
      <style:text-properties style:font-name="LM Mono 10" fo:font-size="22pt" style:font-size-asian="22pt" style:font-size-complex="22pt"/>
    </style:style>
    <style:style style:name="P288" style:family="paragraph">
      <style:paragraph-properties fo:margin-left="0.035cm" fo:margin-right="0cm" fo:margin-top="0cm" fo:margin-bottom="0cm" style:line-height-at-least="1.252cm" fo:text-align="start" fo:text-indent="0cm">
        <style:tab-stops>
          <style:tab-stop style:position="3.526cm"/>
          <style:tab-stop style:position="9.925cm"/>
        </style:tab-stops>
      </style:paragraph-properties>
      <style:text-properties style:font-name="LM Mono 10" fo:font-size="22pt" style:font-size-asian="22pt" style:font-size-complex="22pt"/>
    </style:style>
    <style:style style:name="P289" style:family="paragraph">
      <loext:graphic-properties draw:fill="none"/>
      <style:paragraph-properties fo:margin-left="0.035cm" fo:margin-right="0cm" fo:margin-top="0cm" fo:margin-bottom="0cm" style:line-height-at-least="1.221cm" fo:text-align="start" fo:text-indent="0cm" style:font-independent-line-spacing="true">
        <style:tab-stops>
          <style:tab-stop style:position="10.507cm"/>
        </style:tab-stops>
      </style:paragraph-properties>
      <style:text-properties style:font-name="LM Mono 10" fo:font-size="22pt" style:font-size-asian="22pt" style:font-size-complex="22pt"/>
    </style:style>
    <style:style style:name="P290" style:family="paragraph">
      <style:paragraph-properties fo:margin-left="0cm" fo:margin-right="0cm" fo:margin-top="0.734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  <style:text-properties fo:font-size="18pt"/>
    </style:style>
    <style:style style:name="P291" style:family="paragraph">
      <style:paragraph-properties fo:margin-left="1.198cm" fo:margin-right="0.014cm" fo:margin-top="0cm" fo:margin-bottom="0cm" style:line-height-at-least="1.171cm" fo:text-align="start" fo:text-indent="-1.163cm">
        <style:tab-stops>
          <style:tab-stop style:position="0cm"/>
        </style:tab-stops>
      </style:paragraph-properties>
      <style:text-properties style:font-name="LM Mono 10" fo:font-size="22pt" style:font-size-asian="22pt" style:font-size-complex="22pt"/>
    </style:style>
    <style:style style:name="P292" style:family="paragraph">
      <style:paragraph-properties fo:margin-left="0.035cm" fo:margin-right="0.014cm" fo:margin-top="0cm" fo:margin-bottom="0cm" style:line-height-at-least="1.247cm" fo:text-align="start" fo:text-indent="-1.163cm">
        <style:tab-stops>
          <style:tab-stop style:position="0cm"/>
        </style:tab-stops>
      </style:paragraph-properties>
      <style:text-properties style:font-name="LM Mono 10" fo:font-size="22pt" style:font-size-asian="22pt" style:font-size-complex="22pt"/>
    </style:style>
    <style:style style:name="P293" style:family="paragraph">
      <loext:graphic-properties draw:fill="none"/>
      <style:paragraph-properties fo:margin-left="1.198cm" fo:margin-right="0.014cm" fo:margin-top="0cm" fo:margin-bottom="0cm" style:line-height-at-least="1.171cm" fo:text-align="start" fo:text-indent="-1.163cm" style:font-independent-line-spacing="true">
        <style:tab-stops>
          <style:tab-stop style:position="0cm"/>
        </style:tab-stops>
      </style:paragraph-properties>
      <style:text-properties style:font-name="LM Mono 10" fo:font-size="22pt" style:font-size-asian="22pt" style:font-size-complex="22pt"/>
    </style:style>
    <style:style style:name="P294" style:family="paragraph">
      <style:paragraph-properties fo:margin-left="0cm" fo:margin-right="0.014cm" fo:margin-top="0cm" fo:margin-bottom="0cm" fo:line-height="104%" fo:text-align="start" fo:text-indent="0cm">
        <style:tab-stops>
          <style:tab-stop style:position="0.813cm"/>
          <style:tab-stop style:position="0.815cm"/>
        </style:tab-stops>
      </style:paragraph-properties>
      <style:text-properties style:font-name="LM Mono 10" fo:font-size="20pt" style:font-size-asian="20pt" style:font-size-complex="20pt"/>
    </style:style>
    <style:style style:name="P295" style:family="paragraph">
      <style:paragraph-properties fo:margin-left="0.035cm" fo:margin-right="0.014cm" fo:margin-top="0.445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  <style:text-properties style:font-name="LM Mono 10" fo:font-size="20pt" style:font-size-asian="20pt" style:font-size-complex="20pt"/>
    </style:style>
    <style:style style:name="P296" style:family="paragraph">
      <style:paragraph-properties fo:margin-left="0.035cm" fo:margin-right="0.014cm" fo:margin-top="0.106cm" fo:margin-bottom="0cm" fo:line-height="100%" fo:text-align="start" fo:text-indent="0cm">
        <style:tab-stops>
          <style:tab-stop style:position="6.435cm"/>
        </style:tab-stops>
      </style:paragraph-properties>
      <style:text-properties style:font-name="LM Mono 10" fo:font-size="20pt" style:font-size-asian="20pt" style:font-size-complex="20pt"/>
    </style:style>
    <style:style style:name="P297" style:family="paragraph">
      <style:paragraph-properties fo:margin-left="1.198cm" fo:margin-right="13.559cm" fo:margin-top="0cm" fo:margin-bottom="0cm" fo:line-height="108%" fo:text-align="start" fo:text-indent="-1.163cm">
        <style:tab-stops>
          <style:tab-stop style:position="0cm"/>
        </style:tab-stops>
      </style:paragraph-properties>
      <style:text-properties style:font-name="LM Mono 10" fo:font-size="20pt" style:font-size-asian="20pt" style:font-size-complex="20pt"/>
    </style:style>
    <style:style style:name="P298" style:family="paragraph">
      <style:paragraph-properties fo:margin-left="0.035cm" fo:margin-right="13.559cm" fo:margin-top="0.106cm" fo:margin-bottom="0cm" fo:line-height="100%" fo:text-align="start" fo:text-indent="-1.163cm">
        <style:tab-stops>
          <style:tab-stop style:position="0cm"/>
        </style:tab-stops>
      </style:paragraph-properties>
      <style:text-properties style:font-name="LM Mono 10" fo:font-size="20pt" style:font-size-asian="20pt" style:font-size-complex="20pt"/>
    </style:style>
    <style:style style:name="P299" style:family="paragraph">
      <style:paragraph-properties fo:margin-left="0.035cm" fo:margin-right="13.559cm" fo:margin-top="0.005cm" fo:margin-bottom="0cm" fo:line-height="100%" fo:text-align="start" fo:text-indent="-1.163cm">
        <style:tab-stops>
          <style:tab-stop style:position="0cm"/>
        </style:tab-stops>
      </style:paragraph-properties>
      <style:text-properties style:font-name="LM Mono 10" fo:font-size="20pt" style:font-size-asian="20pt" style:font-size-complex="20pt"/>
    </style:style>
    <style:style style:name="P300" style:family="paragraph">
      <style:paragraph-properties fo:margin-left="5.398cm" fo:margin-right="13.559cm" fo:margin-top="0cm" fo:margin-bottom="0cm" fo:line-height="100%" fo:text-align="start" fo:text-indent="-1.163cm">
        <style:tab-stops>
          <style:tab-stop style:position="6.56cm"/>
        </style:tab-stops>
      </style:paragraph-properties>
      <style:text-properties style:font-name="LM Mono 10" fo:font-size="20pt" style:font-size-asian="20pt" style:font-size-complex="20pt"/>
    </style:style>
    <style:style style:name="P301" style:family="paragraph">
      <loext:graphic-properties draw:fill="none"/>
      <style:paragraph-properties fo:margin-left="0cm" fo:margin-right="0.014cm" fo:margin-top="0cm" fo:margin-bottom="0cm" fo:line-height="104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style:font-name="LM Mono 10" fo:font-size="20pt" style:font-size-asian="20pt" style:font-size-complex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2pt" fo:letter-spacing="0.018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42pt" fo:letter-spacing="-0.029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42pt" fo:letter-spacing="-0.128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42pt" fo:letter-spacing="-0.006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6pt" fo:letter-spacing="-0.029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26pt" fo:letter-spacing="-0.00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6pt" fo:letter-spacing="-0.00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26pt" fo:letter-spacing="-0.0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26pt" fo:letter-spacing="0.016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26pt" fo:letter-spacing="0.007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26pt" fo:letter-spacing="-0.003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26pt" fo:letter-spacing="0.00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" fo:font-size="31.5pt" fo:letter-spacing="normal" fo:font-style="normal" style:text-underline-style="none" fo:font-weight="normal" style:font-size-asian="31.5pt" style:font-style-asian="normal" style:font-weight-asian="normal" style:font-name-complex="Times New Roman" style:font-size-complex="31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26pt" fo:letter-spacing="0.00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" fo:font-size="26pt" fo:letter-spacing="-0.017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" fo:font-size="26pt" fo:letter-spacing="0.005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" fo:font-size="26pt" fo:letter-spacing="-0.02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26pt" fo:letter-spacing="0.009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26pt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Calibri" fo:font-size="32pt" fo:letter-spacing="-0.034cm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-0.001cm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-0.001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-0.003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0.002cm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-0.011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0.004cm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-0.018cm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solid" style:text-underline-width="bold" style:text-underline-color="font-color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-0.017cm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Arial" fo:font-size="36pt" fo:letter-spacing="-0.001cm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Arial" fo:font-size="36pt" fo:letter-spacing="0.019cm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" fo:font-size="36pt" fo:letter-spacing="0.009cm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" fo:font-size="36pt" fo:letter-spacing="-0.015cm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" fo:font-size="36pt" fo:letter-spacing="-0.234cm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Arial" fo:font-size="36pt" fo:letter-spacing="-0.004cm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Times New Roman" fo:font-size="33.5pt" fo:letter-spacing="normal" fo:font-style="normal" style:text-underline-style="none" fo:font-weight="normal" style:font-size-asian="33.5pt" style:font-style-asian="normal" style:font-weight-asian="normal" style:font-name-complex="Times New Roman" style:font-size-complex="33.5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Times New Roman" fo:font-size="32.5pt" fo:letter-spacing="normal" fo:font-style="normal" style:text-underline-style="none" fo:font-weight="normal" style:font-size-asian="32.5pt" style:font-style-asian="normal" style:font-weight-asian="normal" style:font-name-complex="Times New Roman" style:font-size-complex="32.5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style:font-name="Arial" fo:font-size="26pt" fo:letter-spacing="-0.008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Arial" fo:font-size="26pt" fo:letter-spacing="-0.033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Times New Roman" fo:font-size="34.5pt" fo:letter-spacing="normal" fo:font-style="normal" style:text-underline-style="none" fo:font-weight="normal" style:font-size-asian="34.5pt" style:font-style-asian="normal" style:font-weight-asian="normal" style:font-name-complex="Times New Roman" style:font-size-complex="34.5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0.009cm" fo:font-style="normal" style:text-underline-style="solid" style:text-underline-width="auto" style:text-underline-color="font-color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0.009cm" fo:font-style="normal" style:text-underline-style="solid" style:text-underline-width="auto" style:text-underline-color="font-color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0" style:family="text">
      <style:text-properties fo:font-variant="normal" fo:text-transform="none" fo:color="#7f0055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fo:font-size="18pt" fo:letter-spacing="-0.03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53" style:family="text">
      <style:text-properties fo:font-variant="normal" fo:text-transform="none" fo:color="#c48cff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fo:font-size="18pt" fo:letter-spacing="-0.034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55" style:family="text">
      <style:text-properties fo:font-variant="normal" fo:text-transform="none" fo:color="#77933c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56" style:family="text">
      <style:text-properties fo:font-variant="normal" fo:text-transform="none" fo:color="#77933c" style:text-line-through-style="none" style:text-line-through-type="none" style:text-position="0% 100%" fo:font-size="18pt" fo:letter-spacing="normal" fo:font-style="italic" style:text-underline-style="none" fo:font-weight="bold" style:font-size-asian="18pt" style:font-style-asian="italic" style:font-weight-asian="bold" style:font-name-complex="Consolas" style:font-size-complex="18pt" style:font-style-complex="italic" style:font-weight-complex="bold"/>
    </style:style>
    <style:style style:name="T57" style:family="text">
      <style:text-properties fo:font-variant="normal" fo:text-transform="none" fo:color="#89a24c" style:text-line-through-style="none" style:text-line-through-type="none" style:text-position="0% 100%" fo:font-size="18pt" fo:letter-spacing="normal" fo:font-style="italic" style:text-underline-style="none" fo:font-weight="bold" style:font-size-asian="18pt" style:font-style-asian="italic" style:font-weight-asian="bold" style:font-name-complex="Consolas" style:font-size-complex="18pt" style:font-style-complex="italic" style:font-weight-complex="bold"/>
    </style:style>
    <style:style style:name="T58" style:family="text">
      <style:text-properties fo:font-variant="normal" fo:text-transform="none" fo:color="#77933c" style:text-line-through-style="none" style:text-line-through-type="none" style:text-position="0% 100%" fo:font-size="18pt" fo:letter-spacing="-0.038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59" style:family="text">
      <style:text-properties fo:font-variant="normal" fo:text-transform="none" fo:color="#77933c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60" style:family="text">
      <style:text-properties fo:font-variant="normal" fo:text-transform="none" fo:color="#77933c" style:text-line-through-style="none" style:text-line-through-type="none" style:text-position="0% 100%" style:font-name="Consolas" fo:font-size="18pt" fo:letter-spacing="-0.03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style:text-position="0% 100%" style:font-name="Arial" fo:font-size="16pt" fo:letter-spacing="0.002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text-position="0% 100%" style:font-name="Arial" fo:font-size="16pt" fo:letter-spacing="0.009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3" style:family="text">
      <style:text-properties fo:font-variant="normal" fo:text-transform="none" style:text-line-through-style="none" style:text-line-through-type="none" style:text-position="0% 100%" style:font-name="Arial" fo:font-size="16pt" fo:letter-spacing="0.007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style:font-name="Arial" fo:font-size="16pt" fo:letter-spacing="-0.024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text-position="0% 100%" style:font-name="Arial" fo:font-size="16pt" fo:letter-spacing="0.016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6" style:family="text">
      <style:text-properties fo:font-variant="normal" fo:text-transform="none" style:text-line-through-style="none" style:text-line-through-type="none" style:text-position="0% 100%" style:font-name="Arial" fo:font-size="16pt" fo:letter-spacing="-0.01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7" style:family="text">
      <style:text-properties fo:font-variant="normal" fo:text-transform="none" style:text-line-through-style="none" style:text-line-through-type="none" style:text-position="0% 100%" style:font-name="Arial" fo:font-size="16pt" fo:letter-spacing="0.011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text-position="0% 100%" style:font-name="Arial" fo:font-size="16pt" fo:letter-spacing="0.005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9" style:family="text">
      <style:text-properties fo:font-variant="normal" fo:text-transform="none" style:text-line-through-style="none" style:text-line-through-type="none" style:text-position="0% 100%" style:font-name="Arial" fo:font-size="16pt" fo:letter-spacing="-0.008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style:text-position="0% 100%" style:font-name="Arial" fo:font-size="16pt" fo:letter-spacing="-0.006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Arial" fo:font-size="16pt" fo:letter-spacing="-0.004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Arial" fo:font-size="16pt" fo:letter-spacing="-0.003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style:text-position="0% 100%" style:font-name="Arial" fo:font-size="16pt" fo:letter-spacing="-0.015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5" style:family="text">
      <style:text-properties fo:font-variant="normal" fo:text-transform="none" style:text-line-through-style="none" style:text-line-through-type="none" style:text-position="0% 100%" style:font-name="Arial" fo:font-size="16pt" fo:letter-spacing="0.004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" fo:font-size="16pt" fo:letter-spacing="0.014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" fo:font-size="16pt" fo:letter-spacing="-0.039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font-name="Arial" fo:font-size="16pt" fo:letter-spacing="-0.001cm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" fo:font-size="26pt" fo:letter-spacing="-0.018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" fo:font-size="26pt" fo:letter-spacing="-0.0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text-position="0% 100%" style:font-name="Arial" fo:font-size="26pt" fo:letter-spacing="0.01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" fo:font-size="26pt" fo:letter-spacing="0.01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3" style:family="text">
      <style:text-properties fo:font-variant="normal" fo:text-transform="none" style:text-line-through-style="none" style:text-line-through-type="none" style:text-position="0% 100%" style:font-name="Arial" fo:font-size="26pt" fo:letter-spacing="-0.027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4" style:family="text">
      <style:text-properties fo:font-variant="normal" fo:text-transform="none" style:text-line-through-style="none" style:text-line-through-type="none" style:text-position="0% 100%" style:font-name="Arial" fo:font-size="26pt" fo:letter-spacing="-0.006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5" style:family="text">
      <style:text-properties fo:font-variant="normal" fo:text-transform="none" style:text-line-through-style="none" style:text-line-through-type="none" style:text-position="0% 100%" style:font-name="Arial" fo:font-size="26pt" fo:letter-spacing="-0.013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Arial" fo:font-size="22pt" fo:letter-spacing="-0.008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7" style:family="text">
      <style:text-properties fo:font-variant="normal" fo:text-transform="none" style:text-line-through-style="none" style:text-line-through-type="none" style:text-position="0% 100%" style:font-name="Arial" fo:font-size="22pt" fo:letter-spacing="0.004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Arial" fo:font-size="22pt" fo:letter-spacing="0.002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9" style:family="text">
      <style:text-properties fo:font-variant="normal" fo:text-transform="none" style:text-line-through-style="none" style:text-line-through-type="none" style:text-position="0% 100%" style:font-name="Arial" fo:font-size="22pt" fo:letter-spacing="0.005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0" style:family="text">
      <style:text-properties fo:font-variant="normal" fo:text-transform="none" style:text-line-through-style="none" style:text-line-through-type="none" style:text-position="0% 100%" style:font-name="Arial" fo:font-size="22pt" fo:letter-spacing="-0.022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1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Arial" fo:font-size="22pt" fo:letter-spacing="-0.004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-0.034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95" style:family="text">
      <style:text-properties fo:font-variant="normal" fo:text-transform="none" fo:color="#7f0055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96" style:family="text">
      <style:text-properties fo:font-variant="normal" fo:text-transform="none" fo:color="#5e5e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98" style:family="text">
      <style:text-properties fo:font-variant="normal" fo:text-transform="none" fo:color="#c48c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Times New Roman" fo:font-size="21pt" fo:letter-spacing="normal" fo:font-style="normal" style:text-underline-style="none" fo:font-weight="normal" style:font-size-asian="21pt" style:font-style-asian="normal" style:font-weight-asian="normal" style:font-name-complex="Times New Roman" style:font-size-complex="21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1" style:family="text">
      <style:text-properties fo:font-variant="normal" fo:text-transform="none" fo:color="#c48cff" style:text-line-through-style="none" style:text-line-through-type="none" style:text-position="0% 100%" style:font-name="Consolas" fo:font-size="18pt" fo:letter-spacing="-0.034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02" style:family="text">
      <style:text-properties fo:font-variant="normal" fo:text-transform="none" style:text-line-through-style="none" style:text-line-through-type="none" style:text-position="0% 100%" style:font-name="Arial" fo:font-size="22pt" fo:letter-spacing="-0.001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Arial" fo:font-size="22pt" fo:letter-spacing="0.009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Arial" fo:font-size="22pt" fo:letter-spacing="0.007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5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06" style:family="text">
      <style:text-properties fo:font-variant="normal" fo:text-transform="none" fo:color="#0000c0" style:text-line-through-style="none" style:text-line-through-type="none" style:text-position="0% 100%" style:font-name="LM Mono 10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07" style:family="text">
      <style:text-properties fo:font-variant="normal" fo:text-transform="none" fo:color="#0000c0" style:text-line-through-style="none" style:text-line-through-type="none" style:text-position="0% 100%" style:font-name="LM Mono 10" fo:font-size="18pt" fo:letter-spacing="-0.034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08" style:family="text">
      <style:text-properties fo:font-variant="normal" fo:text-transform="none" fo:color="#c48cff" style:text-line-through-style="none" style:text-line-through-type="none" style:text-position="0% 100%" style:font-name="LM Mono 10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09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-0.031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10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-0.00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11" style:family="text">
      <style:text-properties fo:font-variant="normal" fo:text-transform="none" fo:color="#5e5eff" style:text-line-through-style="none" style:text-line-through-type="none" style:text-position="0% 100%" style:font-name="LM Mono 10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12" style:family="text">
      <style:text-properties fo:font-variant="normal" fo:text-transform="none" fo:color="#5e5eff" style:text-line-through-style="none" style:text-line-through-type="none" style:text-position="0% 100%" style:font-name="LM Mono 10" fo:font-size="18pt" fo:letter-spacing="-0.034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13" style:family="text">
      <style:text-properties fo:font-variant="normal" fo:text-transform="none" fo:color="#5e5eff" style:text-line-through-style="none" style:text-line-through-type="none" style:text-position="0% 100%" style:font-name="LM Mono 10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14" style:family="text">
      <style:text-properties fo:font-variant="normal" fo:text-transform="none" fo:color="#5e5eff" style:text-line-through-style="none" style:text-line-through-type="none" style:text-position="0% 100%" style:font-name="LM Mono 10" fo:font-size="18pt" fo:letter-spacing="-0.034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15" style:family="text">
      <style:text-properties fo:font-variant="normal" fo:text-transform="none" fo:color="#0000c0" style:text-line-through-style="none" style:text-line-through-type="none" style:text-position="0% 100%" style:font-name="LM Mono 10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text-position="0% 100%" style:font-name="LM Mono 10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17" style:family="text">
      <style:text-properties fo:font-variant="normal" fo:text-transform="none" fo:color="#4f6228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18" style:family="text">
      <style:text-properties fo:font-variant="normal" fo:text-transform="none" fo:color="#4f6228" style:text-line-through-style="none" style:text-line-through-type="none" style:text-position="0% 100%" style:font-name="Consolas" fo:font-size="18pt" fo:letter-spacing="-0.038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19" style:family="text">
      <style:text-properties fo:font-variant="normal" fo:text-transform="none" style:text-line-through-style="none" style:text-line-through-type="none" style:text-position="0% 100%" style:font-name="Arial" fo:font-size="26pt" fo:letter-spacing="-0.015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0" style:family="text">
      <style:text-properties fo:font-variant="normal" fo:text-transform="none" fo:color="#6a3e3e" style:text-line-through-style="none" style:text-line-through-type="none" style:text-position="0% 100%" style:font-name="LM Mono 10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21" style:family="text">
      <style:text-properties fo:font-variant="normal" fo:text-transform="none" fo:color="#6a3e3e" style:text-line-through-style="none" style:text-line-through-type="none" style:text-position="0% 100%" style:font-name="LM Mono 10" fo:font-size="18pt" fo:letter-spacing="-0.039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22" style:family="text">
      <style:text-properties fo:font-variant="normal" fo:text-transform="none" fo:color="#6a3e3e" style:text-line-through-style="none" style:text-line-through-type="none" style:text-position="0% 100%" style:font-name="LM Mono 10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23" style:family="text">
      <style:text-properties fo:font-variant="normal" fo:text-transform="none" fo:color="#6a3e3e" style:text-line-through-style="none" style:text-line-through-type="none" style:text-position="0% 100%" style:font-name="LM Mono 10" fo:font-size="18pt" fo:letter-spacing="-0.034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24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-0.03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25" style:family="text">
      <style:text-properties fo:font-variant="normal" fo:text-transform="non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26" style:family="text">
      <style:text-properties fo:font-variant="normal" fo:text-transform="none" fo:color="#0000c0" style:text-line-through-style="none" style:text-line-through-type="none" style:text-position="0% 100%" style:font-name="LM Mono 10" fo:font-size="18pt" fo:letter-spacing="-0.036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Arial" fo:font-size="26pt" fo:letter-spacing="0.019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0.018cm" fo:font-style="normal" style:text-underline-style="solid" style:text-underline-width="auto" style:text-underline-color="font-color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129" style:family="text">
      <style:text-properties fo:font-variant="normal" fo:text-transform="none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30" style:family="text">
      <style:text-properties fo:font-variant="normal" fo:text-transform="none" style:text-line-through-style="none" style:text-line-through-type="none" style:text-position="0% 100%" style:font-name="Arial" fo:font-size="22pt" fo:letter-spacing="0.014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1" style:family="text">
      <style:text-properties fo:font-variant="normal" fo:text-transform="none" style:text-line-through-style="none" style:text-line-through-type="none" style:text-position="0% 100%" style:font-name="Arial" fo:font-size="22pt" fo:letter-spacing="-0.006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2" style:family="text">
      <style:text-properties fo:font-variant="normal" fo:text-transform="none" style:text-line-through-style="none" style:text-line-through-type="none" style:text-position="0% 100%" style:font-name="Arial" fo:font-size="22pt" fo:letter-spacing="-0.031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3" style:family="text">
      <style:text-properties fo:font-variant="normal" fo:text-transform="none" style:text-line-through-style="none" style:text-line-through-type="none" style:text-position="0% 100%" style:font-name="Arial" fo:font-size="22pt" fo:letter-spacing="-0.034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4" style:family="text">
      <style:text-properties fo:font-variant="normal" fo:text-transform="none" style:text-line-through-style="none" style:text-line-through-type="none" style:text-position="0% 100%" style:font-name="Arial" fo:font-size="22pt" fo:letter-spacing="-0.015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text-position="0% 100%" style:font-name="Arial" fo:font-size="22pt" fo:letter-spacing="-0.003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text-position="0% 100%" style:font-name="Arial" fo:font-size="18pt" fo:letter-spacing="-0.006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7" style:family="text">
      <style:text-properties fo:font-variant="normal" fo:text-transform="none" style:text-line-through-style="none" style:text-line-through-type="none" style:text-position="0% 100%" style:font-name="Arial" fo:font-size="18pt" fo:letter-spacing="-0.001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8" style:family="text">
      <style:text-properties fo:font-variant="normal" fo:text-transform="none" style:text-line-through-style="none" style:text-line-through-type="none" style:text-position="0% 100%" style:font-name="Arial" fo:font-size="18pt" fo:letter-spacing="-0.008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9" style:family="text">
      <style:text-properties fo:font-variant="normal" fo:text-transform="none" fo:color="#2a00ff" style:text-line-through-style="none" style:text-line-through-type="none" style:text-position="0% 100%" style:font-name="LM Mono 10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40" style:family="text">
      <style:text-properties fo:font-variant="normal" fo:text-transform="none" fo:color="#2a00ff" style:text-line-through-style="none" style:text-line-through-type="none" style:text-position="0% 100%" style:font-name="LM Mono 10" fo:font-size="18pt" fo:letter-spacing="-0.034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41" style:family="text">
      <style:text-properties fo:font-variant="normal" fo:text-transform="none" fo:color="#ff5e5e" style:text-line-through-style="none" style:text-line-through-type="none" style:text-position="0% 100%" style:font-name="LM Mono 10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42" style:family="text">
      <style:text-properties fo:font-variant="normal" fo:text-transform="none" fo:color="#ff5e5e" style:text-line-through-style="none" style:text-line-through-type="none" style:text-position="0% 100%" style:font-name="LM Mono 10" fo:font-size="18pt" fo:letter-spacing="-0.034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43" style:family="text">
      <style:text-properties fo:font-variant="normal" fo:text-transform="none" fo:color="#c48cff" style:text-line-through-style="none" style:text-line-through-type="none" style:text-position="0% 100%" style:font-name="LM Mono 10" fo:font-size="18pt" fo:letter-spacing="-0.03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44" style:family="text">
      <style:text-properties fo:font-variant="normal" fo:text-transform="none" fo:color="#ff5e5e" style:text-line-through-style="none" style:text-line-through-type="none" style:text-position="0% 100%" style:font-name="LM Mono 10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45" style:family="text">
      <style:text-properties fo:font-variant="normal" fo:text-transform="none" fo:color="#ff5e5e" style:text-line-through-style="none" style:text-line-through-type="none" style:text-position="0% 100%" style:font-name="LM Mono 10" fo:font-size="18pt" fo:letter-spacing="-0.034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46" style:family="text">
      <style:text-properties fo:font-variant="normal" fo:text-transform="none" style:text-line-through-style="none" style:text-line-through-type="none" style:text-position="0% 100%" style:font-name="Arial" fo:font-size="26pt" fo:letter-spacing="0.025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47" style:family="text">
      <style:text-properties fo:font-variant="normal" fo:text-transform="none" fo:color="#c48cff" style:text-line-through-style="none" style:text-line-through-type="none" style:text-position="0% 100%" style:font-name="LM Mono 10" fo:font-size="18pt" fo:letter-spacing="-0.038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48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49" style:family="text">
      <style:text-properties fo:font-variant="normal" fo:text-transform="none" style:text-line-through-style="none" style:text-line-through-type="none" style:text-position="0% 100%" style:font-name="Arial" fo:font-size="26pt" fo:letter-spacing="-0.01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50" style:family="text">
      <style:text-properties fo:font-variant="normal" fo:text-transform="none" fo:color="#c48cff" style:text-line-through-style="none" style:text-line-through-type="none" style:text-position="0% 100%" style:font-name="LM Mono 10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51" style:family="text">
      <style:text-properties fo:font-variant="normal" fo:text-transform="none" fo:color="#ff5e5e" style:text-line-through-style="none" style:text-line-through-type="none" style:text-position="0% 100%" style:font-name="LM Mono 10" fo:font-size="18pt" fo:letter-spacing="-0.036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52" style:family="text">
      <style:text-properties fo:font-variant="normal" fo:text-transform="none" style:text-line-through-style="none" style:text-line-through-type="none" style:text-position="0% 100%" style:font-name="Arial" fo:font-size="26pt" fo:letter-spacing="0.01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text-position="0% 100%" fo:font-size="18pt" fo:letter-spacing="-0.034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55" style:family="text">
      <style:text-properties fo:font-variant="normal" fo:text-transform="none" fo:color="#2a00ff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56" style:family="text">
      <style:text-properties fo:font-variant="normal" fo:text-transform="none" fo:color="#000000" style:text-line-through-style="none" style:text-line-through-type="none" style:text-position="0% 100%" fo:font-size="18.5pt" fo:letter-spacing="normal" fo:font-style="normal" style:text-underline-style="none" fo:font-weight="normal" style:font-size-asian="18.5pt" style:font-style-asian="normal" style:font-weight-asian="normal" style:font-name-complex="Times New Roman" style:font-size-complex="18.5pt" style:font-style-complex="normal" style:font-weight-complex="normal"/>
    </style:style>
    <style:style style:name="T157" style:family="text">
      <style:text-properties fo:font-variant="normal" fo:text-transform="none" fo:color="#2a00ff" style:text-line-through-style="none" style:text-line-through-type="none" style:text-position="0% 100%" fo:font-size="18pt" fo:letter-spacing="-0.03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58" style:family="text">
      <style:text-properties fo:font-variant="normal" fo:text-transform="none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59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-0.034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60" style:family="text">
      <style:text-properties fo:font-variant="normal" fo:text-transform="none" fo:color="#2a00ff" style:text-line-through-style="none" style:text-line-through-type="none" style:text-position="0% 100%" style:font-name="LM Mono 10" fo:font-size="18pt" fo:letter-spacing="-0.03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61" style:family="text">
      <style:text-properties fo:font-variant="normal" fo:text-transform="none" fo:color="#2a00ff" style:text-line-through-style="none" style:text-line-through-type="none" style:text-position="0% 100%" style:font-name="LM Mono 10" fo:font-size="18pt" fo:letter-spacing="-0.038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62" style:family="text">
      <style:text-properties fo:font-variant="normal" fo:text-transform="none" fo:color="#2a00ff" style:text-line-through-style="none" style:text-line-through-type="none" style:text-position="0% 100%" style:font-name="LM Mono 10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text-position="0% 100%" style:font-name="Arial" fo:font-size="22pt" fo:letter-spacing="-0.013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text-position="0% 100%" style:font-name="Arial" fo:font-size="22pt" fo:letter-spacing="0.011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text-position="0% 100%" style:font-name="Arial" fo:font-size="22pt" fo:letter-spacing="-0.018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67" style:family="text">
      <style:text-properties fo:font-variant="normal" fo:text-transform="none" fo:color="#7f0055" style:text-line-through-style="none" style:text-line-through-type="none" style:text-position="0% 100%" style:font-name="Consolas" fo:font-size="18pt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68" style:family="text">
      <style:text-properties fo:font-variant="normal" fo:text-transform="none" fo:color="#4f6228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69" style:family="text">
      <style:text-properties fo:font-variant="normal" fo:text-transform="none" fo:color="#4f6228" style:text-line-through-style="none" style:text-line-through-type="none" style:text-position="0% 100%" style:font-name="Times New Roman" fo:font-size="17pt" fo:letter-spacing="normal" fo:font-style="normal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T170" style:family="text">
      <style:text-properties fo:font-variant="normal" fo:text-transform="none" fo:color="#1c1c1c" style:text-line-through-style="none" style:text-line-through-type="none" style:text-position="0% 100%" style:font-name="Arial" fo:font-size="26pt" fo:letter-spacing="-0.003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1" style:family="text">
      <style:text-properties fo:font-variant="normal" fo:text-transform="none" fo:color="#1c1c1c" style:text-line-through-style="none" style:text-line-through-type="none" style:text-position="0% 100%" style:font-name="Arial" fo:font-size="26pt" fo:letter-spacing="0.01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2" style:family="text">
      <style:text-properties fo:font-variant="normal" fo:text-transform="none" fo:color="#1c1c1c" style:text-line-through-style="none" style:text-line-through-type="none" style:text-position="0% 100%" style:font-name="Arial" fo:font-size="26pt" fo:letter-spacing="-0.00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3" style:family="text">
      <style:text-properties fo:font-variant="normal" fo:text-transform="none" fo:color="#c48cff" style:text-line-through-style="none" style:text-line-through-type="none" style:text-position="0% 100%" style:font-name="Consolas" fo:font-size="18pt" fo:letter-spacing="0.007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74" style:family="text">
      <style:text-properties fo:font-variant="normal" fo:text-transform="none" fo:color="#c48cff" style:text-line-through-style="none" style:text-line-through-type="none" style:text-position="0% 100%" style:font-name="Consolas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75" style:family="text">
      <style:text-properties fo:font-variant="normal" fo:text-transform="none" fo:color="#c48cff" style:text-line-through-style="none" style:text-line-through-type="none" style:text-position="0% 100%" style:font-name="Consolas" fo:font-size="18pt" fo:letter-spacing="-0.064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76" style:family="text">
      <style:text-properties fo:font-variant="normal" fo:text-transform="none" fo:color="#c48c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77" style:family="text">
      <style:text-properties fo:font-variant="normal" fo:text-transform="none" fo:color="#2a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78" style:family="text">
      <style:text-properties fo:font-variant="normal" fo:text-transform="none" fo:color="#2a00ff" style:text-line-through-style="none" style:text-line-through-type="none" style:text-position="0% 100%" style:font-name="Consolas" fo:font-size="18pt" fo:letter-spacing="-0.034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79" style:family="text">
      <style:text-properties fo:font-variant="normal" fo:text-transform="none" fo:color="#5e5e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80" style:family="text">
      <style:text-properties fo:font-variant="normal" fo:text-transform="none" fo:color="#4f6228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81" style:family="text">
      <style:text-properties fo:font-variant="normal" fo:text-transform="none" fo:color="#4f6228" style:text-line-through-style="none" style:text-line-through-type="none" style:text-position="0% 100%" style:font-name="Consolas" fo:font-size="18pt" fo:letter-spacing="-0.041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82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-0.038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83" style:family="text">
      <style:text-properties fo:font-variant="normal" fo:text-transform="none" fo:color="#4f6228" style:text-line-through-style="none" style:text-line-through-type="none" style:text-position="0% 100%" style:font-name="LM Mono 10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84" style:family="text">
      <style:text-properties fo:font-variant="normal" fo:text-transform="none" fo:color="#7f0055" style:text-line-through-style="none" style:text-line-through-type="none" style:text-position="0% 100%" style:font-name="LM Mono 10" fo:font-size="16pt" fo:letter-spacing="normal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85" style:family="text">
      <style:text-properties fo:font-variant="normal" fo:text-transform="none" fo:color="#000000" style:text-line-through-style="none" style:text-line-through-type="none" style:text-position="0% 100%" style:font-name="LM Mono 10" fo:font-size="16pt" fo:letter-spacing="normal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LM Mono 10" fo:font-size="16pt" fo:letter-spacing="-0.036cm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LM Mono 10" fo:font-size="16pt" fo:letter-spacing="-0.038cm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88" style:family="text">
      <style:text-properties fo:font-variant="normal" fo:text-transform="none" fo:color="#c48cff" style:text-line-through-style="none" style:text-line-through-type="none" style:text-position="0% 100%" style:font-name="LM Mono 10" fo:font-size="16pt" fo:letter-spacing="normal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89" style:family="text">
      <style:text-properties fo:font-variant="normal" fo:text-transform="none" fo:color="#2a00ff" style:text-line-through-style="none" style:text-line-through-type="none" style:text-position="0% 100%" style:font-name="LM Mono 10" fo:font-size="16pt" fo:letter-spacing="normal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90" style:family="text">
      <style:text-properties fo:font-variant="normal" fo:text-transform="none" fo:color="#2a00ff" style:text-line-through-style="none" style:text-line-through-type="none" style:text-position="0% 100%" style:font-name="LM Mono 10" fo:font-size="16pt" fo:letter-spacing="-0.036cm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91" style:family="text">
      <style:text-properties fo:font-variant="normal" fo:text-transform="none" fo:color="#000000" style:text-line-through-style="none" style:text-line-through-type="none" style:text-position="0% 100%" style:font-name="LM Mono 10" fo:font-size="16pt" fo:letter-spacing="-0.034cm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style:font-name="LM Mono 10" fo:font-size="16pt" fo:letter-spacing="normal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93" style:family="text">
      <style:text-properties fo:font-variant="normal" fo:text-transform="none" fo:color="#7f0055" style:text-line-through-style="none" style:text-line-through-type="none" style:text-position="0% 100%" style:font-name="LM Mono 10" fo:font-size="16pt" fo:letter-spacing="-0.034cm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94" style:family="text">
      <style:text-properties fo:font-variant="normal" fo:text-transform="none" fo:color="#2a00ff" style:text-line-through-style="none" style:text-line-through-type="none" style:text-position="0% 100%" style:font-name="LM Mono 10" fo:font-size="16pt" fo:letter-spacing="normal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LM Mono 10" fo:font-size="16pt" fo:letter-spacing="-0.036cm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96" style:family="text">
      <style:text-properties fo:font-variant="normal" fo:text-transform="none" fo:color="#c48cff" style:text-line-through-style="none" style:text-line-through-type="none" style:text-position="0% 100%" style:font-name="LM Mono 10" fo:font-size="16pt" fo:letter-spacing="normal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97" style:family="text">
      <style:text-properties fo:font-variant="normal" fo:text-transform="none" fo:color="#5e5eff" style:text-line-through-style="none" style:text-line-through-type="none" style:text-position="0% 100%" style:font-name="LM Mono 10" fo:font-size="16pt" fo:letter-spacing="normal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style:font-name="LM Mono 10" fo:font-size="16pt" fo:letter-spacing="-0.039cm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199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-0.036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0" style:family="text">
      <style:text-properties fo:font-variant="normal" fo:text-transform="none" fo:color="#7f0055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1" style:family="text">
      <style:text-properties fo:font-variant="normal" fo:text-transform="none" fo:color="#2a00ff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2" style:family="text">
      <style:text-properties fo:font-variant="normal" fo:text-transform="none" fo:color="#2a00ff" style:text-line-through-style="none" style:text-line-through-type="none" style:text-position="0% 100%" fo:font-size="18pt" fo:letter-spacing="-0.036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3" style:family="text">
      <style:text-properties fo:font-variant="normal" fo:text-transform="none" fo:color="#c48cff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4" style:family="text">
      <style:text-properties fo:font-variant="normal" fo:text-transform="none" fo:color="#4f6228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5" style:family="text">
      <style:text-properties fo:font-variant="normal" fo:text-transform="none" fo:color="#4f6228" style:text-line-through-style="none" style:text-line-through-type="none" style:text-position="0% 100%" fo:font-size="18pt" fo:letter-spacing="-0.036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text-position="0% 100%" style:font-name="Arial" fo:font-size="26pt" fo:letter-spacing="-0.02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text-position="0% 100%" style:font-name="Arial" fo:font-size="26pt" fo:letter-spacing="0.02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08" style:family="text">
      <style:text-properties fo:font-variant="normal" fo:text-transform="none" fo:color="#7f0055" style:text-line-through-style="none" style:text-line-through-type="none" style:text-position="0% 100%" style:font-name="LM Mono 10" fo:font-size="18pt" fo:letter-spacing="-0.039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09" style:family="text">
      <style:text-properties fo:font-variant="normal" fo:text-transform="none" fo:color="#c48cff" style:text-line-through-style="none" style:text-line-through-type="none" style:text-position="0% 100%" style:font-name="LM Mono 10" fo:font-size="18pt" fo:letter-spacing="-0.036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10" style:family="text">
      <style:text-properties fo:font-variant="normal" fo:text-transform="none" fo:color="#4f6228" style:text-line-through-style="none" style:text-line-through-type="none" style:text-position="0% 100%" style:font-name="Consolas" fo:font-size="18pt" fo:letter-spacing="-0.036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11" style:family="text">
      <style:text-properties fo:font-variant="normal" fo:text-transform="none" fo:color="#617335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12" style:family="text">
      <style:text-properties fo:font-variant="normal" fo:text-transform="none" fo:color="#0000c0" style:text-line-through-style="none" style:text-line-through-type="none" style:text-position="0% 100%" style:font-name="LM Mono 10" fo:font-size="18pt" fo:letter-spacing="-0.03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13" style:family="text">
      <style:text-properties fo:font-variant="normal" fo:text-transform="none" style:text-line-through-style="none" style:text-line-through-type="none" style:text-position="0% 100%" style:font-name="Arial" fo:font-size="22pt" fo:letter-spacing="-0.025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text-position="0% 100%" style:font-name="Arial" fo:font-size="28pt" fo:letter-spacing="-0.006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text-position="0% 100%" style:font-name="Arial" fo:font-size="28pt" fo:letter-spacing="-0.01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text-position="0% 100%" style:font-name="Arial" fo:font-size="28pt" fo:letter-spacing="-0.004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text-position="0% 100%" style:font-name="Arial" fo:font-size="28pt" fo:letter-spacing="0.004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text-position="0% 100%" style:font-name="Arial" fo:font-size="28pt" fo:letter-spacing="-0.00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text-position="0% 100%" style:font-name="Arial" fo:font-size="28pt" fo:letter-spacing="0.01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text-position="0% 100%" style:font-name="Arial" fo:font-size="28pt" fo:letter-spacing="0.016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text-position="0% 100%" style:font-name="Arial" fo:font-size="28pt" fo:letter-spacing="0.01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text-position="0% 100%" style:font-name="Arial" fo:font-size="24pt" fo:letter-spacing="0.005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text-position="0% 100%" style:font-name="Arial" fo:font-size="24pt" fo:letter-spacing="0.004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text-position="0% 100%" style:font-name="Arial" fo:font-size="24pt" fo:letter-spacing="-0.001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text-position="0% 100%" style:font-name="Arial" fo:font-size="24pt" fo:letter-spacing="-0.02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text-position="0% 100%" style:font-name="Arial" fo:font-size="24pt" fo:letter-spacing="0.002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text-position="0% 100%" style:font-name="Arial" fo:font-size="24pt" fo:letter-spacing="-0.00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text-position="0% 100%" style:font-name="Arial" fo:font-size="24pt" fo:letter-spacing="0.009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text-position="0% 100%" style:font-name="Arial" fo:font-size="24pt" fo:letter-spacing="-0.011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text-position="0% 100%" style:font-name="Arial" fo:font-size="24pt" fo:letter-spacing="-0.022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text-position="0% 100%" style:font-name="Arial" fo:font-size="18pt" fo:letter-spacing="-0.011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text-position="0% 100%" style:font-name="Arial" fo:font-size="18pt" fo:letter-spacing="-0.031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text-position="0% 100%" style:font-name="Arial" fo:font-size="18pt" fo:letter-spacing="-0.004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text-position="0% 100%" style:font-name="Arial" fo:font-size="24pt" fo:letter-spacing="-0.015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text-position="0% 100%" style:font-name="Arial" fo:font-size="24pt" fo:letter-spacing="0.007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text-position="0% 100%" style:font-name="Arial" fo:font-size="18pt" fo:letter-spacing="-0.024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text-position="0% 100%" style:font-name="Arial" fo:font-size="18pt" fo:letter-spacing="0.014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text-position="0% 100%" style:font-name="Arial" fo:font-size="28pt" fo:letter-spacing="0.002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text-position="0% 100%" style:font-name="Arial" fo:font-size="28pt" fo:letter-spacing="-0.013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text-position="0% 100%" style:font-name="Times New Roman" fo:font-size="30.5pt" fo:letter-spacing="normal" fo:font-style="normal" style:text-underline-style="none" fo:font-weight="normal" style:font-size-asian="30.5pt" style:font-style-asian="normal" style:font-weight-asian="normal" style:font-name-complex="Times New Roman" style:font-size-complex="30.5pt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text-position="0% 100%" style:font-name="Arial" fo:font-size="24pt" fo:letter-spacing="0.012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text-position="0% 100%" style:font-name="Arial" fo:font-size="24pt" fo:letter-spacing="-0.01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text-position="0% 100%" style:font-name="Arial" fo:font-size="24pt" fo:letter-spacing="-0.008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text-position="0% 100%" style:font-name="Arial" fo:font-size="32pt" fo:letter-spacing="0.002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text-position="0% 100%" style:font-name="Arial" fo:font-size="32pt" fo:letter-spacing="0.079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text-position="0% 100%" style:font-name="Arial" fo:font-size="32pt" fo:letter-spacing="-0.001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text-position="0% 100%" style:font-name="Arial" fo:font-size="32pt" fo:letter-spacing="-0.085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text-position="0% 100%" style:font-name="Arial" fo:font-size="32pt" fo:letter-spacing="-0.004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text-position="0% 100%" style:font-name="Arial" fo:font-size="32pt" fo:letter-spacing="-0.003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text-position="0% 100%" style:font-name="Arial" fo:font-size="32pt" fo:letter-spacing="0.007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text-position="0% 100%" style:font-name="Arial" fo:font-size="32pt" fo:letter-spacing="-0.011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text-position="0% 100%" style:font-name="Arial" fo:font-size="32pt" fo:letter-spacing="0.005cm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text-position="0% 100%" style:font-name="Arial" fo:font-size="28pt" fo:letter-spacing="-0.01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text-position="0% 100%" style:font-name="Arial" fo:font-size="28pt" fo:letter-spacing="0.005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text-position="0% 100%" style:font-name="Arial" fo:font-size="28pt" fo:letter-spacing="0.039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59" style:family="text">
      <style:text-properties fo:font-variant="normal" fo:text-transform="none" fo:color="#4f6228" style:text-line-through-style="none" style:text-line-through-type="none" style:text-position="0% 100%" style:font-name="LM Mono 10" fo:font-size="18pt" fo:letter-spacing="-0.036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60" style:family="text">
      <style:text-properties fo:font-variant="normal" fo:text-transform="none" fo:color="#c48cff" style:text-line-through-style="none" style:text-line-through-type="none" style:text-position="0% 100%" style:font-name="LM Mono 10" fo:font-size="18pt" fo:letter-spacing="-0.003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61" style:family="text">
      <style:text-properties fo:font-variant="normal" fo:text-transform="none" style:text-line-through-style="none" style:text-line-through-type="none" style:text-position="0% 100%" style:font-name="Arial" fo:font-size="28pt" fo:letter-spacing="-0.00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text-position="0% 100%" style:font-name="Arial" fo:font-size="28pt" fo:letter-spacing="0.007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text-position="0% 100%" style:font-name="Arial" fo:font-size="28pt" fo:letter-spacing="-0.0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text-position="0% 100%" style:font-name="Arial" fo:font-size="28pt" fo:letter-spacing="0.009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text-position="0% 100%" style:font-name="Arial" fo:font-size="28pt" fo:letter-spacing="-0.015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text-position="0% 100%" style:font-name="Arial" fo:font-size="28pt" fo:letter-spacing="-0.003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text-position="0% 100%" style:font-name="Calibri" fo:font-size="18pt" fo:letter-spacing="-0.001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text-position="0% 100%" style:font-name="Arial" fo:font-size="28pt" fo:letter-spacing="-0.024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9" style:family="text">
      <style:text-properties fo:font-variant="normal" fo:text-transform="none" fo:color="#c48cff" style:text-line-through-style="none" style:text-line-through-type="none" style:text-position="0% 100%" style:font-name="LM Mono 10" fo:font-size="18pt" fo:letter-spacing="-0.039cm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70" style:family="text">
      <style:text-properties fo:font-variant="normal" fo:text-transform="none" style:text-line-through-style="none" style:text-line-through-type="none" style:text-position="0% 100%" style:font-name="Arial" fo:font-size="28pt" fo:letter-spacing="-0.02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71" style:family="text">
      <style:text-properties fo:font-variant="normal" fo:text-transform="none" fo:color="#0000c0" style:text-line-through-style="none" style:text-line-through-type="none" style:text-position="0% 100%" style:font-name="LM Mono 10" fo:font-size="16pt" fo:letter-spacing="normal" fo:font-style="normal" style:text-underline-style="none" fo:font-weight="bold" style:font-size-asian="16pt" style:font-style-asian="normal" style:font-weight-asian="bold" style:font-name-complex="Consolas" style:font-size-complex="16pt" style:font-style-complex="normal" style:font-weight-complex="bold"/>
    </style:style>
    <style:style style:name="T272" style:family="text">
      <style:text-properties fo:font-variant="normal" fo:text-transform="none" fo:color="#0000c0" style:text-line-through-style="none" style:text-line-through-type="none" style:text-position="0% 100%" style:font-name="LM Mono 10" fo:font-size="16pt" fo:letter-spacing="normal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273" style:family="text">
      <style:text-properties fo:font-variant="normal" fo:text-transform="none" fo:color="#4f6228" style:text-line-through-style="none" style:text-line-through-type="none" style:text-position="0% 100%" style:font-name="LM Mono 10" fo:font-size="16pt" fo:letter-spacing="normal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274" style:family="text">
      <style:text-properties fo:font-variant="normal" fo:text-transform="none" fo:color="#4f6228" style:text-line-through-style="none" style:text-line-through-type="none" style:text-position="0% 100%" style:font-name="LM Mono 10" fo:font-size="16pt" fo:letter-spacing="-0.036cm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275" style:family="text">
      <style:text-properties fo:font-variant="normal" fo:text-transform="none" fo:color="#0000c0" style:text-line-through-style="none" style:text-line-through-type="none" style:text-position="0% 100%" style:font-name="LM Mono 10" fo:font-size="16pt" fo:letter-spacing="-0.001cm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text-position="0% 100%" style:font-name="Arial" fo:font-size="28pt" fo:letter-spacing="-0.03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77" style:family="text">
      <style:text-properties fo:font-variant="normal" fo:text-transform="none" fo:color="#0000c0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78" style:family="text">
      <style:text-properties fo:font-variant="normal" fo:text-transform="none" fo:color="#2a00ff" style:text-line-through-style="none" style:text-line-through-type="none" style:text-position="0% 100%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79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80" style:family="text">
      <style:text-properties fo:font-variant="normal" fo:text-transform="none" fo:color="#c48cff" style:text-line-through-style="none" style:text-line-through-type="none" style:text-position="0% 100%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81" style:family="text">
      <style:text-properties fo:font-variant="normal" fo:text-transform="none" fo:color="#2a00ff" style:text-line-through-style="none" style:text-line-through-type="none" style:text-position="0% 100%" fo:font-size="18pt" fo:letter-spacing="-0.001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82" style:family="text">
      <style:text-properties fo:font-variant="normal" fo:text-transform="none" fo:color="#000000" style:text-line-through-style="none" style:text-line-through-type="none" style:text-position="0% 100%" fo:font-size="18pt" fo:letter-spacing="-0.039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83" style:family="text">
      <style:text-properties fo:font-variant="normal" fo:text-transform="none" fo:color="#5e5eff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284" style:family="text">
      <style:text-properties fo:font-variant="normal" fo:text-transform="none" fo:color="#5e5eff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85" style:family="text">
      <style:text-properties fo:font-variant="normal" fo:text-transform="none" fo:color="#2a00ff" style:text-line-through-style="none" style:text-line-through-type="none" style:text-position="0% 100%" fo:font-size="18pt" fo:letter-spacing="-0.038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86" style:family="text">
      <style:text-properties fo:font-variant="normal" fo:text-transform="none" fo:color="#4f6228" style:text-line-through-style="none" style:text-line-through-type="none" style:text-position="0% 100%" fo:font-size="18pt" fo:letter-spacing="-0.001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87" style:family="text">
      <style:text-properties fo:font-variant="normal" fo:text-transform="none" fo:color="#4f6228" style:text-line-through-style="none" style:text-line-through-type="none" style:text-position="0% 100%" fo:font-size="18pt" fo:letter-spacing="-0.003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88" style:family="text">
      <style:text-properties fo:font-variant="normal" fo:text-transform="none" fo:color="#4f6228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89" style:family="text">
      <style:text-properties fo:font-variant="normal" fo:text-transform="none" fo:color="#4f6228" style:text-line-through-style="none" style:text-line-through-type="none" style:text-position="0% 100%" fo:font-size="18pt" fo:letter-spacing="-0.017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90" style:family="text">
      <style:text-properties fo:font-variant="normal" fo:text-transform="none" fo:color="#4f6228" style:text-line-through-style="none" style:text-line-through-type="none" style:text-position="0% 100%" fo:font-size="18pt" fo:letter-spacing="-0.022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text-position="0% 100%" style:font-name="Arial" fo:font-size="26pt" fo:letter-spacing="-0.09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text-position="0% 100%" style:font-name="Arial" fo:font-size="26pt" fo:letter-spacing="0.05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text-position="0% 100%" style:font-name="Arial" fo:font-size="26pt" fo:letter-spacing="-0.03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text-position="0% 100%" style:font-name="Arial" fo:font-size="26pt" fo:letter-spacing="0.049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text-position="0% 100%" style:font-name="Arial" fo:font-size="26pt" fo:letter-spacing="-0.025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text-position="0% 100%" style:font-name="Arial" fo:font-size="26pt" fo:letter-spacing="-0.05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text-position="0% 100%" style:font-name="Arial" fo:font-size="26pt" fo:letter-spacing="-0.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text-position="0% 100%" style:font-name="LM Mono 10" fo:font-size="18pt" fo:letter-spacing="-0.038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text-position="0% 100%" style:font-name="LM Mono 10" fo:font-size="18pt" fo:letter-spacing="-0.043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text-position="0% 100%" style:font-name="LM Mono 10" fo:font-size="18pt" fo:letter-spacing="-0.001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text-position="0% 100%" style:font-name="LM Mono 10" fo:font-size="18pt" fo:letter-spacing="-0.036cm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text-position="0% 100%" style:font-name="LM Mono 10" fo:font-size="22pt" fo:letter-spacing="normal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text-position="0% 100%" style:font-name="LM Mono 10" fo:font-size="22pt" fo:letter-spacing="-0.036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text-position="0% 100%" style:font-name="LM Mono 10" fo:font-size="22pt" fo:letter-spacing="-0.043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text-position="0% 100%" style:font-name="LM Mono 10" fo:font-size="22pt" fo:letter-spacing="-0.001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text-position="0% 100%" style:font-name="LM Mono 10" fo:font-size="22pt" fo:letter-spacing="-0.038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text-position="0% 100%" style:font-name="LM Mono 10" fo:font-size="22pt" fo:letter-spacing="-0.047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text-position="0% 100%" style:font-name="LM Mono 10" fo:font-size="22pt" fo:letter-spacing="-0.018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text-position="0% 100%" style:font-name="LM Mono 10" fo:font-size="22pt" fo:letter-spacing="-0.02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text-position="0% 100%" style:font-name="LM Mono 10" fo:font-size="22pt" fo:letter-spacing="-0.003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text-position="0% 100%" style:font-name="LM Mono 10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text-position="0% 100%" style:font-name="LM Mono 10" fo:font-size="16pt" fo:letter-spacing="-0.001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text-position="0% 100%" style:font-name="LM Mono 10" fo:font-size="16pt" fo:letter-spacing="-0.02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text-position="0% 100%" style:font-name="LM Mono 10" fo:font-size="16pt" fo:letter-spacing="-0.006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text-position="0% 100%" style:font-name="LM Mono 10" fo:font-size="16pt" fo:letter-spacing="0.016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text-position="0% 100%" style:font-name="LM Mono 10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text-position="0% 100%" style:font-name="LM Mono 10" fo:font-size="16pt" fo:letter-spacing="0.009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text-position="0% 100%" style:font-name="LM Mono 10" fo:font-size="16pt" fo:letter-spacing="-0.01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text-position="0% 100%" style:font-name="LM Mono 10" fo:font-size="16pt" fo:letter-spacing="0.007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2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name-complex="Consolas" style:font-style-complex="normal" style:font-weight-complex="normal"/>
    </style:style>
    <style:style style:name="T321" style:family="text">
      <style:text-properties fo:font-variant="normal" fo:text-transform="none" fo:color="#000000" style:text-line-through-style="none" style:text-line-through-type="none" style:text-position="0% 100%" fo:letter-spacing="-0.001cm" fo:font-style="normal" style:text-underline-style="none" fo:font-weight="normal" style:font-style-asian="normal" style:font-weight-asian="normal" style:font-name-complex="Consolas" style:font-style-complex="normal" style:font-weight-complex="normal"/>
    </style:style>
    <style:style style:name="T322" style:family="text">
      <style:text-properties fo:font-variant="normal" fo:text-transform="none" fo:color="#000000" style:text-line-through-style="none" style:text-line-through-type="none" style:text-position="0% 100%" fo:letter-spacing="-0.036cm" fo:font-style="normal" style:text-underline-style="none" fo:font-weight="normal" style:font-style-asian="normal" style:font-weight-asian="normal" style:font-name-complex="Consolas" style:font-style-complex="normal" style:font-weight-complex="normal"/>
    </style:style>
    <style:style style:name="T323" style:family="text">
      <style:text-properties fo:font-variant="normal" fo:text-transform="none" fo:color="#000000" style:text-line-through-style="none" style:text-line-through-type="none" style:text-position="0% 100%" fo:letter-spacing="-0.038cm" fo:font-style="normal" style:text-underline-style="none" fo:font-weight="normal" style:font-style-asian="normal" style:font-weight-asian="normal" style:font-name-complex="Consolas" style:font-style-complex="normal" style:font-weight-complex="normal"/>
    </style:style>
    <style:style style:name="T32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ize-asian="30pt" style:font-style-asian="normal" style:font-weight-asian="normal" style:font-name-complex="Consolas" style:font-size-complex="30pt" style:font-style-complex="normal" style:font-weight-complex="normal"/>
    </style:style>
    <style:style style:name="T325" style:family="text">
      <style:text-properties fo:font-variant="normal" fo:text-transform="none" fo:color="#000000" style:text-line-through-style="none" style:text-line-through-type="none" style:text-position="0% 100%" fo:letter-spacing="-0.036cm" fo:font-style="normal" style:text-underline-style="none" fo:font-weight="normal" style:font-size-asian="30pt" style:font-style-asian="normal" style:font-weight-asian="normal" style:font-name-complex="Consolas" style:font-size-complex="30pt" style:font-style-complex="normal" style:font-weight-complex="normal"/>
    </style:style>
    <style:style style:name="T326" style:family="text">
      <style:text-properties fo:font-variant="normal" fo:text-transform="none" style:text-line-through-style="none" style:text-line-through-type="none" style:text-position="0% 100%" style:font-name="LM Mono 10" fo:font-size="22pt" fo:letter-spacing="-0.039cm" fo:font-style="normal" style:text-underline-style="none" fo:font-weight="normal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27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-0.041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28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0.012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29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-0.001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30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-0.117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31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0.009cm" fo:font-style="normal" style:text-underline-style="none" fo:font-weight="norm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32" style:family="text">
      <style:text-properties fo:font-variant="normal" fo:text-transform="none" style:text-line-through-style="none" style:text-line-through-type="none" style:text-position="0% 100%" style:font-name="Arial" fo:font-size="20pt" fo:letter-spacing="-0.003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3" style:family="text">
      <style:text-properties fo:font-variant="normal" fo:text-transform="none" style:text-line-through-style="none" style:text-line-through-type="none" style:text-position="0% 100%" style:font-name="Arial" fo:font-size="20pt" fo:letter-spacing="0.00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4" style:family="text">
      <style:text-properties fo:font-variant="normal" fo:text-transform="none" style:text-line-through-style="none" style:text-line-through-type="none" style:text-position="0% 100%" style:font-name="Arial" fo:font-size="20pt" fo:letter-spacing="-0.01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5" style:family="text">
      <style:text-properties fo:font-variant="normal" fo:text-transform="none" style:text-line-through-style="none" style:text-line-through-type="none" style:text-position="0% 100%" style:font-name="Arial" fo:font-size="20pt" fo:letter-spacing="-0.006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text-position="0% 100%" style:font-name="Arial" fo:font-size="20pt" fo:letter-spacing="-0.068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7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14cm" fo:font-style="normal" style:text-underline-style="solid" style:text-underline-width="bold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8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54cm" fo:font-style="normal" style:text-underline-style="solid" style:text-underline-width="bold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9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68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0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02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1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2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2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1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3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05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4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16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5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03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6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22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7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08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8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0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9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06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0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0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1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01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2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9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3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12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4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17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5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0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6" style:family="text">
      <style:text-properties fo:font-variant="normal" fo:text-transform="none" fo:color="#0000ff" style:text-line-through-style="none" style:text-line-through-type="none" style:text-position="0% 100%" style:font-name="Times New Roman" fo:font-size="20pt" fo:letter-spacing="0.004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57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18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8" style:family="text">
      <style:text-properties fo:font-variant="normal" fo:text-transform="none" fo:color="#0000ff" style:text-line-through-style="none" style:text-line-through-type="none" style:text-position="0% 100%" style:font-name="Times New Roman" fo:font-size="20pt" fo:letter-spacing="-0.018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59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52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0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25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1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-0.036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2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09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3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1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4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0.023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5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6" style:family="text">
      <style:text-properties fo:font-variant="normal" fo:text-transform="none" style:text-line-through-style="none" style:text-line-through-type="none" style:text-position="0% 100%" style:font-name="Arial" fo:font-size="26pt" fo:letter-spacing="-0.147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367" style:family="text">
      <style:text-properties fo:font-variant="normal" fo:text-transform="none" style:text-line-through-style="none" style:text-line-through-type="none" style:text-position="0% 100%" style:font-name="Arial" fo:font-size="26pt" fo:letter-spacing="-0.175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368" style:family="text">
      <style:text-properties fo:font-variant="normal" fo:text-transform="none" style:text-line-through-style="none" style:text-line-through-type="none" style:text-position="0% 100%" style:font-name="Arial" fo:font-size="26pt" fo:letter-spacing="-0.15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369" style:family="text">
      <style:text-properties fo:font-variant="normal" fo:text-transform="none" style:text-line-through-style="none" style:text-line-through-type="none" style:text-position="0% 100%" style:font-name="LM Mono 10" fo:font-size="20pt" fo:letter-spacing="-0.01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0" style:family="text">
      <style:text-properties fo:font-variant="normal" fo:text-transform="none" style:text-line-through-style="none" style:text-line-through-type="none" style:text-position="0% 100%" style:font-name="LM Mono 10" fo:font-size="20pt" fo:letter-spacing="-0.02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1" style:family="text">
      <style:text-properties fo:font-variant="normal" fo:text-transform="none" style:text-line-through-style="none" style:text-line-through-type="none" style:text-position="0% 100%" style:font-name="LM Mono 10" fo:font-size="20pt" fo:letter-spacing="0.005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2" style:family="text">
      <style:text-properties fo:font-variant="normal" fo:text-transform="none" style:text-line-through-style="none" style:text-line-through-type="none" style:text-position="0% 100%" style:font-name="LM Mono 10" fo:font-size="20pt" fo:letter-spacing="-0.00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3" style:family="text">
      <style:text-properties fo:font-variant="normal" fo:text-transform="none" style:text-line-through-style="none" style:text-line-through-type="none" style:text-position="0% 100%" style:font-name="LM Mono 10" fo:font-size="20pt" fo:letter-spacing="0.01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4" style:family="text">
      <style:text-properties fo:font-variant="normal" fo:text-transform="none" style:text-line-through-style="none" style:text-line-through-type="none" style:text-position="0% 100%" style:font-name="LM Mono 10" fo:font-size="20pt" fo:letter-spacing="-0.001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5" style:family="text">
      <style:text-properties fo:font-variant="normal" fo:text-transform="none" style:text-line-through-style="none" style:text-line-through-type="none" style:text-position="0% 100%" style:font-name="LM Mono 10" fo:font-size="20pt" fo:letter-spacing="0.00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6" style:family="text">
      <style:text-properties fo:font-variant="normal" fo:text-transform="none" style:text-line-through-style="none" style:text-line-through-type="none" style:text-position="0% 100%" style:font-name="LM Mono 10" fo:font-size="20pt" fo:letter-spacing="-0.01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7" style:family="text">
      <style:text-properties fo:font-variant="normal" fo:text-transform="none" style:text-line-through-style="none" style:text-line-through-type="none" style:text-position="0% 100%" style:font-name="LM Mono 10" fo:font-size="20pt" fo:letter-spacing="0.002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8" style:family="text">
      <style:text-properties fo:font-variant="normal" fo:text-transform="none" style:text-line-through-style="none" style:text-line-through-type="none" style:text-position="0% 100%" style:font-name="LM Mono 10" fo:font-size="20pt" fo:letter-spacing="0.00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9" style:family="text">
      <style:text-properties fo:font-variant="normal" fo:text-transform="none" style:text-line-through-style="none" style:text-line-through-type="none" style:text-position="0% 100%" style:font-name="LM Mono 10" fo:font-size="20pt" fo:letter-spacing="-0.025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80" style:family="text">
      <style:text-properties fo:font-variant="normal" fo:text-transform="none" style:text-line-through-style="none" style:text-line-through-type="none" style:text-position="0% 100%" style:font-name="LM Mono 10" fo:font-size="20pt" fo:letter-spacing="-0.003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81" style:family="text">
      <style:text-properties fo:font-variant="normal" fo:text-transform="none" style:text-line-through-style="none" style:text-line-through-type="none" style:text-position="0% 100%" style:font-name="LM Mono 10" fo:font-size="20pt" fo:letter-spacing="0.019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82" style:family="text">
      <style:text-properties fo:font-variant="normal" fo:text-transform="none" style:text-line-through-style="none" style:text-line-through-type="none" style:text-position="0% 100%" style:font-name="LM Mono 10" fo:font-size="20pt" fo:letter-spacing="-0.17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83" style:family="text">
      <style:text-properties fo:font-variant="normal" fo:text-transform="none" style:text-line-through-style="none" style:text-line-through-type="none" style:text-position="0% 100%" style:font-name="LM Mono 10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84" style:family="text">
      <style:text-properties fo:font-variant="normal" fo:text-transform="none" style:text-line-through-style="none" style:text-line-through-type="none" style:text-position="0% 100%" style:font-name="LM Mono 10" fo:font-size="20pt" fo:letter-spacing="normal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85" style:family="text">
      <style:text-properties fo:font-variant="normal" fo:text-transform="none" style:text-line-through-style="none" style:text-line-through-type="none" style:text-position="0% 100%" style:font-name="LM Mono 10" fo:font-size="20pt" fo:letter-spacing="-0.001cm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86" style:family="text">
      <style:text-properties fo:font-variant="normal" fo:text-transform="none" style:text-line-through-style="none" style:text-line-through-type="none" style:text-position="0% 100%" style:font-name="LM Mono 10" fo:font-size="20pt" fo:letter-spacing="-0.036cm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87" style:family="text">
      <style:text-properties fo:font-variant="normal" fo:text-transform="none" style:text-line-through-style="none" style:text-line-through-type="none" style:text-position="0% 100%" style:font-name="LM Mono 10" fo:font-size="20pt" fo:letter-spacing="-0.018cm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88" style:family="text">
      <style:text-properties fo:font-variant="normal" fo:text-transform="none" style:text-line-through-style="none" style:text-line-through-type="none" style:text-position="0% 100%" style:font-name="LM Mono 10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36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f00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48c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5e5e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4f62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ff5e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2a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36cm" text:min-label-width="1.269cm"/>
        <style:text-properties fo:font-family="StarSymbol" fo:color="#7f0055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36cm" text:min-label-width="1.269cm"/>
        <style:text-properties fo:font-family="StarSymbol" fo:color="#7f0055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2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76cm" text:min-label-width="1.269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76cm" text:min-label-width="1.269cm"/>
        <style:text-properties fo:font-family="Arial" style:font-family-generic="swiss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36cm" text:min-label-width="0.779cm"/>
        <style:text-properties fo:font-family="'Trebuchet MS'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036cm" text:min-label-width="0.779cm"/>
        <style:text-properties fo:font-family="'Trebuchet MS'" style:font-family-generic="swiss" style:use-window-font-color="true" fo:font-size="100%"/>
      </text:list-level-style-bullet>
      <text:list-level-style-bullet text:level="2" text:bullet-char="-">
        <style:list-level-properties text:space-before="1.271cm" text:min-label-width="0.814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36cm" text:min-label-width="0.74cm"/>
        <style:text-properties fo:font-family="'Trebuchet MS'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36cm" text:min-label-width="1.269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<text:span text:style-name="T1">Introducción </text:span><text:span text:style-name="T2">a</text:span><text:span text:style-name="T3"> </text:span><text:span text:style-name="T4">Scala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5">David Suárez Caro (david.suarez@intelygenz.com</text:span><text:span text:style-name="T6">)</text:span></text:p>
            <text:p text:style-name="P2"><text:span text:style-name="T5">Esteban Gonzalez </text:span><text:span text:style-name="T6">(esteban.gonzalez@intelygenz.c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 text:style-name="P5"><text:span text:style-name="T7">Creado </text:span><text:span text:style-name="T8">en </text:span><text:span text:style-name="T7">2003 </text:span><text:span text:style-name="T9">por </text:span><text:span text:style-name="T10">Martin</text:span><text:span text:style-name="T11"> </text:span><text:span text:style-name="T12">Odersky</text:span></text:p>
            <text:p text:style-name="P5"><text:span text:style-name="T13"/></text:p>
            <text:list text:style-name="L4">
              <text:list-item>
                <text:p text:style-name="P6"><text:span text:style-name="T6"><text:s/></text:span><text:span text:style-name="T6">Lenguaje </text:span><text:span text:style-name="T7">Funcional </text:span><text:span text:style-name="T14">y </text:span><text:span text:style-name="T15">Orientado </text:span><text:span text:style-name="T16">a </text:span><text:span text:style-name="T10">Objetos <text:s/></text:span><text:span text:style-name="T17">Tipado</text:span><text:span text:style-name="T18"> </text:span><text:span text:style-name="T19">estático</text:span></text:p>
              </text:list-item>
              <text:list-item>
                <text:p text:style-name="P7"><text:span text:style-name="T20"><text:s/></text:span><text:span text:style-name="T20">Influencias: Java, Haskell <text:s/>Compila a JVM</text:span></text:p>
              </text:list-item>
            </text:list>
          </draw:text-box>
        </draw:frame>
        <draw:custom-shape draw:name="object 4" draw:style-name="gr2" draw:text-style-name="P8" draw:layer="layout" svg:width="4.938cm" svg:height="6.585cm" svg:x="1.257cm" svg:y="11.9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cosistem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 text:style-name="P9"><text:span text:style-name="T21">Página:</text:span><text:span text:style-name="T22"> </text:span><text:span text:style-name="T23"><text:a xlink:href="http://www.scala-lang.org/" xlink:type="simple">https://www.scala-lang.org</text:a></text:span></text:p>
            <text:p text:style-name="P9"><text:span text:style-name="T24">Implementaciones:</text:span></text:p>
            <text:p text:style-name="P5"><text:span text:style-name="T25">Scala (compila a </text:span><text:span text:style-name="T26">JVM), ScalaJS </text:span><text:span text:style-name="T25">(compila a</text:span><text:span text:style-name="T27"> </text:span><text:span text:style-name="T26">Javascript)</text:span></text:p>
            <text:p text:style-name="P9"><text:span text:style-name="T24">Versiones en</text:span><text:span text:style-name="T28"> </text:span><text:span text:style-name="T24">funcionamiento:</text:span></text:p>
            <text:p text:style-name="P5"><text:span text:style-name="T26">2.9 (2011), 2.10 (2013) </text:span><text:span text:style-name="T25">, </text:span><text:span text:style-name="T26">2.11</text:span><text:span text:style-name="T29"> </text:span><text:span text:style-name="T26">(2014)</text:span></text:p>
            <text:p text:style-name="P10"><text:span text:style-name="T24">Intérprete:</text:span><text:span text:style-name="T30"> </text:span><text:span text:style-name="T31">scala</text:span><text:span text:style-name="T31"><text:tab/></text:span><text:span text:style-name="T24">Compilador:</text:span><text:span text:style-name="T32"> </text:span><text:span text:style-name="T31">scalac <text:s/></text:span><text:span text:style-name="T24">Construcción: </text:span><text:span text:style-name="T31">sbt </text:span><text:span text:style-name="T33">(</text:span><text:span text:style-name="T34">http://www.scala-sbt.org</text:span><text:span text:style-name="T33">) <text:s/></text:span><text:span text:style-name="T24">Documentación:</text:span><text:span text:style-name="T35"> </text:span><text:span text:style-name="T36"><text:a xlink:href="http://docs.scala-lang.org/" xlink:type="simple">http://docs.scala-lang.org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6cm" svg:height="2.5cm" svg:x="1cm" svg:y="1cm" presentation:class="title">
          <draw:text-box>
            <text:p text:style-name="P11"><text:span text:style-name="T37">¿Conocéis algún </text:span><text:span text:style-name="T38">proyecto </text:span><text:span text:style-name="T39">hecho </text:span><text:span text:style-name="T40">en</text:span><text:span text:style-name="T41"> </text:span><text:span text:style-name="T42">Scala?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tab/></text:p>
              </text:list-item>
            </text:list>
          </draw:text-box>
        </draw:frame>
        <draw:frame draw:style-name="gr3" draw:text-style-name="P17" draw:layer="layout" svg:width="20.035cm" svg:height="9.36cm" svg:x="4.024cm" svg:y="6.365cm">
          <draw:text-box>
            <text:list text:style-name="L5">
              <text:list-item>
                <text:p text:style-name="P13"><text:span text:style-name="T12">Spark</text:span></text:p>
                <text:p text:style-name="P14"><text:span text:style-name="T43"/></text:p>
              </text:list-item>
              <text:list-item>
                <text:p text:style-name="P13"><text:span text:style-name="T14">Akka</text:span></text:p>
                <text:p text:style-name="P15"><text:span text:style-name="T44"/></text:p>
              </text:list-item>
              <text:list-item>
                <text:p text:style-name="P13"><text:span text:style-name="T45">Play</text:span><text:span text:style-name="T46"> </text:span><text:span text:style-name="T10">framework</text:span></text:p>
                <text:p text:style-name="P16"><text:span text:style-name="T47"/></text:p>
              </text:list-item>
              <text:list-item>
                <text:p text:style-name="P13"><text:span text:style-name="T12">ArnolC</text:span><text:span text:style-name="T6"> (</text:span><text:span text:style-name="T48"><text:a xlink:href="http://hackersome.com/p/lhartikk/ArnoldC)" xlink:type="simple">http://hackersome.com/p/lhartikk/ArnoldC</text:a></text:span><text:span text:style-name="T49"><text:a xlink:href="http://hackersome.com/p/lhartikk/ArnoldC)" xlink:type="simple">)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ción<text:tab/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Índice:</text:p>
              </text:list-item>
            </text:list>
            <text:list text:style-name="L4">
              <text:list-item>
                <text:p><text:s/>Inferencia de tipos</text:p>
              </text:list-item>
              <text:list-item>
                <text:p><text:s/>Sintaxis Básica</text:p>
              </text:list-item>
              <text:list-item>
                <text:p><text:s/>Val/Var</text:p>
              </text:list-item>
              <text:list-item>
                <text:p><text:s/>Ámbito de variables</text:p>
              </text:list-item>
              <text:list-item>
                <text:p><text:s/>Estructuras de Control</text:p>
              </text:list-item>
              <text:list-item>
                <text:p><text:s/>Clase Option</text:p>
              </text:list-item>
              <text:list-item>
                <text:p><text:s/>Funciones Scala</text:p>
              </text:list-item>
              <text:list-item>
                <text:p><text:s/>Programación Funcional</text:p>
              </text:list-item>
              <text:list-item>
                <text:p><text:s/>Tipos predefinidos</text:p>
              </text:list-item>
              <text:list-item>
                <text:p><text:s/>Todo es un objeto</text:p>
              </text:list-item>
              <text:list-item>
                <text:p><text:s/>Funciones anónimas</text:p>
              </text:list-item>
              <text:list-item>
                <text:p><text:s/>Classes/ Case Classes</text:p>
              </text:list-item>
              <text:list-item>
                <text:p><text:s/>Traits</text:p>
              </text:list-item>
              <text:list-item>
                <text:p><text:s/>Manejo de colecciones</text:p>
              </text:list-item>
              <text:list-item>
                <text:p><text:s/>Lib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ferencia de tipos</text:p>
          </draw:text-box>
        </draw:frame>
        <draw:custom-shape draw:name="object 5" draw:style-name="gr4" draw:text-style-name="P18" draw:layer="layout" svg:width="22.165cm" svg:height="7.83cm" svg:x="2.695cm" svg:y="10.377cm">
          <text:p/>
          <draw:enhanced-geometry draw:mirror-horizontal="false" draw:mirror-vertical="false" drawooo:sub-view-size="6643370 1477645" draw:text-areas="0 0 ?f0 ?f1" svg:viewBox="0 0 0 0" draw:type="ooxml-non-primitive" draw:enhanced-path="M 0 0 L 6643155 0 6643155 1477328 0 1477328 0 0 Z N">
            <draw:equation draw:name="f0" draw:formula="logwidth"/>
            <draw:equation draw:name="f1" draw:formula="logheight"/>
          </draw:enhanced-geometry>
        </draw:custom-shape>
        <draw:frame draw:name="object 6" draw:style-name="standard" draw:layer="layout" svg:width="18.12cm" svg:height="5.958cm" svg:x="3.455cm" svg:y="11.0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>
              <table:table-cell table:style-name="ce1">
                <text:p text:style-name="P19"><text:span text:style-name="T50">val <text:s/>val</text:span></text:p>
              </table:table-cell>
              <table:table-cell table:style-name="ce2">
                <text:p text:style-name="P20"><text:span text:style-name="T51">x: Int =</text:span><text:span text:style-name="T52"> </text:span><text:span text:style-name="T53">2 <text:s/></text:span></text:p>
                <text:p text:style-name="P20"><text:span text:style-name="T51">y = </text:span><text:span text:style-name="T53">2 </text:span><text:span text:style-name="T51">+</text:span><text:span text:style-name="T54"> </text:span><text:span text:style-name="T53">3</text:span></text:p>
              </table:table-cell>
              <table:table-cell table:style-name="ce3">
                <text:p text:style-name="P21"><text:span text:style-name="T51">+</text:span></text:p>
              </table:table-cell>
              <table:table-cell table:style-name="ce4">
                <text:p text:style-name="P21"><text:span text:style-name="T53">3</text:span></text:p>
              </table:table-cell>
              <table:table-cell table:style-name="ce5"/>
              <table:table-cell table:style-name="ce6">
                <text:p text:style-name="P22"><text:span text:style-name="T55">//&gt;</text:span></text:p>
                <text:p text:style-name="P23"><text:span text:style-name="T55"/></text:p>
                <text:p text:style-name="P23"><text:span text:style-name="T55">//&gt;</text:span></text:p>
              </table:table-cell>
              <table:table-cell table:style-name="ce7">
                <text:p text:style-name="P24"><text:span text:style-name="T56">x </text:span><text:span text:style-name="T57">:Int=5 <text:s/></text:span></text:p>
                <text:p text:style-name="P24"><text:span text:style-name="T56">y </text:span><text:span text:style-name="T57">:Int=5</text:span></text:p>
              </table:table-cell>
            </table:table-row>
            <table:table-row table:style-name="ro2">
              <table:table-cell table:style-name="ce8">
                <text:p text:style-name="P25"><text:span text:style-name="T50">val</text:span></text:p>
              </table:table-cell>
              <table:table-cell table:style-name="ce9">
                <text:p text:style-name="P26"><text:span text:style-name="T51">z:</text:span><text:span text:style-name="T54"> </text:span><text:span text:style-name="T51">Boolean</text:span></text:p>
              </table:table-cell>
              <table:table-cell table:style-name="ce10">
                <text:p text:style-name="P27"><text:span text:style-name="T51">=</text:span></text:p>
              </table:table-cell>
              <table:table-cell table:style-name="ce11">
                <text:p text:style-name="P27"><text:span text:style-name="T53">2</text:span></text:p>
              </table:table-cell>
              <table:table-cell table:style-name="ce12">
                <text:p text:style-name="P26"><text:span text:style-name="T51">+</text:span><text:span text:style-name="T54"> </text:span><text:span text:style-name="T53">3</text:span></text:p>
              </table:table-cell>
              <table:table-cell table:style-name="ce13">
                <text:p text:style-name="P28"><text:span text:style-name="T55">//&gt;</text:span></text:p>
              </table:table-cell>
              <table:table-cell table:style-name="ce14">
                <text:p text:style-name="P29"><text:span text:style-name="T55">error: type</text:span><text:span text:style-name="T58"> </text:span><text:span text:style-name="T55">mismatch;</text:span></text:p>
                <text:p text:style-name="P30"><text:span text:style-name="T55">found:</text:span><text:span text:style-name="T55">Int(5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object 7" draw:style-name="gr5" draw:text-style-name="P32" draw:layer="layout" svg:width="6.005cm" svg:height="1.523cm" svg:x="19.579cm" svg:y="22cm">
          <text:p text:style-name="P31"><text:span text:style-name="T59">required:</text:span><text:span text:style-name="T60"> </text:span><text:span text:style-name="T59">Bool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6" draw:text-style-name="P39" draw:layer="layout" svg:width="25.814cm" svg:height="5.116cm" svg:x="1.771cm" svg:y="4.306cm">
          <text:list text:style-name="L10">
            <text:list-item>
              <text:p text:style-name="P33"><text:span text:style-name="T61">Chequeo </text:span><text:span text:style-name="T62">estático </text:span><text:span text:style-name="T63">de</text:span><text:span text:style-name="T64"> </text:span><text:span text:style-name="T65">tipos</text:span></text:p>
            </text:list-item>
          </text:list>
          <text:list text:style-name="L11">
            <text:list-item>
              <text:list>
                <text:list-item>
                  <text:p text:style-name="P34"><text:span text:style-name="T61">Tiempo </text:span><text:span text:style-name="T63">de</text:span><text:span text:style-name="T66"> </text:span><text:span text:style-name="T67">compilación</text:span></text:p>
                </text:list-item>
                <text:list-item>
                  <text:p text:style-name="P35"><text:span text:style-name="T68">Objetivo: </text:span><text:span text:style-name="T69">Si </text:span><text:span text:style-name="T62">compila, </text:span><text:span text:style-name="T68">entonces </text:span><text:span text:style-name="T63">no </text:span><text:span text:style-name="T70">hay </text:span><text:span text:style-name="T71">error </text:span><text:span text:style-name="T63">de <text:s/></text:span><text:span text:style-name="T65">tipos</text:span></text:p>
                </text:list-item>
              </text:list>
            </text:list-item>
            <text:list-item>
              <text:p text:style-name="P36"><text:span text:style-name="T72">Sistema </text:span><text:span text:style-name="T63">de </text:span><text:span text:style-name="T73">inferencia </text:span><text:span text:style-name="T63">de</text:span><text:span text:style-name="T74"> </text:span><text:span text:style-name="T65">tipos</text:span></text:p>
              <text:list>
                <text:list-item>
                  <text:p text:style-name="P37"><text:span text:style-name="T63">Muchas </text:span><text:span text:style-name="T75">declaraciones </text:span><text:span text:style-name="T63">de </text:span><text:span text:style-name="T65">tipos </text:span><text:span text:style-name="T76">=</text:span><text:span text:style-name="T77"> </text:span><text:span text:style-name="T68">opcionales</text:span></text:p>
                </text:list-item>
                <text:list-item>
                  <text:p text:style-name="P38"><text:span text:style-name="T69">Si se </text:span><text:span text:style-name="T72">declara, </text:span><text:span text:style-name="T69">se </text:span><text:span text:style-name="T67">comprueba </text:span><text:span text:style-name="T68">que </text:span><text:span text:style-name="T78">está</text:span><text:span text:style-name="T61"> </text:span><text:span text:style-name="T75">bie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taxis Básica</text:p>
          </draw:text-box>
        </draw:frame>
        <draw:custom-shape draw:name="object 4" draw:style-name="gr7" draw:text-style-name="P43" draw:layer="layout" svg:width="21.063cm" svg:height="5.059cm" svg:x="1.771cm" svg:y="6.9cm">
          <text:list text:style-name="L10">
            <text:list-item>
              <text:p text:style-name="P13"><text:span text:style-name="T15">Nombres </text:span><text:span text:style-name="T10">de </text:span><text:span text:style-name="T11">variabes </text:span><text:span text:style-name="T14">similar </text:span><text:span text:style-name="T16">a</text:span><text:span text:style-name="T79"> </text:span><text:span text:style-name="T6">Java</text:span></text:p>
            </text:list-item>
            <text:list-item>
              <text:p text:style-name="P40"><text:span text:style-name="T10">Bloque de </text:span><text:span text:style-name="T14">sentencias </text:span><text:span text:style-name="T6">entre </text:span><text:span text:style-name="T7">{ } </text:span><text:span text:style-name="T14">y </text:span><text:span text:style-name="T12">separados </text:span><text:span text:style-name="T9">por</text:span><text:span text:style-name="T10"> </text:span><text:span text:style-name="T14">;</text:span></text:p>
            </text:list-item>
            <text:list-item>
              <text:p text:style-name="P41"><text:span text:style-name="T80">Valor </text:span><text:span text:style-name="T17">del </text:span><text:span text:style-name="T81">bloque </text:span><text:span text:style-name="T82">= </text:span><text:span text:style-name="T7">valor </text:span><text:span text:style-name="T10">de </text:span><text:span text:style-name="T81">último</text:span><text:span text:style-name="T83"> </text:span><text:span text:style-name="T12">elemento</text:span></text:p>
            </text:list-item>
            <text:list-item>
              <text:p text:style-name="P42"><text:span text:style-name="T7">Un </text:span><text:span text:style-name="T81">bloque </text:span><text:span text:style-name="T45">es </text:span><text:span text:style-name="T84">una</text:span><text:span text:style-name="T85"> </text:span><text:span text:style-name="T14">expresió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taxis Básica</text:p>
          </draw:text-box>
        </draw:frame>
        <draw:custom-shape draw:name="object 4" draw:style-name="gr8" draw:text-style-name="P43" draw:layer="layout" svg:width="17.361cm" svg:height="3.303cm" svg:x="1.038cm" svg:y="4.83cm">
          <text:list text:style-name="L10">
            <text:list-item>
              <text:p text:style-name="P13"><text:span text:style-name="T84">Las </text:span><text:span text:style-name="T14">sentencias </text:span><text:span text:style-name="T7">tienen un </text:span><text:span text:style-name="T14">; </text:span><text:span text:style-name="T8">al</text:span><text:span text:style-name="T9"> </text:span><text:span text:style-name="T7">final</text:span></text:p>
            </text:list-item>
          </text:list>
          <text:list text:style-name="L11">
            <text:list-item>
              <text:list>
                <text:list-item>
                  <text:p text:style-name="P44"><text:span text:style-name="T86">Pero en </text:span><text:span text:style-name="T87">muchas </text:span><text:span text:style-name="T88">ocasiones </text:span><text:span text:style-name="T89">puede</text:span><text:span text:style-name="T87"> </text:span><text:span text:style-name="T89">omitirse</text:span></text:p>
                </text:list-item>
                <text:list-item>
                  <text:p text:style-name="P45"><text:span text:style-name="T90">El </text:span><text:span text:style-name="T91">Sistema </text:span><text:span text:style-name="T89">lo</text:span><text:span text:style-name="T91"> </text:span><text:span text:style-name="T92">infier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285cm" svg:height="2.627cm" svg:x="4.781cm" svg:y="10.228cm">
          <table:table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8"/>
            <table:table-column table:style-name="co12"/>
            <table:table-row table:style-name="ro3" table:default-cell-style-name="ce15">
              <table:table-cell>
                <text:p text:style-name="P46"><text:span text:style-name="T93">{</text:span><text:span text:style-name="T94"> </text:span><text:span text:style-name="T95">val</text:span></text:p>
                <text:p text:style-name="P47"><text:span text:style-name="T93">x</text:span><text:span text:style-name="T94"> </text:span><text:span text:style-name="T93">+</text:span></text:p>
              </table:table-cell>
              <table:table-cell table:style-name="ce16">
                <text:p text:style-name="P48"><text:span text:style-name="T96">x</text:span></text:p>
                <text:p text:style-name="P49"><text:span text:style-name="T93">x</text:span></text:p>
              </table:table-cell>
              <table:table-cell table:style-name="ce16">
                <text:p text:style-name="P50"><text:span text:style-name="T97">=</text:span></text:p>
              </table:table-cell>
              <table:table-cell table:style-name="ce17">
                <text:p text:style-name="P50"><text:span text:style-name="T98">3</text:span></text:p>
              </table:table-cell>
              <table:table-cell table:style-name="ce18">
                <text:p text:style-name="P51"><text:span text:style-name="T99"/></text:p>
                <text:p text:style-name="P52"><text:span text:style-name="T100">≡</text:span></text:p>
              </table:table-cell>
              <table:table-cell>
                <text:p text:style-name="P53"><text:span text:style-name="T93">{</text:span><text:span text:style-name="T94"> </text:span><text:span text:style-name="T95">val</text:span></text:p>
                <text:p text:style-name="P47"><text:span text:style-name="T93">x</text:span><text:span text:style-name="T94"> </text:span><text:span text:style-name="T93">+</text:span></text:p>
              </table:table-cell>
              <table:table-cell table:style-name="ce17">
                <text:p text:style-name="P48"><text:span text:style-name="T96">x </text:span><text:span text:style-name="T97">= </text:span><text:span text:style-name="T98">3</text:span><text:span text:style-name="T101"> </text:span><text:span text:style-name="T93">;</text:span></text:p>
                <text:p text:style-name="P49"><text:span text:style-name="T93">x</text:span></text:p>
              </table:table-cell>
            </table:table-row>
            <table:table-row table:style-name="ro4" table:default-cell-style-name="ce19">
              <table:table-cell>
                <text:p text:style-name="P54"><text:span text:style-name="T93">}</text:span></text:p>
              </table:table-cell>
              <table:table-cell table:style-name="ce20"/>
              <table:table-cell table:style-name="ce20"/>
              <table:table-cell table:style-name="ce21"/>
              <table:table-cell table:style-name="ce18"/>
              <table:table-cell>
                <text:p text:style-name="P55"><text:span text:style-name="T93">}</text:span></text:p>
              </table:table-cell>
              <table:table-cell table:style-name="ce21"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ntaxis Básica</text:p>
          </draw:text-box>
        </draw:frame>
        <draw:custom-shape draw:name="object 4" draw:style-name="gr9" draw:text-style-name="P43" draw:layer="layout" svg:width="21.354cm" svg:height="3.303cm" svg:x="1.09cm" svg:y="4.856cm">
          <text:list text:style-name="L10">
            <text:list-item>
              <text:p text:style-name="P13"><text:span text:style-name="T85">Variables</text:span><text:span text:style-name="T83"> </text:span><text:span text:style-name="T12">locales</text:span></text:p>
            </text:list-item>
          </text:list>
          <text:list text:style-name="L11">
            <text:list-item>
              <text:list>
                <text:list-item>
                  <text:p text:style-name="P44"><text:span text:style-name="T91">Definiciones </text:span><text:span text:style-name="T86">en </text:span><text:span text:style-name="T102">un </text:span><text:span text:style-name="T103">bloque </text:span><text:span text:style-name="T89">sólo </text:span><text:span text:style-name="T91">visibles </text:span><text:span text:style-name="T104">dentro </text:span><text:span text:style-name="T89">de</text:span><text:span text:style-name="T91"> </text:span><text:span text:style-name="T86">él</text:span></text:p>
                </text:list-item>
                <text:list-item>
                  <text:p text:style-name="P45"><text:span text:style-name="T91">Definiciones </text:span><text:span text:style-name="T86">en </text:span><text:span text:style-name="T102">un </text:span><text:span text:style-name="T103">bloque </text:span><text:span text:style-name="T89">tapan </text:span><text:span text:style-name="T87">definiciones</text:span><text:span text:style-name="T89"> </text:span><text:span text:style-name="T91">externa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" draw:text-style-name="P18" draw:layer="layout" svg:width="14.615cm" svg:height="6.413cm" svg:x="6.368cm" svg:y="9.549cm">
          <text:p/>
          <draw:enhanced-geometry draw:mirror-horizontal="false" draw:mirror-vertical="false" drawooo:sub-view-size="5261609 2308859" draw:text-areas="0 0 ?f0 ?f1" svg:viewBox="0 0 0 0" draw:type="ooxml-non-primitive" draw:enhanced-path="M 0 0 L 5261176 0 5261176 2308318 0 2308318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11" draw:text-style-name="P60" draw:layer="layout" svg:width="11.244cm" svg:height="3.847cm" svg:x="6.622cm" svg:y="9.676cm">
          <text:p text:style-name="P56"><text:span text:style-name="T105">val </text:span><text:span text:style-name="T106">x =</text:span><text:span text:style-name="T107"> </text:span><text:span text:style-name="T108">3</text:span></text:p>
          <text:p text:style-name="P57"><text:span text:style-name="T105">def f(x: Int) = x</text:span><text:span text:style-name="T109"> </text:span><text:span text:style-name="T105">+</text:span><text:span text:style-name="T110"> </text:span><text:span text:style-name="T108">1 <text:s/></text:span></text:p>
          <text:p text:style-name="P57"><text:span text:style-name="T105">val </text:span><text:span text:style-name="T106">resultado =</text:span><text:span text:style-name="T107"> </text:span><text:span text:style-name="T106">{</text:span></text:p>
          <text:p text:style-name="P58"><text:span text:style-name="T105">val </text:span><text:span text:style-name="T111">x =</text:span><text:span text:style-name="T112"> </text:span><text:span text:style-name="T111">f(</text:span><text:span text:style-name="T108">3)</text:span></text:p>
          <text:p text:style-name="P59"><text:span text:style-name="T113">x *</text:span><text:span text:style-name="T114"> </text:span><text:span text:style-name="T113">x } +</text:span><text:span text:style-name="T114"> </text:span><text:span text:style-name="T11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2" draw:text-style-name="P62" draw:layer="layout" svg:width="6.284cm" svg:height="0.763cm" svg:x="6.622cm" svg:y="15.003cm">
          <text:p text:style-name="P61"><text:span text:style-name="T116">println(</text:span><text:span text:style-name="T115">resultad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3" draw:text-style-name="P64" draw:layer="layout" svg:width="5.585cm" svg:height="0.763cm" svg:x="15.001cm" svg:y="15.003cm">
          <text:p text:style-name="P63"><text:span text:style-name="T117">//&gt; (4*4)+3 =</text:span><text:span text:style-name="T118"> </text:span><text:span text:style-name="T117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ntaxis Básica</text:p>
          </draw:text-box>
        </draw:frame>
        <draw:custom-shape draw:name="object 4" draw:style-name="gr14" draw:text-style-name="P43" draw:layer="layout" svg:width="10.632cm" svg:height="1.101cm" svg:x="0.925cm" svg:y="9.935cm">
          <text:list text:style-name="L10">
            <text:list-item>
              <text:p text:style-name="P13"><text:span text:style-name="T10">No </text:span><text:span text:style-name="T45">es </text:span><text:span text:style-name="T7">necesario</text:span><text:span text:style-name="T119"> </text:span><text:span text:style-name="T12">retur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5" draw:text-style-name="P68" draw:layer="layout" svg:width="12.592cm" svg:height="2.393cm" svg:x="2.026cm" svg:y="14.068cm">
          <text:p text:style-name="P65"><text:span text:style-name="T116">Integer suma(Integer </text:span><text:span text:style-name="T120">a, Integer b)</text:span><text:span text:style-name="T121"> </text:span><text:span text:style-name="T120">{</text:span></text:p>
          <text:p text:style-name="P66"><text:span text:style-name="T105">return </text:span><text:span text:style-name="T122">a +</text:span><text:span text:style-name="T123"> </text:span><text:span text:style-name="T122">b;</text:span></text:p>
          <text:p text:style-name="P67"><text:span text:style-name="T12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6" draw:text-style-name="P70" draw:layer="layout" svg:width="11.606cm" svg:height="0.855cm" svg:x="15.01cm" svg:y="14.225cm">
          <text:p text:style-name="P69"><text:span text:style-name="T105">def suma(x:Int, y:Int) = x +</text:span><text:span text:style-name="T124"> </text:span><text:span text:style-name="T105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7" draw:text-style-name="P32" draw:layer="layout" svg:width="1.581cm" svg:height="0.761cm" svg:x="4.523cm" svg:y="13.12cm">
          <text:p text:style-name="P31"><text:span text:style-name="T125">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8" draw:text-style-name="P32" draw:layer="layout" svg:width="2.489cm" svg:height="0.761cm" svg:x="18.154cm" svg:y="13.314cm">
          <text:p text:style-name="P31"><text:span text:style-name="T125">Sca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9" draw:text-style-name="P70" draw:layer="layout" svg:width="5.437cm" svg:height="0.855cm" svg:x="14.543cm" svg:y="7.295cm">
          <text:p text:style-name="P69"><text:span text:style-name="T105">val x: Int =</text:span><text:span text:style-name="T124"> </text:span><text:span text:style-name="T10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0" draw:text-style-name="P70" draw:layer="layout" svg:width="5.749cm" svg:height="0.855cm" svg:x="4.782cm" svg:y="7.295cm">
          <text:p text:style-name="P69"><text:span text:style-name="T116">Integer </text:span><text:span text:style-name="T115">x =</text:span><text:span text:style-name="T126"> </text:span><text:span text:style-name="T115">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1" draw:text-style-name="P43" draw:layer="layout" svg:width="18.753cm" svg:height="3.593cm" svg:x="0.925cm" svg:y="4.67cm">
          <text:list text:style-name="L10">
            <text:list-item>
              <text:p text:style-name="P13"><text:span text:style-name="T7">Declaraciones </text:span><text:span text:style-name="T10">de </text:span><text:span text:style-name="T127">tipo </text:span><text:span text:style-name="T15">después </text:span><text:span text:style-name="T10">de</text:span><text:span text:style-name="T16"> </text:span><text:span text:style-name="T11">variable</text:span></text:p>
            </text:list-item>
          </text:list>
          <text:p text:style-name="P71"><text:span text:style-name="T12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2" draw:text-style-name="P32" draw:layer="layout" svg:width="3.813cm" svg:height="0.763cm" svg:x="2.724cm" svg:y="7.283cm">
          <text:p text:style-name="P31"><text:span text:style-name="T125">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3" draw:text-style-name="P32" draw:layer="layout" svg:width="7.968cm" svg:height="0.763cm" svg:x="12.417cm" svg:y="7.388cm">
          <text:p text:style-name="P31"><text:span text:style-name="T125">Sca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tructuras de control</text:p>
          </draw:text-box>
        </draw:frame>
        <draw:frame draw:name="object 3" presentation:style-name="pr9" draw:text-style-name="P73" draw:layer="layout" svg:width="32.703cm" svg:height="4.524cm" svg:x="1.654cm" svg:y="3.667cm" presentation:class="title" presentation:user-transformed="true">
          <draw:text-box>
            <text:p text:style-name="P72"><text:span text:style-name="T128"><text:tab/></text:span></text:p>
          </draw:text-box>
        </draw:frame>
        <draw:custom-shape draw:name="object 4" draw:style-name="gr24" draw:text-style-name="P43" draw:layer="layout" svg:width="5.451cm" svg:height="10.083cm" svg:x="1.767cm" svg:y="5.699cm">
          <text:list text:style-name="L10">
            <text:list-item>
              <text:p text:style-name="P13"><text:span text:style-name="T102">If</text:span></text:p>
            </text:list-item>
          </text:list>
          <text:p text:style-name="P74"><text:span text:style-name="T129"/></text:p>
          <text:list text:style-name="L16">
            <text:list-item>
              <text:p text:style-name="P13"><text:span text:style-name="T130">Match</text:span></text:p>
            </text:list-item>
          </text:list>
          <text:p text:style-name="P75"><text:span text:style-name="T13"/></text:p>
          <text:list text:continue-numbering="true" text:style-name="L16">
            <text:list-item>
              <text:p text:style-name="P13"><text:span text:style-name="T131">While</text:span></text:p>
            </text:list-item>
          </text:list>
          <text:p text:style-name="P75"><text:span text:style-name="T13"/></text:p>
          <text:list text:continue-numbering="true" text:style-name="L16">
            <text:list-item>
              <text:p text:style-name="P13"><text:span text:style-name="T90">For,</text:span><text:span text:style-name="T132"> </text:span><text:span text:style-name="T88">foreach</text:span></text:p>
            </text:list-item>
          </text:list>
          <text:p text:style-name="P76"><text:span text:style-name="T44"/></text:p>
          <text:list text:continue-numbering="true" text:style-name="L16">
            <text:list-item>
              <text:p text:style-name="P13"><text:span text:style-name="T133">T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tructuras de control</text:p>
          </draw:text-box>
        </draw:frame>
        <draw:custom-shape draw:name="object 4" draw:style-name="gr25" draw:text-style-name="P43" draw:layer="layout" svg:width="11.573cm" svg:height="1.832cm" svg:x="1.572cm" svg:y="5.135cm">
          <text:list text:style-name="L10">
            <text:list-item>
              <text:p text:style-name="P13"><text:span text:style-name="T102">If </text:span><text:span text:style-name="T86">es </text:span><text:span text:style-name="T91">similar </text:span><text:span text:style-name="T134">a </text:span><text:span text:style-name="T104">otros</text:span><text:span text:style-name="T89"> </text:span><text:span text:style-name="T135">lenguajes</text:span></text:p>
            </text:list-item>
          </text:list>
          <text:list text:style-name="L11">
            <text:list-item>
              <text:list>
                <text:list-item>
                  <text:p text:style-name="P77"><text:span text:style-name="T136">Devuelve </text:span><text:span text:style-name="T137">un</text:span><text:span text:style-name="T138"> </text:span><text:span text:style-name="T137">valo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6" draw:text-style-name="P80" draw:layer="layout" svg:width="14.748cm" svg:height="2.411cm" svg:x="6.707cm" svg:y="9.953cm">
          <text:p text:style-name="P78"><text:span text:style-name="T105">val </text:span><text:span text:style-name="T111">mensaje</text:span><text:span text:style-name="T112"> </text:span><text:span text:style-name="T111">=</text:span></text:p>
          <text:p text:style-name="P79"><text:span text:style-name="T105">if (</text:span><text:span text:style-name="T111">edad &gt;= </text:span><text:span text:style-name="T108">18) </text:span><text:span text:style-name="T139">"Puede votar" <text:s/></text:span><text:span text:style-name="T105">else </text:span><text:span text:style-name="T139">"Es</text:span><text:span text:style-name="T140"> </text:span><text:span text:style-name="T139">menor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le, do…while</text:p>
          </draw:text-box>
        </draw:frame>
        <draw:custom-shape draw:name="object 4" draw:style-name="gr27" draw:text-style-name="P43" draw:layer="layout" svg:width="7.982cm" svg:height="2.199cm" svg:x="1.024cm" svg:y="4.428cm">
          <text:list text:style-name="L10">
            <text:list-item>
              <text:p text:style-name="P13"><text:span text:style-name="T84">Similares </text:span><text:span text:style-name="T16">a</text:span><text:span text:style-name="T85"> </text:span><text:span text:style-name="T6">Ja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8" draw:text-style-name="P88" draw:layer="layout" svg:width="10.737cm" svg:height="7.838cm" svg:x="12.447cm" svg:y="6.418cm">
          <text:p text:style-name="P81"><text:span text:style-name="T105">def mcd(x:Int,y:Int):Int ={ <text:s/>var </text:span><text:span text:style-name="T141">a =</text:span><text:span text:style-name="T142"> </text:span><text:span text:style-name="T141">x</text:span></text:p>
          <text:p text:style-name="P82"><text:span text:style-name="T105"><text:s text:c="2"/></text:span><text:span text:style-name="T105">var </text:span><text:span text:style-name="T141">b = y <text:s text:c="5"/></text:span><text:span text:style-name="T105">while(</text:span><text:span text:style-name="T141">a != </text:span><text:span text:style-name="T108">0)</text:span><text:span text:style-name="T143"> </text:span><text:span text:style-name="T108">{</text:span></text:p>
          <text:p text:style-name="P83"><text:span text:style-name="T105"><text:tab/></text:span><text:span text:style-name="T105">val </text:span><text:span text:style-name="T111">temp =</text:span><text:span text:style-name="T112"> </text:span><text:span text:style-name="T141">a</text:span></text:p>
          <text:p text:style-name="P84"><text:span text:style-name="T144"><text:tab/></text:span><text:span text:style-name="T144">a = b % a <text:s/></text:span></text:p>
          <text:p text:style-name="P84"><text:span text:style-name="T144"><text:tab/></text:span><text:span text:style-name="T144">b =</text:span><text:span text:style-name="T145"> </text:span><text:span text:style-name="T113">temp</text:span></text:p>
          <text:p text:style-name="P85"><text:span text:style-name="T113"><text:tab/></text:span><text:span text:style-name="T113">}</text:span></text:p>
          <text:p text:style-name="P86"><text:span text:style-name="T144"><text:tab/></text:span><text:span text:style-name="T144">b</text:span></text:p>
          <text:p text:style-name="P87"><text:span text:style-name="T1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le, do…while</text:p>
          </draw:text-box>
        </draw:frame>
        <draw:custom-shape draw:name="object 5" draw:style-name="gr29" draw:text-style-name="P43" draw:layer="layout" svg:width="20.912cm" svg:height="2.406cm" svg:x="1.181cm" svg:y="5.242cm">
          <text:list text:style-name="L10">
            <text:list-item>
              <text:p text:style-name="P13"><text:span text:style-name="T17">Los </text:span><text:span text:style-name="T10">bucles </text:span><text:span text:style-name="T84">While suelen ser</text:span><text:span text:style-name="T146"> </text:span><text:span text:style-name="T17">imperativos.</text:span></text:p>
            </text:list-item>
          </text:list>
          <text:list text:style-name="L11">
            <text:list-item>
              <text:list>
                <text:list-item>
                  <text:p text:style-name="P89"><text:span text:style-name="T11">Pueden </text:span><text:span text:style-name="T15">re-escribirse mediante</text:span><text:span text:style-name="T18"> </text:span><text:span text:style-name="T15">recursivida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0" draw:text-style-name="P88" draw:layer="layout" svg:width="12.44cm" svg:height="3.315cm" svg:x="5.688cm" svg:y="10.288cm">
          <text:p text:style-name="P81"><text:span text:style-name="T105">def mcd(x:Int,y:Int):Int = {</text:span></text:p>
          <text:p text:style-name="P81"><text:span text:style-name="T105"><text:s text:c="2"/></text:span><text:span text:style-name="T105">if (x == </text:span><text:span text:style-name="T108">0)</text:span><text:span text:style-name="T147"> </text:span><text:span text:style-name="T108">y</text:span></text:p>
          <text:p text:style-name="P90"><text:span text:style-name="T105"><text:tab/></text:span><text:span text:style-name="T105">else mcd(y %</text:span><text:span text:style-name="T124"> </text:span><text:span text:style-name="T105">x,x)</text:span></text:p>
          <text:p text:style-name="P91"><text:span text:style-name="T14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cles while e iteradores</text:p>
          </draw:text-box>
        </draw:frame>
        <draw:custom-shape draw:name="object 4" draw:style-name="gr31" draw:text-style-name="P43" draw:layer="layout" svg:width="8.136cm" svg:height="1.101cm" svg:x="0.857cm" svg:y="4.497cm">
          <text:list text:style-name="L10">
            <text:list-item>
              <text:p text:style-name="P13"><text:span text:style-name="T7">Estilo</text:span><text:span text:style-name="T149"> </text:span><text:span text:style-name="T17">imperativ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2" draw:text-style-name="P43" draw:layer="layout" svg:width="20.876cm" svg:height="1.101cm" svg:x="0.857cm" svg:y="14.085cm">
          <text:list text:style-name="L10">
            <text:list-item>
              <text:p text:style-name="P13"><text:span text:style-name="T17">Pueden </text:span><text:span text:style-name="T15">re-escribirse </text:span><text:span text:style-name="T9">con </text:span><text:span text:style-name="T17">estilo</text:span><text:span text:style-name="T16"> </text:span><text:span text:style-name="T17">funcion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3" draw:text-style-name="P98" draw:layer="layout" svg:width="21.56cm" svg:height="7.279cm" svg:x="4.165cm" svg:y="6.275cm">
          <text:p text:style-name="P92"><text:span text:style-name="T148">def mediaEdad(personas: List[Persona]): Double = {</text:span></text:p>
          <text:p text:style-name="P92"><text:span text:style-name="T148"><text:s text:c="2"/></text:span><text:span text:style-name="T148"><text:tab/></text:span><text:span text:style-name="T148">var </text:span><text:span text:style-name="T144">suma =</text:span><text:span text:style-name="T145"> </text:span><text:span text:style-name="T150">0</text:span></text:p>
          <text:p text:style-name="P93"><text:span text:style-name="T148"><text:tab/></text:span><text:span text:style-name="T148">val </text:span><text:span text:style-name="T113">it = personas.iterator <text:s/></text:span></text:p>
          <text:p text:style-name="P93"><text:span text:style-name="T113"><text:tab/></text:span><text:span text:style-name="T148">while (</text:span><text:span text:style-name="T113">it.hasNext)</text:span><text:span text:style-name="T114"> </text:span><text:span text:style-name="T113">{</text:span></text:p>
          <text:p text:style-name="P94"><text:span text:style-name="T148"><text:tab/></text:span><text:span text:style-name="T148">val </text:span><text:span text:style-name="T113">persona = it.next() <text:s/></text:span></text:p>
          <text:p text:style-name="P94"><text:span text:style-name="T113"><text:tab/></text:span><text:span text:style-name="T144">suma +=</text:span><text:span text:style-name="T151"> </text:span><text:span text:style-name="T113">persona.</text:span><text:span text:style-name="T115">edad</text:span></text:p>
          <text:p text:style-name="P95"><text:span text:style-name="T115"><text:tab/></text:span><text:span text:style-name="T115">}</text:span></text:p>
          <text:p text:style-name="P96"><text:span text:style-name="T144"><text:tab/></text:span><text:span text:style-name="T144">suma /</text:span><text:span text:style-name="T145"> </text:span><text:span text:style-name="T144">personas.length</text:span></text:p>
          <text:p text:style-name="P97"><text:span text:style-name="T1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4" draw:text-style-name="P101" draw:layer="layout" svg:width="20.774cm" svg:height="2.553cm" svg:x="3.589cm" svg:y="15.456cm">
          <text:p text:style-name="P99"><text:span text:style-name="T148">def mediaEdad(personas: List[Persona]): Double = { </text:span></text:p>
          <text:p text:style-name="P99"><text:span text:style-name="T148"><text:tab/></text:span><text:span text:style-name="T148">personas.map(_.</text:span><text:span text:style-name="T115">edad).sum /</text:span><text:span text:style-name="T126"> </text:span><text:span text:style-name="T115">personas.length</text:span></text:p>
          <text:p text:style-name="P100"><text:span text:style-name="T1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aje de patrones</text:p>
          </draw:text-box>
        </draw:frame>
        <draw:custom-shape draw:name="object 4" draw:style-name="gr35" draw:text-style-name="P43" draw:layer="layout" svg:width="8.22cm" svg:height="1.101cm" svg:x="0.924cm" svg:y="4.272cm">
          <text:list text:style-name="L10">
            <text:list-item>
              <text:p text:style-name="P13"><text:span text:style-name="T11">Expresión</text:span><text:span text:style-name="T16"> </text:span><text:span text:style-name="T152">mat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6" draw:text-style-name="P43" draw:layer="layout" svg:width="15.645cm" svg:height="1.101cm" svg:x="0.924cm" svg:y="12.099cm">
          <text:list text:style-name="L10">
            <text:list-item>
              <text:p text:style-name="P13"><text:span text:style-name="T11">Expresión </text:span><text:span text:style-name="T152">match </text:span><text:span text:style-name="T11">devuelve </text:span><text:span text:style-name="T7">un</text:span><text:span text:style-name="T11"> </text:span><text:span text:style-name="T7">val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7" draw:text-style-name="P18" draw:layer="layout" svg:width="19.715cm" svg:height="6.131cm" svg:x="3.668cm" svg:y="5.684cm">
          <text:p/>
          <draw:enhanced-geometry draw:mirror-horizontal="false" draw:mirror-vertical="false" drawooo:sub-view-size="6896734 1477645" draw:text-areas="0 0 ?f0 ?f1" svg:viewBox="0 0 0 0" draw:type="ooxml-non-primitive" draw:enhanced-path="M 0 0 L 6896434 0 6896434 1477328 0 1477328 0 0 Z N">
            <draw:equation draw:name="f0" draw:formula="logwidth"/>
            <draw:equation draw:name="f1" draw:formula="logheight"/>
          </draw:enhanced-geometry>
        </draw:custom-shape>
        <draw:frame draw:name="object 7" draw:style-name="standard" draw:layer="layout" svg:width="18.276cm" svg:height="4.928cm" svg:x="4.768cm" svg:y="6.126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>
              <table:table-cell table:style-name="ce22">
                <text:p text:style-name="P102"><text:span text:style-name="T153">dia</text:span><text:span text:style-name="T154"> </text:span><text:span text:style-name="T50">match</text:span></text:p>
                <text:p text:style-name="P103"><text:span text:style-name="T50">case</text:span></text:p>
              </table:table-cell>
              <table:table-cell table:style-name="ce23">
                <text:p text:style-name="P104"><text:span text:style-name="T51">{</text:span></text:p>
                <text:p text:style-name="P105"><text:span text:style-name="T155">"Sabado"</text:span></text:p>
              </table:table-cell>
              <table:table-cell table:style-name="ce24">
                <text:p text:style-name="P106"><text:span text:style-name="T156"/></text:p>
                <text:p text:style-name="P107"><text:span text:style-name="T51">=&gt;</text:span></text:p>
              </table:table-cell>
              <table:table-cell table:style-name="ce25">
                <text:p text:style-name="P106"><text:span text:style-name="T156"/></text:p>
                <text:p text:style-name="P108"><text:span text:style-name="T51">println(</text:span><text:span text:style-name="T155">"Fiesta"</text:span><text:span text:style-name="T51">)</text:span></text:p>
              </table:table-cell>
            </table:table-row>
            <table:table-row table:style-name="ro6">
              <table:table-cell table:style-name="ce26">
                <text:p text:style-name="P109"><text:span text:style-name="T50">case</text:span></text:p>
              </table:table-cell>
              <table:table-cell table:style-name="ce27">
                <text:p text:style-name="P26"><text:span text:style-name="T155">"Domingo"</text:span></text:p>
              </table:table-cell>
              <table:table-cell table:style-name="ce28">
                <text:p text:style-name="P27"><text:span text:style-name="T51">=&gt;</text:span></text:p>
              </table:table-cell>
              <table:table-cell table:style-name="ce29">
                <text:p text:style-name="P26"><text:span text:style-name="T51">println(</text:span><text:span text:style-name="T155">"Dormir"</text:span><text:span text:style-name="T51">)</text:span></text:p>
              </table:table-cell>
            </table:table-row>
            <table:table-row table:style-name="ro7">
              <table:table-cell table:style-name="ce30">
                <text:p text:style-name="P110"><text:span text:style-name="T50">case</text:span></text:p>
              </table:table-cell>
              <table:table-cell table:style-name="ce31">
                <text:p text:style-name="P111"><text:span text:style-name="T51">_</text:span></text:p>
              </table:table-cell>
              <table:table-cell table:style-name="ce32">
                <text:p text:style-name="P112"><text:span text:style-name="T51">=&gt;</text:span></text:p>
              </table:table-cell>
              <table:table-cell table:style-name="ce33">
                <text:p text:style-name="P111"><text:span text:style-name="T51">println(</text:span><text:span text:style-name="T155">"Programar en</text:span><text:span text:style-name="T157"> </text:span><text:span text:style-name="T155">Scala"</text:span><text:span text:style-name="T51">)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bject 8" draw:style-name="gr38" draw:text-style-name="P32" draw:layer="layout" svg:width="0.42cm" svg:height="0.763cm" svg:x="5.029cm" svg:y="10.819cm">
          <text:p text:style-name="P31"><text:span text:style-name="T15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39" draw:text-style-name="P117" draw:layer="layout" svg:width="19.909cm" svg:height="4.715cm" svg:x="3.641cm" svg:y="13.331cm">
          <text:p text:style-name="P113"><text:span text:style-name="T105">val </text:span><text:span text:style-name="T111">mensaje = dia </text:span><text:span text:style-name="T105">match</text:span><text:span text:style-name="T159"> </text:span><text:span text:style-name="T105">{</text:span></text:p>
          <text:p text:style-name="P114"><text:span text:style-name="T105">case </text:span><text:span text:style-name="T139">"Sabado" <text:s text:c="2"/>=&gt;</text:span><text:span text:style-name="T160"> </text:span><text:span text:style-name="T139">"Fiesta"</text:span></text:p>
          <text:p text:style-name="P114"><text:span text:style-name="T105">case </text:span><text:span text:style-name="T139">"Domingo" <text:s/>=&gt;</text:span><text:span text:style-name="T160"> </text:span><text:span text:style-name="T139">"Dormir"</text:span></text:p>
          <text:p text:style-name="P115"><text:span text:style-name="T105">case _ <text:s text:c="9"/>=&gt; </text:span><text:span text:style-name="T139">"Programar en</text:span><text:span text:style-name="T161"> </text:span><text:span text:style-name="T139">Scala"</text:span></text:p>
          <text:p text:style-name="P116"><text:span text:style-name="T16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cles for</text:p>
          </draw:text-box>
        </draw:frame>
        <draw:custom-shape draw:name="object 4" draw:style-name="gr40" draw:text-style-name="P18" draw:layer="layout" svg:width="21.372cm" svg:height="2.891cm" svg:x="3.331cm" svg:y="8.95cm">
          <text:p/>
          <draw:enhanced-geometry draw:mirror-horizontal="false" draw:mirror-vertical="false" drawooo:sub-view-size="6995159 1200785" draw:text-areas="0 0 ?f0 ?f1" svg:viewBox="0 0 0 0" draw:type="ooxml-non-primitive" draw:enhanced-path="M 0 0 L 6995115 0 6995115 1200329 0 1200329 0 0 Z N">
            <draw:equation draw:name="f0" draw:formula="logwidth"/>
            <draw:equation draw:name="f1" draw:formula="logheight"/>
          </draw:enhanced-geometry>
        </draw:custom-shape>
        <draw:custom-shape draw:name="object 5" draw:style-name="gr41" draw:text-style-name="P43" draw:layer="layout" svg:width="25.537cm" svg:height="8.904cm" svg:x="0.745cm" svg:y="4.045cm">
          <text:list text:style-name="L10">
            <text:list-item>
              <text:p text:style-name="P13"><text:span text:style-name="T14">Contienen:</text:span></text:p>
            </text:list-item>
          </text:list>
          <text:list text:style-name="L11">
            <text:list-item>
              <text:list>
                <text:list-item>
                  <text:p text:style-name="P44"><text:span text:style-name="T92">Generadores </text:span><text:span text:style-name="T163">(suelen </text:span><text:span text:style-name="T92">ser</text:span><text:span text:style-name="T164"> </text:span><text:span text:style-name="T88">colecciones)</text:span></text:p>
                </text:list-item>
                <text:list-item>
                  <text:p text:style-name="P45"><text:span text:style-name="T102">Filtros</text:span><text:span text:style-name="T165"> </text:span><text:span text:style-name="T102">(condiciones)</text:span></text:p>
                </text:list-item>
                <text:list-item>
                  <text:p text:style-name="P118"><text:span text:style-name="T92">Yield: valores </text:span><text:span text:style-name="T87">que </text:span><text:span text:style-name="T86">se</text:span><text:span text:style-name="T91"> </text:span><text:span text:style-name="T135">devuelven</text:span></text:p>
                </text:list-item>
              </text:list>
            </text:list-item>
          </text:list>
          <text:p text:style-name="P119"><text:span text:style-name="T166"/></text:p>
          <text:p text:style-name="P120"><text:span text:style-name="T167"/></text:p>
          <text:p text:style-name="P121"><text:span text:style-name="T168"/></text:p>
          <text:p text:style-name="P122"><text:span text:style-name="T169"/></text:p>
          <text:list text:style-name="L19">
            <text:list-item>
              <text:p text:style-name="P74"><text:span text:style-name="T170">Expresión </text:span><text:span text:style-name="T171">match </text:span><text:span text:style-name="T170">devuelve </text:span><text:span text:style-name="T172">un</text:span><text:span text:style-name="T170"> </text:span><text:span text:style-name="T172">val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2" draw:text-style-name="P18" draw:layer="layout" svg:width="20.717cm" svg:height="3.825cm" svg:x="2.672cm" svg:y="13.308cm">
          <text:p/>
          <draw:enhanced-geometry draw:mirror-horizontal="false" draw:mirror-vertical="false" drawooo:sub-view-size="6995159 646429" draw:text-areas="0 0 ?f0 ?f1" svg:viewBox="0 0 0 0" draw:type="ooxml-non-primitive" draw:enhanced-path="M 0 0 L 6995115 0 6995115 646330 0 646330 0 0 Z N">
            <draw:equation draw:name="f0" draw:formula="logwidth"/>
            <draw:equation draw:name="f1" draw:formula="logheight"/>
          </draw:enhanced-geometry>
        </draw:custom-shape>
        <draw:custom-shape draw:name="object 7" draw:style-name="gr43" draw:text-style-name="P125" draw:layer="layout" svg:width="6.633cm" svg:height="1.525cm" svg:x="4.562cm" svg:y="14.182cm">
          <text:p text:style-name="P123"><text:span text:style-name="T95">for (</text:span><text:span text:style-name="T96">i &lt;- </text:span><text:span text:style-name="T173">1 </text:span><text:span text:style-name="T174">to</text:span><text:span text:style-name="T175"> </text:span><text:span text:style-name="T174">4)</text:span></text:p>
          <text:p text:style-name="P124"><text:span text:style-name="T176">print(</text:span><text:span text:style-name="T177">"x" +</text:span><text:span text:style-name="T178"> </text:span><text:span text:style-name="T179">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44" draw:text-style-name="P64" draw:layer="layout" svg:width="6.663cm" svg:height="0.763cm" svg:x="13.639cm" svg:y="14.922cm">
          <text:p text:style-name="P63"><text:span text:style-name="T180">//&gt; x1 x2 x3</text:span><text:span text:style-name="T181"> </text:span><text:span text:style-name="T180">x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28" draw:layer="layout" svg:width="29.732cm" svg:height="3.659cm" svg:x="-4.479cm" svg:y="8.95cm">
          <draw:text-box>
            <text:p text:style-name="P126"><text:span text:style-name="T105">def pares(m:Int,n:Int): List[Int]</text:span><text:span text:style-name="T124"> </text:span><text:span text:style-name="T105">=</text:span></text:p>
            <text:p text:style-name="P127"><text:span text:style-name="T105"><text:tab/></text:span><text:span text:style-name="T105">for (</text:span><text:span text:style-name="T111">i &lt;- List.range(m,n) </text:span><text:span text:style-name="T105">if i % </text:span><text:span text:style-name="T108">2 == 0) </text:span><text:span text:style-name="T105">yield</text:span><text:span text:style-name="T182"> i</text:span></text:p>
            <text:p text:style-name="P127"><text:span text:style-name="T113">println(pares(</text:span><text:span text:style-name="T150">0,10)) </text:span><text:span text:style-name="T183">//&gt;List(0,2,4,6,8,1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cepciones</text:p>
          </draw:text-box>
        </draw:frame>
        <draw:custom-shape draw:name="object 4" draw:style-name="gr46" draw:text-style-name="P43" draw:layer="layout" svg:width="15.101cm" svg:height="1.101cm" svg:x="0.985cm" svg:y="4.323cm">
          <text:list text:style-name="L10">
            <text:list-item>
              <text:p text:style-name="P13"><text:span text:style-name="T7">Try…throw...catch...similar </text:span><text:span text:style-name="T16">a</text:span><text:span text:style-name="T7"> </text:span><text:span text:style-name="T6">Ja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7" draw:text-style-name="P129" draw:layer="layout" svg:width="7.899cm" svg:height="2.565cm" svg:x="19.417cm" svg:y="10.955cm">
          <text:p/>
          <draw:enhanced-geometry draw:mirror-horizontal="false" draw:mirror-vertical="false" drawooo:sub-view-size="2844165 923925" draw:text-areas="0 0 ?f0 ?f1" svg:viewBox="0 0 0 0" draw:type="ooxml-non-primitive" draw:enhanced-path="M 0 0 L 2844050 0 2844050 923328 0 923328 0 0 Z N">
            <draw:equation draw:name="f0" draw:formula="logwidth"/>
            <draw:equation draw:name="f1" draw:formula="logheight"/>
          </draw:enhanced-geometry>
        </draw:custom-shape>
        <draw:frame draw:style-name="standard" draw:layer="layout" svg:width="22.436cm" svg:height="11.735cm" svg:x="3.091cm" svg:y="5.606cm">
          <table:table>
            <table:table-column table:style-name="co17"/>
            <table:table-column table:style-name="co18"/>
            <table:table-row table:style-name="ro8">
              <table:table-cell table:style-name="ce34" table:number-columns-spanned="2">
                <text:p text:style-name="P130"><text:span text:style-name="T184">def </text:span><text:span text:style-name="T185">divide(m:Int, n:Int) : Int =</text:span><text:span text:style-name="T186"> </text:span><text:span text:style-name="T185">{ <text:s/></text:span></text:p>
                <text:p text:style-name="P131"><text:span text:style-name="T184">if </text:span><text:span text:style-name="T185">(n ==</text:span><text:span text:style-name="T187"> </text:span><text:span text:style-name="T188">0</text:span><text:span text:style-name="T185">)</text:span></text:p>
                <text:p text:style-name="P131"><text:span text:style-name="T184"><text:s text:c="2"/></text:span><text:span text:style-name="T184">throw new </text:span><text:span text:style-name="T185">RuntimeException(</text:span><text:span text:style-name="T189">"division por</text:span><text:span text:style-name="T190"> </text:span><text:span text:style-name="T189">0"</text:span><text:span text:style-name="T185">)</text:span></text:p>
                <text:p text:style-name="P131"><text:span text:style-name="T184">else </text:span><text:span text:style-name="T185">m /</text:span><text:span text:style-name="T191"> </text:span><text:span text:style-name="T185">n</text:span></text:p>
                <text:p text:style-name="P132"><text:span text:style-name="T192">}</text:span></text:p>
                <text:p text:style-name="P133"><text:span text:style-name="T184">try</text:span><text:span text:style-name="T193"> </text:span><text:span text:style-name="T185">{</text:span></text:p>
                <text:p text:style-name="P134"><text:span text:style-name="T192">println(</text:span><text:span text:style-name="T194">"5/4 = " </text:span><text:span text:style-name="T192">+</text:span><text:span text:style-name="T195"> </text:span><text:span text:style-name="T192">divide(</text:span><text:span text:style-name="T196">5</text:span><text:span text:style-name="T192">,</text:span><text:span text:style-name="T196">4</text:span><text:span text:style-name="T192">)) <text:s text:c="11"/>println(</text:span><text:span text:style-name="T194">"5/0 = " </text:span><text:span text:style-name="T192">+</text:span><text:span text:style-name="T195"> </text:span><text:span text:style-name="T192">divide(</text:span><text:span text:style-name="T196">5</text:span><text:span text:style-name="T192">,</text:span><text:span text:style-name="T196">0</text:span><text:span text:style-name="T192">))</text:span></text:p>
                <text:p text:style-name="P135"><text:span text:style-name="T192">} </text:span><text:span text:style-name="T184">catch</text:span><text:span text:style-name="T193"> </text:span><text:span text:style-name="T185">{</text:span></text:p>
                <text:p text:style-name="P136"><text:span text:style-name="T184">case </text:span><text:span text:style-name="T197">e</text:span><text:span text:style-name="T185">: Exception =&gt;</text:span></text:p>
                <text:p text:style-name="P136"><text:span text:style-name="T185"><text:s/></text:span><text:span text:style-name="T185">println(</text:span><text:span text:style-name="T189">"Error:" </text:span><text:span text:style-name="T185">+</text:span><text:span text:style-name="T198"> </text:span><text:span text:style-name="T197">e</text:span><text:span text:style-name="T185">.getMessage)</text:span></text:p>
                <text:p text:style-name="P137"><text:span text:style-name="T192">} </text:span><text:span text:style-name="T184">finally</text:span><text:span text:style-name="T193"> </text:span><text:span text:style-name="T185">{</text:span></text:p>
                <text:p text:style-name="P138"><text:span text:style-name="T192">println(</text:span><text:span text:style-name="T194">"Fin"</text:span><text:span text:style-name="T192">)</text:span></text:p>
              </table:table-cell>
              <table:covered-table-cell table:style-name="ce35"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ase Option</text:p>
          </draw:text-box>
        </draw:frame>
        <draw:custom-shape draw:name="object 4" draw:style-name="gr48" draw:text-style-name="P43" draw:layer="layout" svg:width="19.153cm" svg:height="2.21cm" svg:x="0.794cm" svg:y="4.638cm">
          <text:list text:style-name="L10">
            <text:list-item>
              <text:p text:style-name="P13"><text:span text:style-name="T81">Option </text:span><text:span text:style-name="T10">permite </text:span><text:span text:style-name="T15">definir </text:span><text:span text:style-name="T17">funciones</text:span><text:span text:style-name="T5"> </text:span><text:span text:style-name="T7">parciales</text:span></text:p>
            </text:list-item>
          </text:list>
          <text:list text:style-name="L11">
            <text:list-item>
              <text:list>
                <text:list-item>
                  <text:p text:style-name="P44"><text:span text:style-name="T135">Puede </text:span><text:span text:style-name="T102">utilizarse para evitar </text:span><text:span text:style-name="T87">uso </text:span><text:span text:style-name="T89">de</text:span><text:span text:style-name="T87"> </text:span><text:span text:style-name="T89">excepcion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9" draw:text-style-name="P144" draw:layer="layout" svg:width="19.958cm" svg:height="4.853cm" svg:x="4.558cm" svg:y="8.151cm">
          <text:p text:style-name="P139"><text:span text:style-name="T105">def divide(m:Int, n:Int) : Option[Int] = { </text:span></text:p>
          <text:p text:style-name="P139"><text:span text:style-name="T105"><text:s/></text:span><text:span text:style-name="T105">if (n ==</text:span><text:span text:style-name="T182"> </text:span><text:span text:style-name="T108">0)</text:span></text:p>
          <text:p text:style-name="P140"><text:span text:style-name="T150">None</text:span></text:p>
          <text:p text:style-name="P141"><text:span text:style-name="T105"><text:tab/></text:span><text:span text:style-name="T105">else</text:span></text:p>
          <text:p text:style-name="P142"><text:span text:style-name="T148">Some(m /</text:span><text:span text:style-name="T199"> </text:span><text:span text:style-name="T148">n)</text:span></text:p>
          <text:p text:style-name="P143"><text:span text:style-name="T20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standard" draw:layer="layout" svg:width="17.8cm" svg:height="1.794cm" svg:x="4.554cm" svg:y="13.564cm">
          <table:table>
            <table:table-column table:style-name="co19"/>
            <table:table-column table:style-name="co20"/>
            <table:table-column table:style-name="co21"/>
            <table:table-row table:style-name="ro9">
              <table:table-cell table:style-name="ce36">
                <text:p text:style-name="P145"><text:span text:style-name="T153">println(</text:span><text:span text:style-name="T201">"5/4</text:span><text:span text:style-name="T202"> </text:span><text:span text:style-name="T201">=</text:span></text:p>
              </table:table-cell>
              <table:table-cell table:style-name="ce37">
                <text:p text:style-name="P146"><text:span text:style-name="T201">" </text:span><text:span text:style-name="T153">+</text:span><text:span text:style-name="T154"> </text:span><text:span text:style-name="T153">divide(</text:span><text:span text:style-name="T203">5</text:span><text:span text:style-name="T153">,</text:span><text:span text:style-name="T203">4</text:span><text:span text:style-name="T153">))</text:span></text:p>
              </table:table-cell>
              <table:table-cell table:style-name="ce38">
                <text:p text:style-name="P147"><text:span text:style-name="T204">//&gt;</text:span><text:span text:style-name="T205"> </text:span><text:span text:style-name="T204">Some(1)</text:span></text:p>
              </table:table-cell>
            </table:table-row>
            <table:table-row table:style-name="ro10">
              <table:table-cell table:style-name="ce39">
                <text:p text:style-name="P148"><text:span text:style-name="T153">println(</text:span><text:span text:style-name="T201">"5/0</text:span><text:span text:style-name="T202"> </text:span><text:span text:style-name="T201">=</text:span></text:p>
              </table:table-cell>
              <table:table-cell table:style-name="ce40">
                <text:p text:style-name="P111"><text:span text:style-name="T201">" </text:span><text:span text:style-name="T153">+</text:span><text:span text:style-name="T154"> </text:span><text:span text:style-name="T153">divide(</text:span><text:span text:style-name="T203">5</text:span><text:span text:style-name="T153">,</text:span><text:span text:style-name="T203">0</text:span><text:span text:style-name="T153">))</text:span></text:p>
              </table:table-cell>
              <table:table-cell table:style-name="ce41">
                <text:p text:style-name="P149"><text:span text:style-name="T204">//&gt;</text:span><text:span text:style-name="T205"> </text:span><text:span text:style-name="T204">Non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nciones en Scala</text:p>
          </draw:text-box>
        </draw:frame>
        <draw:custom-shape draw:name="object 4" draw:style-name="gr50" draw:text-style-name="P43" draw:layer="layout" svg:width="16.001cm" svg:height="1.101cm" svg:x="0.918cm" svg:y="4.22cm">
          <text:list text:style-name="L10">
            <text:list-item>
              <text:p text:style-name="P13"><text:span text:style-name="T206">Varias </text:span><text:span text:style-name="T17">formas </text:span><text:span text:style-name="T10">de </text:span><text:span text:style-name="T12">declarar</text:span><text:span text:style-name="T84"> </text:span><text:span text:style-name="T17">funcio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1" draw:text-style-name="P43" draw:layer="layout" svg:width="24.351cm" svg:height="2.199cm" svg:x="0.839cm" svg:y="11.974cm">
          <text:list text:style-name="L10">
            <text:list-item>
              <text:p text:style-name="P13"><text:span text:style-name="T17">Procedimiento </text:span><text:span text:style-name="T82">= </text:span><text:span text:style-name="T19">función </text:span><text:span text:style-name="T17">que </text:span><text:span text:style-name="T11">devuelve </text:span><text:span text:style-name="T7">valor </text:span><text:span text:style-name="T10">de </text:span><text:span text:style-name="T127">tipo</text:span><text:span text:style-name="T18"> </text:span><text:span text:style-name="T10">Un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2" draw:text-style-name="P151" draw:layer="layout" svg:width="13.659cm" svg:height="0.855cm" svg:x="2.53cm" svg:y="7.348cm">
          <text:p text:style-name="P150"><text:span text:style-name="T105">def suma(x:Int,y:Int): Int = x +</text:span><text:span text:style-name="T124"> </text:span><text:span text:style-name="T105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53" draw:text-style-name="P151" draw:layer="layout" svg:width="13.697cm" svg:height="0.855cm" svg:x="2.519cm" svg:y="5.937cm">
          <text:p text:style-name="P150"><text:span text:style-name="T105">def suma(x:Int,y:Int) = x +</text:span><text:span text:style-name="T159"> </text:span><text:span text:style-name="T105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54" draw:text-style-name="P154" draw:layer="layout" svg:width="13.716cm" svg:height="2.555cm" svg:x="2.5cm" svg:y="8.772cm">
          <text:p text:style-name="P152"><text:span text:style-name="T105">def suma(x:Int,y:Int): Int = {</text:span></text:p>
          <text:p text:style-name="P152"><text:span text:style-name="T105"><text:s text:c="2"/></text:span><text:span text:style-name="T105">return x +</text:span><text:span text:style-name="T159"> </text:span><text:span text:style-name="T105">y</text:span></text:p>
          <text:p text:style-name="P153"><text:span text:style-name="T14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55" draw:text-style-name="P157" draw:layer="layout" svg:width="8.956cm" svg:height="2.393cm" svg:x="2.281cm" svg:y="14.573cm">
          <text:p text:style-name="P155"><text:span text:style-name="T105">def suma3(x:Int,y:Int)</text:span><text:span text:style-name="T159"> </text:span><text:span text:style-name="T105">{</text:span></text:p>
          <text:p text:style-name="P156"><text:span text:style-name="T148">println(x +</text:span><text:span text:style-name="T199"> </text:span><text:span text:style-name="T148">y)</text:span></text:p>
          <text:p text:style-name="P67"><text:span text:style-name="T14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56" draw:text-style-name="P157" draw:layer="layout" svg:width="12.699cm" svg:height="2.393cm" svg:x="12.719cm" svg:y="14.573cm">
          <text:p text:style-name="P155"><text:span text:style-name="T105">def suma4(x:Int,y:Int):Unit =</text:span><text:span text:style-name="T124"> </text:span><text:span text:style-name="T105">{</text:span></text:p>
          <text:p text:style-name="P156"><text:span text:style-name="T148">println(x +</text:span><text:span text:style-name="T199"> </text:span><text:span text:style-name="T148">y)</text:span></text:p>
          <text:p text:style-name="P67"><text:span text:style-name="T14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gramación funcional</text:p>
          </draw:text-box>
        </draw:frame>
        <draw:custom-shape draw:name="object 4" draw:style-name="gr57" draw:text-style-name="P43" draw:layer="layout" svg:width="13.719cm" svg:height="1.101cm" svg:x="1.056cm" svg:y="4.22cm">
          <text:list text:style-name="L10">
            <text:list-item>
              <text:p text:style-name="P13"><text:span text:style-name="T7">Funciones </text:span><text:span text:style-name="T207">como</text:span><text:span text:style-name="T79"> </text:span><text:span text:style-name="T6">valo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8" draw:text-style-name="P43" draw:layer="layout" svg:width="13.08cm" svg:height="1.101cm" svg:x="1.056cm" svg:y="8.856cm">
          <text:list text:style-name="L10">
            <text:list-item>
              <text:p text:style-name="P13"><text:span text:style-name="T7">Funciones </text:span><text:span text:style-name="T10">de </text:span><text:span text:style-name="T12">orden</text:span><text:span text:style-name="T119"> </text:span><text:span text:style-name="T15">superi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9" draw:text-style-name="P18" draw:layer="layout" svg:width="20.607cm" svg:height="4.104cm" svg:x="3.799cm" svg:y="11.329cm">
          <text:p/>
          <draw:enhanced-geometry draw:mirror-horizontal="false" draw:mirror-vertical="false" drawooo:sub-view-size="7418705 1477645" draw:text-areas="0 0 ?f0 ?f1" svg:viewBox="0 0 0 0" draw:type="ooxml-non-primitive" draw:enhanced-path="M 0 0 L 7418684 0 7418684 1477329 0 1477329 0 0 Z N">
            <draw:equation draw:name="f0" draw:formula="logwidth"/>
            <draw:equation draw:name="f1" draw:formula="logheight"/>
          </draw:enhanced-geometry>
        </draw:custom-shape>
        <draw:custom-shape draw:name="object 7" draw:style-name="gr60" draw:text-style-name="P60" draw:layer="layout" svg:width="17.376cm" svg:height="1.525cm" svg:x="4.053cm" svg:y="11.456cm">
          <text:p text:style-name="P56"><text:span text:style-name="T105">def suma3(x:Int) = x +</text:span><text:span text:style-name="T159"> </text:span><text:span text:style-name="T108">3</text:span></text:p>
          <text:p text:style-name="P56"><text:span text:style-name="T105">def aplica2(f: Int =&gt; Int, x: Int) =</text:span><text:span text:style-name="T208"> </text:span><text:span text:style-name="T105">f(f(x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61" draw:text-style-name="P159" draw:layer="layout" svg:width="12.568cm" svg:height="1.532cm" svg:x="4.053cm" svg:y="13.699cm">
          <text:p text:style-name="P158"><text:span text:style-name="T116">println(aplica2(suma3,</text:span><text:span text:style-name="T150">2)) <text:s/>println(aplica2((x:Int) =&gt; x *</text:span><text:span text:style-name="T209"> </text:span><text:span text:style-name="T150">x,2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62" draw:text-style-name="P64" draw:layer="layout" svg:width="5.585cm" svg:height="1.539cm" svg:x="18.367cm" svg:y="13.714cm">
          <text:p text:style-name="P63"><text:span text:style-name="T117">//&gt; 8</text:span><text:span text:style-name="T210"> </text:span><text:span text:style-name="T211">(2+3)+3</text:span></text:p>
          <text:p text:style-name="P160"><text:span text:style-name="T117">//&gt; 16</text:span><text:span text:style-name="T118"> </text:span><text:span text:style-name="T211">(2*2)*2*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63" draw:text-style-name="P151" draw:layer="layout" svg:width="16.058cm" svg:height="0.855cm" svg:x="3.825cm" svg:y="6.322cm">
          <text:p text:style-name="P150"><text:span text:style-name="T105">val </text:span><text:span text:style-name="T106">suma = (x:Int,y:Int) =&gt; x +</text:span><text:span text:style-name="T212"> </text:span><text:span text:style-name="T106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ipos predefinidos</text:p>
          </draw:text-box>
        </draw:frame>
        <draw:custom-shape draw:name="object 4" draw:style-name="gr64" draw:text-style-name="P43" draw:layer="layout" svg:width="17.273cm" svg:height="14.635cm" svg:x="1.588cm" svg:y="4.385cm">
          <text:list text:style-name="L10">
            <text:list-item>
              <text:p text:style-name="P13"><text:span text:style-name="T87">Numéricos: Int, </text:span><text:span text:style-name="T89">BigInt, </text:span><text:span text:style-name="T102">Float,</text:span><text:span text:style-name="T213"> </text:span><text:span text:style-name="T88">Double</text:span></text:p>
            </text:list-item>
          </text:list>
          <text:p text:style-name="P74"><text:span text:style-name="T129"/></text:p>
          <text:list text:style-name="L16">
            <text:list-item>
              <text:p text:style-name="P13"><text:span text:style-name="T91">Boolean</text:span></text:p>
            </text:list-item>
          </text:list>
          <text:p text:style-name="P75"><text:span text:style-name="T13"/></text:p>
          <text:list text:continue-numbering="true" text:style-name="L16">
            <text:list-item>
              <text:p text:style-name="P13"><text:span text:style-name="T87">String</text:span></text:p>
            </text:list-item>
          </text:list>
          <text:p text:style-name="P75"><text:span text:style-name="T13"/></text:p>
          <text:list text:continue-numbering="true" text:style-name="L16">
            <text:list-item>
              <text:p text:style-name="P13"><text:span text:style-name="T135">Rangos</text:span></text:p>
            </text:list-item>
          </text:list>
          <text:p text:style-name="P76"><text:span text:style-name="T44"/></text:p>
          <text:list text:continue-numbering="true" text:style-name="L16">
            <text:list-item>
              <text:p text:style-name="P13"><text:span text:style-name="T134">Tuplas</text:span></text:p>
            </text:list-item>
          </text:list>
          <text:p text:style-name="P75"><text:span text:style-name="T13"/></text:p>
          <text:list text:continue-numbering="true" text:style-name="L16">
            <text:list-item>
              <text:p text:style-name="P13"><text:span text:style-name="T131">Regex</text:span></text:p>
            </text:list-item>
          </text:list>
          <text:p text:style-name="P75"><text:span text:style-name="T13"/></text:p>
          <text:list text:continue-numbering="true" text:style-name="L16">
            <text:list-item>
              <text:p text:style-name="P13"><text:span text:style-name="T102">Nu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úmeros, booleanos y caracteres</text:p>
          </draw:text-box>
        </draw:frame>
        <draw:custom-shape draw:name="object 4" draw:style-name="gr65" draw:text-style-name="P43" draw:layer="layout" svg:width="25.054cm" svg:height="15.026cm" svg:x="1.195cm" svg:y="3.992cm">
          <text:list text:style-name="L10">
            <text:list-item>
              <text:p text:style-name="P13"><text:span text:style-name="T214">Similares </text:span><text:span text:style-name="T215">a </text:span><text:span text:style-name="T216">Java </text:span><text:span text:style-name="T217">pero </text:span><text:span text:style-name="T218">sin </text:span><text:span text:style-name="T219">tipos</text:span><text:span text:style-name="T220"> </text:span><text:span text:style-name="T221">primitivos</text:span></text:p>
            </text:list-item>
          </text:list>
          <text:p text:style-name="P161"><text:span text:style-name="T47"/></text:p>
          <text:list text:style-name="L22">
            <text:list-item>
              <text:list>
                <text:list-item>
                  <text:p text:style-name="P162"><text:span text:style-name="T222">Byte, </text:span><text:span text:style-name="T223">Short, Int, </text:span><text:span text:style-name="T222">Long, </text:span><text:span text:style-name="T224">Float,</text:span><text:span text:style-name="T225"> </text:span><text:span text:style-name="T226">Double</text:span></text:p>
                </text:list-item>
              </text:list>
            </text:list-item>
          </text:list>
          <text:p text:style-name="P163"><text:span text:style-name="T47"/></text:p>
          <text:list text:style-name="L23">
            <text:list-item>
              <text:list>
                <text:list-item>
                  <text:p text:style-name="P162"><text:span text:style-name="T227">Rango </text:span><text:span text:style-name="T228">disponible </text:span><text:span text:style-name="T223">mediante </text:span><text:span text:style-name="T229">MinValue,</text:span><text:span text:style-name="T230"> </text:span><text:span text:style-name="T229">MaxValue</text:span></text:p>
                </text:list-item>
              </text:list>
            </text:list-item>
          </text:list>
          <text:list text:style-name="L24">
            <text:list-item>
              <text:list>
                <text:list-item>
                  <text:list>
                    <text:list-item>
                      <text:p text:style-name="P164"><text:span text:style-name="T231">Ej.</text:span><text:span text:style-name="T232"> </text:span><text:span text:style-name="T233">Int.MinValue</text:span></text:p>
                    </text:list-item>
                  </text:list>
                </text:list-item>
              </text:list>
            </text:list-item>
          </text:list>
          <text:p text:style-name="P165"><text:span text:style-name="T234"/></text:p>
          <text:list text:style-name="L25">
            <text:list-item>
              <text:list>
                <text:list-item>
                  <text:p text:style-name="P166"><text:span text:style-name="T235">También </text:span><text:span text:style-name="T236">disponibles: </text:span><text:span text:style-name="T222">BigInt,</text:span><text:span text:style-name="T224"> </text:span><text:span text:style-name="T226">BigDecimal</text:span></text:p>
                  <text:list>
                    <text:list-item>
                      <text:p text:style-name="P167"><text:span text:style-name="T231">Ej.</text:span><text:span text:style-name="T237"> </text:span><text:span text:style-name="T238">“234”.toInt</text:span></text:p>
                    </text:list-item>
                  </text:list>
                </text:list-item>
              </text:list>
            </text:list-item>
          </text:list>
          <text:p text:style-name="P165"><text:span text:style-name="T234"/></text:p>
          <text:list text:continue-numbering="true" text:style-name="L25">
            <text:list-item>
              <text:p text:style-name="P168"><text:span text:style-name="T239">Boolean: </text:span><text:span text:style-name="T214">valores </text:span><text:span text:style-name="T217">true,</text:span><text:span text:style-name="T240"> </text:span><text:span text:style-name="T216">false</text:span></text:p>
            </text:list-item>
          </text:list>
          <text:p text:style-name="P169"><text:span text:style-name="T241"/></text:p>
          <text:list text:continue-numbering="true" text:style-name="L25">
            <text:list-item>
              <text:p text:style-name="P13"><text:span text:style-name="T216">Char: representa</text:span><text:span text:style-name="T239"> </text:span><text:span text:style-name="T242">caracte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ings</text:p>
          </draw:text-box>
        </draw:frame>
        <draw:custom-shape draw:name="object 4" draw:style-name="gr66" draw:text-style-name="P43" draw:layer="layout" svg:width="19.342cm" svg:height="8.24cm" svg:x="1.771cm" svg:y="6.907cm">
          <text:list text:style-name="L10">
            <text:list-item>
              <text:p text:style-name="P13"><text:span text:style-name="T214">Similares </text:span><text:span text:style-name="T215">a </text:span><text:span text:style-name="T216">Java</text:span></text:p>
            </text:list-item>
          </text:list>
          <text:list text:style-name="L11">
            <text:list-item>
              <text:list>
                <text:list-item>
                  <text:p text:style-name="P170"><text:span text:style-name="T222">Comparación </text:span><text:span text:style-name="T223">mediante </text:span><text:span text:style-name="T243">== </text:span><text:span text:style-name="T244">(equals </text:span><text:span text:style-name="T245">en</text:span><text:span text:style-name="T229"> </text:span><text:span text:style-name="T235">Java)</text:span></text:p>
                </text:list-item>
              </text:list>
            </text:list-item>
          </text:list>
          <text:p text:style-name="P162"><text:span text:style-name="T246"/></text:p>
          <text:list text:style-name="L19">
            <text:list-item>
              <text:p text:style-name="P171"><text:span text:style-name="T247">Sintaxis </text:span><text:span text:style-name="T248">""" </text:span><text:span text:style-name="T249">para </text:span><text:span text:style-name="T247">cadenas</text:span><text:span text:style-name="T250"> </text:span><text:span text:style-name="T251">multilínea</text:span></text:p>
            </text:list-item>
            <text:list-item>
              <text:p text:style-name="P172"><text:span text:style-name="T252">Numerosas </text:span><text:span text:style-name="T253">utilidades </text:span><text:span text:style-name="T254">en</text:span><text:span text:style-name="T249"> </text:span><text:span text:style-name="T255">StringOp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angos</text:p>
          </draw:text-box>
        </draw:frame>
        <draw:custom-shape draw:name="object 4" draw:style-name="gr67" draw:text-style-name="P43" draw:layer="layout" svg:width="21.34cm" svg:height="2.369cm" svg:x="0.898cm" svg:y="4.586cm">
          <text:list text:style-name="L10">
            <text:list-item>
              <text:p text:style-name="P13"><text:span text:style-name="T256">Range (min, </text:span><text:span text:style-name="T240">max) </text:span><text:span text:style-name="T216">crea </text:span><text:span text:style-name="T239">rango </text:span><text:span text:style-name="T216">entre </text:span><text:span text:style-name="T257">min </text:span><text:span text:style-name="T242">y</text:span><text:span text:style-name="T258"> </text:span><text:span text:style-name="T257">max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8" draw:text-style-name="P18" draw:layer="layout" svg:width="23.043cm" svg:height="4.104cm" svg:x="3.642cm" svg:y="7.964cm">
          <text:p/>
          <draw:enhanced-geometry draw:mirror-horizontal="false" draw:mirror-vertical="false" drawooo:sub-view-size="7529830 1477645" draw:text-areas="0 0 ?f0 ?f1" svg:viewBox="0 0 0 0" draw:type="ooxml-non-primitive" draw:enhanced-path="M 0 0 L 7529624 0 7529624 1477328 0 1477328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69" draw:text-style-name="P62" draw:layer="layout" svg:width="22.467cm" svg:height="3.795cm" svg:x="4.218cm" svg:y="7.964cm">
          <text:p text:style-name="P61"><text:span text:style-name="T105">val </text:span><text:span text:style-name="T106">ceroDiez =</text:span><text:span text:style-name="T107"> </text:span><text:span text:style-name="T106">Range(</text:span><text:span text:style-name="T108">1,10)</text:span></text:p>
          <text:p text:style-name="P173"><text:span text:style-name="T150">println (</text:span><text:span text:style-name="T115">ceroDiez.contains(</text:span><text:span text:style-name="T150">5))</text:span><text:span text:style-name="T150"><text:tab/></text:span><text:span text:style-name="T183">//&gt;</text:span><text:span text:style-name="T259"> </text:span><text:span text:style-name="T183">true <text:s/></text:span></text:p>
          <text:p text:style-name="P173"><text:span text:style-name="T105">for (</text:span><text:span text:style-name="T111">i &lt;- </text:span><text:span text:style-name="T106">ceroDiez </text:span><text:span text:style-name="T105">if i % </text:span><text:span text:style-name="T108">3 == 0)</text:span><text:span text:style-name="T260"> </text:span><text:span text:style-name="T108">print(s</text:span><text:span text:style-name="T139">"$</text:span><text:span text:style-name="T111">i </text:span><text:span text:style-name="T139">")</text:span><text:span text:style-name="T139"><text:tab/></text:span><text:span text:style-name="T183">//&gt; 3 6</text:span><text:span text:style-name="T259"> </text:span><text:span text:style-name="T183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lecciones</text:p>
          </draw:text-box>
        </draw:frame>
        <draw:custom-shape draw:name="object 3" draw:style-name="gr70" draw:text-style-name="P43" draw:layer="layout" svg:width="12.373cm" svg:height="1.184cm" svg:x="1.056cm" svg:y="4.456cm">
          <text:list text:style-name="L10">
            <text:list-item>
              <text:p text:style-name="P13"><text:span text:style-name="T261">Jerarquía </text:span><text:span text:style-name="T262">de</text:span><text:span text:style-name="T263"> </text:span><text:span text:style-name="T264">coleccio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71" draw:text-style-name="P43" draw:layer="layout" svg:width="12.757cm" svg:height="1.186cm" svg:x="2.326cm" svg:y="5.858cm">
          <text:list text:style-name="L10">
            <text:list-item>
              <text:p text:style-name="P13"><text:span text:style-name="T217">Solo </text:span><text:span text:style-name="T263">se </text:span><text:span text:style-name="T239">muestran</text:span><text:span text:style-name="T265"> </text:span><text:span text:style-name="T266">algun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2" draw:text-style-name="P175" draw:layer="layout" svg:width="4.354cm" svg:height="0.855cm" svg:x="19.252cm" svg:y="6.869cm">
          <text:p text:style-name="P174"><text:span text:style-name="T125">Travers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73" draw:text-style-name="P175" draw:layer="layout" svg:width="2.863cm" svg:height="0.855cm" svg:x="19.725cm" svg:y="8.936cm">
          <text:p text:style-name="P174"><text:span text:style-name="T125">Iter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74" draw:text-style-name="P177" draw:layer="layout" svg:width="1.467cm" svg:height="0.855cm" svg:x="17.195cm" svg:y="11.087cm">
          <text:p text:style-name="P176"><text:span text:style-name="T267">Se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75" draw:text-style-name="P177" draw:layer="layout" svg:width="1.338cm" svg:height="0.855cm" svg:x="20.318cm" svg:y="11.095cm">
          <text:p text:style-name="P176"><text:span text:style-name="T125">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76" draw:text-style-name="P177" draw:layer="layout" svg:width="1.706cm" svg:height="0.855cm" svg:x="23.246cm" svg:y="11.095cm">
          <text:p text:style-name="P176"><text:span text:style-name="T125">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77" draw:text-style-name="P175" draw:layer="layout" svg:width="4.123cm" svg:height="0.855cm" svg:x="10.29cm" svg:y="13.831cm">
          <text:p text:style-name="P174"><text:span text:style-name="T125">IndexedSe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78" draw:text-style-name="P175" draw:layer="layout" svg:width="3.567cm" svg:height="0.855cm" svg:x="15.052cm" svg:y="13.831cm">
          <text:p text:style-name="P174"><text:span text:style-name="T125">LinearSe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79" draw:text-style-name="P179" draw:layer="layout" svg:width="1.387cm" svg:height="0.855cm" svg:x="14.819cm" svg:y="16.063cm">
          <text:p text:style-name="P178"><text:span text:style-name="T125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80" draw:text-style-name="P177" draw:layer="layout" svg:width="2.409cm" svg:height="0.855cm" svg:x="10.953cm" svg:y="16.067cm">
          <text:p text:style-name="P176"><text:span text:style-name="T125">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81" draw:text-style-name="P177" draw:layer="layout" svg:width="2.698cm" svg:height="0.855cm" svg:x="17.244cm" svg:y="16.028cm">
          <text:p text:style-name="P176"><text:span text:style-name="T125">Str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82" draw:text-style-name="P177" draw:layer="layout" svg:width="2.085cm" svg:height="0.855cm" svg:x="8.224cm" svg:y="16.063cm">
          <text:p text:style-name="P176"><text:span text:style-name="T125">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83" draw:text-style-name="P18" draw:layer="layout" svg:width="2.883cm" svg:height="1.206cm" svg:x="9.174cm" svg:y="14.857cm">
          <text:p/>
          <draw:enhanced-geometry draw:mirror-horizontal="false" draw:mirror-vertical="false" drawooo:sub-view-size="1038225 434340" draw:text-areas="0 0 ?f0 ?f1" svg:viewBox="0 0 0 0" draw:type="ooxml-non-primitive" draw:enhanced-path="M 0 433971 L 1037719 0 N">
            <draw:equation draw:name="f0" draw:formula="logwidth"/>
            <draw:equation draw:name="f1" draw:formula="logheight"/>
          </draw:enhanced-geometry>
        </draw:custom-shape>
        <draw:custom-shape draw:name="object 18" draw:style-name="gr84" draw:text-style-name="P18" draw:layer="layout" svg:width="1.077cm" svg:height="1.206cm" svg:x="15.512cm" svg:y="14.857cm">
          <text:p/>
          <draw:enhanced-geometry draw:mirror-horizontal="false" draw:mirror-vertical="false" drawooo:sub-view-size="387985 434340" draw:text-areas="0 0 ?f0 ?f1" svg:viewBox="0 0 0 0" draw:type="ooxml-non-primitive" draw:enhanced-path="M 0 433971 L 387419 0 N">
            <draw:equation draw:name="f0" draw:formula="logwidth"/>
            <draw:equation draw:name="f1" draw:formula="logheight"/>
          </draw:enhanced-geometry>
        </draw:custom-shape>
        <draw:custom-shape draw:name="object 19" draw:style-name="gr85" draw:text-style-name="P18" draw:layer="layout" svg:width="1.842cm" svg:height="1.17cm" svg:x="16.588cm" svg:y="14.857cm">
          <text:p/>
          <draw:enhanced-geometry draw:mirror-horizontal="false" draw:mirror-vertical="false" drawooo:sub-view-size="663575 421640" draw:text-areas="0 0 ?f0 ?f1" svg:viewBox="0 0 0 0" draw:type="ooxml-non-primitive" draw:enhanced-path="M 663302 421295 L 0 0 N">
            <draw:equation draw:name="f0" draw:formula="logwidth"/>
            <draw:equation draw:name="f1" draw:formula="logheight"/>
          </draw:enhanced-geometry>
        </draw:custom-shape>
        <draw:custom-shape draw:name="object 20" draw:style-name="gr86" draw:text-style-name="P18" draw:layer="layout" svg:width="5.873cm" svg:height="1.719cm" svg:x="12.056cm" svg:y="12.113cm">
          <text:p/>
          <draw:enhanced-geometry draw:mirror-horizontal="false" draw:mirror-vertical="false" drawooo:sub-view-size="2114550 619125" draw:text-areas="0 0 ?f0 ?f1" svg:viewBox="0 0 0 0" draw:type="ooxml-non-primitive" draw:enhanced-path="M 0 618637 L 2113978 0 N">
            <draw:equation draw:name="f0" draw:formula="logwidth"/>
            <draw:equation draw:name="f1" draw:formula="logheight"/>
          </draw:enhanced-geometry>
        </draw:custom-shape>
        <draw:custom-shape draw:name="object 21" draw:style-name="gr87" draw:text-style-name="P18" draw:layer="layout" svg:width="1.34cm" svg:height="1.719cm" svg:x="16.588cm" svg:y="12.113cm">
          <text:p/>
          <draw:enhanced-geometry draw:mirror-horizontal="false" draw:mirror-vertical="false" drawooo:sub-view-size="482600 619125" draw:text-areas="0 0 ?f0 ?f1" svg:viewBox="0 0 0 0" draw:type="ooxml-non-primitive" draw:enhanced-path="M 0 618637 L 482407 0 N">
            <draw:equation draw:name="f0" draw:formula="logwidth"/>
            <draw:equation draw:name="f1" draw:formula="logheight"/>
          </draw:enhanced-geometry>
        </draw:custom-shape>
        <draw:custom-shape draw:name="object 22" draw:style-name="gr88" draw:text-style-name="P18" draw:layer="layout" svg:width="3.058cm" svg:height="1.124cm" svg:x="17.928cm" svg:y="9.962cm">
          <text:p/>
          <draw:enhanced-geometry draw:mirror-horizontal="false" draw:mirror-vertical="false" drawooo:sub-view-size="1101090 405129" draw:text-areas="0 0 ?f0 ?f1" svg:viewBox="0 0 0 0" draw:type="ooxml-non-primitive" draw:enhanced-path="M 0 405007 L 1100959 0 N">
            <draw:equation draw:name="f0" draw:formula="logwidth"/>
            <draw:equation draw:name="f1" draw:formula="logheight"/>
          </draw:enhanced-geometry>
        </draw:custom-shape>
        <draw:custom-shape draw:name="object 24" draw:style-name="gr89" draw:text-style-name="P18" draw:layer="layout" svg:width="3.112cm" svg:height="1.133cm" svg:x="20.987cm" svg:y="9.962cm">
          <text:p/>
          <draw:enhanced-geometry draw:mirror-horizontal="false" draw:mirror-vertical="false" drawooo:sub-view-size="1120775 408304" draw:text-areas="0 0 ?f0 ?f1" svg:viewBox="0 0 0 0" draw:type="ooxml-non-primitive" draw:enhanced-path="M 1120458 407821 L 0 0 N">
            <draw:equation draw:name="f0" draw:formula="logwidth"/>
            <draw:equation draw:name="f1" draw:formula="logheight"/>
          </draw:enhanced-geometry>
        </draw:custom-shape>
        <draw:custom-shape draw:name="object 26" draw:style-name="gr90" draw:text-style-name="P175" draw:layer="layout" svg:width="3.194cm" svg:height="0.855cm" svg:x="20.717cm" svg:y="13.831cm">
          <text:p text:style-name="P174"><text:span text:style-name="T125">Hash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7" draw:style-name="gr91" draw:text-style-name="P175" draw:layer="layout" svg:width="3.776cm" svg:height="0.855cm" svg:x="24.036cm" svg:y="13.831cm">
          <text:p text:style-name="P174"><text:span text:style-name="T125">Sorted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8" draw:style-name="gr92" draw:text-style-name="P18" draw:layer="layout" svg:width="1.65cm" svg:height="1.71cm" svg:x="24.099cm" svg:y="12.121cm">
          <text:p/>
          <draw:enhanced-geometry draw:mirror-horizontal="false" draw:mirror-vertical="false" drawooo:sub-view-size="594359 615950" draw:text-areas="0 0 ?f0 ?f1" svg:viewBox="0 0 0 0" draw:type="ooxml-non-primitive" draw:enhanced-path="M 594086 615822 L 0 0 N">
            <draw:equation draw:name="f0" draw:formula="logwidth"/>
            <draw:equation draw:name="f1" draw:formula="logheight"/>
          </draw:enhanced-geometry>
        </draw:custom-shape>
        <draw:custom-shape draw:name="object 29" draw:style-name="gr93" draw:text-style-name="P18" draw:layer="layout" svg:width="1.881cm" svg:height="1.71cm" svg:x="22.218cm" svg:y="12.121cm">
          <text:p/>
          <draw:enhanced-geometry draw:mirror-horizontal="false" draw:mirror-vertical="false" drawooo:sub-view-size="677545 615950" draw:text-areas="0 0 ?f0 ?f1" svg:viewBox="0 0 0 0" draw:type="ooxml-non-primitive" draw:enhanced-path="M 677198 0 L 0 615822 N">
            <draw:equation draw:name="f0" draw:formula="logwidth"/>
            <draw:equation draw:name="f1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stas</text:p>
          </draw:text-box>
        </draw:frame>
        <draw:custom-shape draw:name="object 4" draw:style-name="gr94" draw:text-style-name="P43" draw:layer="layout" svg:width="17.807cm" svg:height="1.184cm" svg:x="0.926cm" svg:y="4.64cm">
          <text:list text:style-name="L10">
            <text:list-item>
              <text:p text:style-name="P13"><text:span text:style-name="T221">Construcción </text:span><text:span text:style-name="T257">básica </text:span><text:span text:style-name="T217">mediante </text:span><text:span text:style-name="T242">:: y</text:span><text:span text:style-name="T268"> </text:span><text:span text:style-name="T218">Ni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95" draw:text-style-name="P18" draw:layer="layout" svg:width="15.07cm" svg:height="3.335cm" svg:x="5.738cm" svg:y="8.305cm">
          <text:p/>
          <draw:enhanced-geometry draw:mirror-horizontal="false" draw:mirror-vertical="false" drawooo:sub-view-size="5425440 1200785" draw:text-areas="0 0 ?f0 ?f1" svg:viewBox="0 0 0 0" draw:type="ooxml-non-primitive" draw:enhanced-path="M 0 0 L 5424876 0 5424876 1200329 0 1200329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96" draw:text-style-name="P181" draw:layer="layout" svg:width="9.744cm" svg:height="1.523cm" svg:x="5.992cm" svg:y="8.474cm">
          <text:p text:style-name="P180"><text:span text:style-name="T105">val </text:span><text:span text:style-name="T106">x = </text:span><text:span text:style-name="T108">1 :: 2 :: 3 ::</text:span><text:span text:style-name="T269"> </text:span><text:span text:style-name="T108">Nil <text:s/></text:span><text:span text:style-name="T105">val </text:span><text:span text:style-name="T106">y =</text:span><text:span text:style-name="T107"> </text:span><text:span text:style-name="T106">List(</text:span><text:span text:style-name="T108">1,2,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97" draw:text-style-name="P62" draw:layer="layout" svg:width="5.236cm" svg:height="0.763cm" svg:x="5.992cm" svg:y="10.69cm">
          <text:p text:style-name="P61"><text:span text:style-name="T116">println(</text:span><text:span text:style-name="T115">x ==</text:span><text:span text:style-name="T126"> </text:span><text:span text:style-name="T115">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98" draw:text-style-name="P64" draw:layer="layout" svg:width="2.793cm" svg:height="0.763cm" svg:x="17.546cm" svg:y="10.69cm">
          <text:p text:style-name="P63"><text:span text:style-name="T117">//&gt;</text:span><text:span text:style-name="T210"> </text:span><text:span text:style-name="T117">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ctores</text:p>
          </draw:text-box>
        </draw:frame>
        <draw:custom-shape draw:name="object 4" draw:style-name="gr99" draw:text-style-name="P43" draw:layer="layout" svg:width="17.606cm" svg:height="1.184cm" svg:x="1.055cm" svg:y="4.405cm">
          <text:list text:style-name="L10">
            <text:list-item>
              <text:p text:style-name="P13"><text:span text:style-name="T217">Operación </text:span><text:span text:style-name="T262">de </text:span><text:span text:style-name="T257">indexación muy</text:span><text:span text:style-name="T270"> </text:span><text:span text:style-name="T257">rápid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0" draw:text-style-name="P183" draw:layer="layout" svg:width="20.564cm" svg:height="2.11cm" svg:x="4.141cm" svg:y="7.204cm">
          <text:p text:style-name="P182"><text:span text:style-name="T184">val </text:span><text:span text:style-name="T271">frutas = Vector(</text:span><text:span text:style-name="T189">"Peras", "Limones", "Naranjas") <text:s/></text:span><text:span text:style-name="T194">println(</text:span><text:span text:style-name="T272">frutas(</text:span><text:span text:style-name="T196">1))</text:span><text:span text:style-name="T196"><text:tab/></text:span><text:span text:style-name="T273">//&gt;</text:span><text:span text:style-name="T274"> </text:span><text:span text:style-name="T273">Limones <text:s/>println((</text:span><text:span text:style-name="T272">frutas :+</text:span><text:span text:style-name="T275"> </text:span><text:span text:style-name="T194">"Kiwis").length)</text:span><text:span text:style-name="T194"><text:tab/></text:span><text:span text:style-name="T273">//&gt;</text:span><text:span text:style-name="T274"> </text:span><text:span text:style-name="T27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ps</text:p>
          </draw:text-box>
        </draw:frame>
        <draw:custom-shape draw:name="object 4" draw:style-name="gr101" draw:text-style-name="P43" draw:layer="layout" svg:width="15.553cm" svg:height="1.184cm" svg:x="0.792cm" svg:y="4.612cm">
          <text:list text:style-name="L10">
            <text:list-item>
              <text:p text:style-name="P13"><text:span text:style-name="T214">Arrays </text:span><text:span text:style-name="T257">asociativos </text:span><text:span text:style-name="T276">(Tablas</text:span><text:span text:style-name="T256"> </text:span><text:span text:style-name="T215">Hash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2" draw:text-style-name="P129" draw:layer="layout" svg:width="4.894cm" svg:height="1.795cm" svg:x="20.078cm" svg:y="12.214cm">
          <text:p/>
          <draw:enhanced-geometry draw:mirror-horizontal="false" draw:mirror-vertical="false" drawooo:sub-view-size="1762125 646429" draw:text-areas="0 0 ?f0 ?f1" svg:viewBox="0 0 0 0" draw:type="ooxml-non-primitive" draw:enhanced-path="M 0 0 L 1762023 0 1762023 646328 0 646328 0 0 Z N">
            <draw:equation draw:name="f0" draw:formula="logwidth"/>
            <draw:equation draw:name="f1" draw:formula="logheight"/>
          </draw:enhanced-geometry>
        </draw:custom-shape>
        <draw:frame draw:name="object 6" draw:style-name="standard" draw:layer="layout" svg:width="20.6cm" svg:height="5.984cm" svg:x="6.041cm" svg:y="9.742cm">
          <table:table>
            <table:table-column table:style-name="co22"/>
            <table:table-column table:style-name="co23"/>
            <table:table-column table:style-name="co24"/>
            <table:table-row table:style-name="ro11" table:default-cell-style-name="ce43">
              <table:table-cell table:style-name="ce42" table:number-columns-spanned="3">
                <text:p text:style-name="P184"><text:span text:style-name="T50">val </text:span><text:span text:style-name="T277">notas </text:span><text:span text:style-name="T51">= </text:span><text:span text:style-name="T277">Map</text:span><text:span text:style-name="T51">(</text:span><text:span text:style-name="T278">"Jose" </text:span><text:span text:style-name="T279">-&gt; </text:span><text:span text:style-name="T280">5.7</text:span><text:span text:style-name="T279">, </text:span><text:span text:style-name="T281">"Luis" </text:span><text:span text:style-name="T279">-&gt;</text:span><text:span text:style-name="T282"> </text:span><text:span text:style-name="T280">7.8</text:span><text:span text:style-name="T279">)</text:span></text:p>
                <text:p text:style-name="P185"><text:span text:style-name="T156"/></text:p>
                <text:p text:style-name="P186"><text:span text:style-name="T50">for </text:span><text:span text:style-name="T51">((</text:span><text:span text:style-name="T283">n</text:span><text:span text:style-name="T51">,</text:span><text:span text:style-name="T283">v</text:span><text:span text:style-name="T51">) &lt;-</text:span><text:span text:style-name="T52"> </text:span><text:span text:style-name="T277">notas</text:span><text:span text:style-name="T51">)</text:span></text:p>
              </table:table-cell>
              <table:covered-table-cell/>
              <table:covered-table-cell/>
            </table:table-row>
            <table:table-row table:style-name="ro7">
              <table:table-cell table:style-name="ce44">
                <text:p text:style-name="P187"><text:span text:style-name="T153">println (s</text:span><text:span text:style-name="T201">"$</text:span><text:span text:style-name="T153">{</text:span><text:span text:style-name="T284">n</text:span><text:span text:style-name="T153">} </text:span><text:span text:style-name="T201">tiene un</text:span><text:span text:style-name="T285"> </text:span><text:span text:style-name="T201">$</text:span><text:span text:style-name="T153">{</text:span><text:span text:style-name="T284">v</text:span><text:span text:style-name="T153">}</text:span><text:span text:style-name="T201">"</text:span><text:span text:style-name="T153">)</text:span></text:p>
              </table:table-cell>
              <table:table-cell table:style-name="ce45">
                <text:p text:style-name="P188"><text:span text:style-name="T286">Jose </text:span><text:span text:style-name="T287">tiene </text:span><text:span text:style-name="T288">un</text:span><text:span text:style-name="T289"> </text:span><text:span text:style-name="T288">5.7</text:span></text:p>
              </table:table-cell>
              <table:table-cell table:style-name="ce46"/>
            </table:table-row>
            <table:table-row table:style-name="ro7">
              <table:table-cell table:style-name="ce47"/>
              <table:table-cell table:style-name="ce48">
                <text:p text:style-name="P189"><text:span text:style-name="T286">Luis tiene un</text:span><text:span text:style-name="T290"> </text:span><text:span text:style-name="T286">7.8</text:span></text:p>
              </table:table-cell>
              <table:table-cell table:style-name="ce49"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do es un objeto</text:p>
          </draw:text-box>
        </draw:frame>
        <draw:custom-shape draw:name="object 3" draw:style-name="gr103" draw:text-style-name="P197" draw:layer="layout" svg:width="24.667cm" svg:height="13.8cm" svg:x="1.003cm" svg:y="4.363cm">
          <text:list text:style-name="L26">
            <text:list-item>
              <text:p text:style-name="P190"><text:span text:style-name="T17">Los </text:span><text:span text:style-name="T7">números </text:span><text:span text:style-name="T17">son</text:span><text:span text:style-name="T291"> </text:span><text:span text:style-name="T19">objetos:</text:span></text:p>
            </text:list-item>
          </text:list>
          <text:p text:style-name="P191"><text:span text:style-name="T292">-</text:span><text:span text:style-name="T292"><text:tab/></text:span><text:span text:style-name="T7">1</text:span><text:span text:style-name="T5"> </text:span><text:span text:style-name="T82">+</text:span><text:span text:style-name="T5"> </text:span><text:span text:style-name="T7">2</text:span><text:span text:style-name="T5"> </text:span><text:span text:style-name="T293">*</text:span><text:span text:style-name="T5"> </text:span><text:span text:style-name="T7">3</text:span><text:span text:style-name="T5"> </text:span><text:span text:style-name="T294">/</text:span><text:span text:style-name="T5"> </text:span><text:span text:style-name="T9">x</text:span><text:span text:style-name="T5"> </text:span><text:span text:style-name="T82">&lt;==&gt;</text:span><text:span text:style-name="T5"> </text:span><text:span text:style-name="T293">(1).+(((2).*(3))./(x))</text:span></text:p>
          <text:list text:style-name="L27">
            <text:list-item>
              <text:list>
                <text:list-item>
                  <text:p text:style-name="P192"><text:span text:style-name="T7">Por</text:span><text:span text:style-name="T295"> </text:span><text:span text:style-name="T7">eso</text:span><text:span text:style-name="T295"> </text:span><text:span text:style-name="T12">ningún</text:span><text:span text:style-name="T295"> </text:span><text:span text:style-name="T17">nombre</text:span><text:span text:style-name="T295"> </text:span><text:span text:style-name="T17">puede</text:span><text:span text:style-name="T295"> </text:span><text:span text:style-name="T11">empezar</text:span><text:span text:style-name="T295"> </text:span><text:span text:style-name="T9">por</text:span><text:span text:style-name="T295"> </text:span><text:span text:style-name="T7">un</text:span><text:span text:style-name="T295"> </text:span><text:span text:style-name="T7">numero.</text:span></text:p>
                </text:list-item>
              </text:list>
            </text:list-item>
            <text:list-item>
              <text:p text:style-name="P193"><text:span text:style-name="T12">Consideraciones</text:span></text:p>
            </text:list-item>
          </text:list>
          <text:p text:style-name="P194"><text:span text:style-name="T292">-</text:span><text:span text:style-name="T292"><text:tab/></text:span><text:span text:style-name="T16">(Double)1.+(2)</text:span><text:span text:style-name="T206"> </text:span><text:span text:style-name="T7">!=</text:span><text:span text:style-name="T7"><text:tab/></text:span><text:span text:style-name="T5">(Int)(1).+(2)</text:span></text:p>
          <text:list text:continue-numbering="true" text:style-name="L27">
            <text:list-item>
              <text:p text:style-name="P195"><text:span text:style-name="T7">Cosas</text:span><text:span text:style-name="T296"> </text:span><text:span text:style-name="T84">raras</text:span></text:p>
              <text:list>
                <text:list-item>
                  <text:p text:style-name="P196"><text:span text:style-name="T45">1.to(10).foreach(i=&gt;println(i))</text:span></text:p>
                </text:list-item>
                <text:list-item>
                  <text:p text:style-name="P192"><text:span text:style-name="T84">For </text:span><text:span text:style-name="T15">i=1 </text:span><text:span text:style-name="T146">to</text:span><text:span text:style-name="T297"> </text:span><text:span text:style-name="T17">i&lt;=10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llback: Las funciones son objectos</text:p>
          </draw:text-box>
        </draw:frame>
        <draw:custom-shape draw:name="object 3" draw:style-name="gr104" draw:text-style-name="P206" draw:layer="layout" svg:width="28.742cm" svg:height="9.521cm" svg:x="0.483cm" svg:y="5.718cm">
          <text:p text:style-name="P198"><text:span text:style-name="T116">object Timer</text:span><text:span text:style-name="T298"> </text:span><text:span text:style-name="T116">{</text:span></text:p>
          <text:p text:style-name="P199"><text:span text:style-name="T116">def oncePerSecond(callback: () =&gt; Unit)</text:span><text:span text:style-name="T299"> </text:span><text:span text:style-name="T116">{</text:span></text:p>
          <text:p text:style-name="P200"><text:span text:style-name="T116">while</text:span><text:span text:style-name="T300"> </text:span><text:span text:style-name="T116">(true)</text:span><text:span text:style-name="T300"> </text:span><text:span text:style-name="T116">{ callback(); Thread sleep 1000</text:span><text:span text:style-name="T299"> </text:span><text:span text:style-name="T116">}</text:span></text:p>
          <text:p text:style-name="P201"><text:span text:style-name="T116">}</text:span></text:p>
          <text:p text:style-name="P199"><text:span text:style-name="T116">def timeFlies()</text:span><text:span text:style-name="T301"> </text:span><text:span text:style-name="T116">{</text:span></text:p>
          <text:p text:style-name="P202"><text:span text:style-name="T116">println("time flies like an</text:span><text:span text:style-name="T299"> </text:span><text:span text:style-name="T116">arrow...")</text:span></text:p>
          <text:p text:style-name="P199"><text:span text:style-name="T116">}</text:span></text:p>
          <text:p text:style-name="P203"><text:span text:style-name="T116">def</text:span><text:span text:style-name="T116"><text:tab/></text:span><text:span text:style-name="T116">main(args:</text:span><text:span text:style-name="T116"><text:tab/></text:span><text:span text:style-name="T116">Array[String {</text:span></text:p>
          <text:p text:style-name="P203"><text:span text:style-name="T116"><text:s text:c="2"/></text:span><text:span text:style-name="T116">oncePerSecond(timeFlies)</text:span></text:p>
          <text:p text:style-name="P204"><text:span text:style-name="T116"><text:tab/></text:span><text:span text:style-name="T116">}</text:span></text:p>
          <text:p text:style-name="P205"><text:span text:style-name="T1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nciones Anónimas</text:p>
          </draw:text-box>
        </draw:frame>
        <draw:custom-shape draw:name="object 3" draw:style-name="gr105" draw:text-style-name="P214" draw:layer="layout" svg:width="28.742cm" svg:height="10.958cm" svg:x="0.77cm" svg:y="4.454cm">
          <text:p text:style-name="P207"><text:span text:style-name="T302">object TimerAnonymous</text:span><text:span text:style-name="T303"> </text:span><text:span text:style-name="T302">{</text:span></text:p>
          <text:p text:style-name="P208"><text:span text:style-name="T302">def oncePerSecond(callback: () =&gt; Unit)</text:span><text:span text:style-name="T304"> </text:span><text:span text:style-name="T302">{</text:span></text:p>
          <text:p text:style-name="P209"><text:span text:style-name="T302">while</text:span><text:span text:style-name="T305"> </text:span><text:span text:style-name="T302">(true)</text:span><text:span text:style-name="T305"> </text:span><text:span text:style-name="T302">{ callback(); Thread sleep 1000</text:span><text:span text:style-name="T304"> </text:span><text:span text:style-name="T302">}</text:span></text:p>
          <text:p text:style-name="P210"><text:span text:style-name="T302">}</text:span></text:p>
          <text:p text:style-name="P211"><text:span text:style-name="T302">def main(args:</text:span><text:span text:style-name="T302"><text:tab/></text:span><text:span text:style-name="T302">Array[String])</text:span><text:span text:style-name="T306"> </text:span><text:span text:style-name="T302">{</text:span></text:p>
          <text:p text:style-name="P211"><text:span text:style-name="T302"><text:s text:c="2"/></text:span><text:span text:style-name="T302">oncePerSecond(()</text:span><text:span text:style-name="T306"> </text:span><text:span text:style-name="T302">=&gt;</text:span></text:p>
          <text:p text:style-name="P211"><text:span text:style-name="T302"><text:tab/></text:span><text:span text:style-name="T302">println("time flies like an</text:span><text:span text:style-name="T304"> </text:span><text:span text:style-name="T302">arrow..."))</text:span></text:p>
          <text:p text:style-name="P212"><text:span text:style-name="T302"><text:tab/></text:span><text:span text:style-name="T302">}</text:span></text:p>
          <text:p text:style-name="P213"><text:span text:style-name="T30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ases</text:p>
          </draw:text-box>
        </draw:frame>
        <draw:custom-shape draw:name="object 3" draw:style-name="gr106" draw:text-style-name="P222" draw:layer="layout" svg:width="28.001cm" svg:height="12.151cm" svg:x="0.822cm" svg:y="4.388cm">
          <text:p text:style-name="P215"><text:span text:style-name="T302">class Complex(real: Double, imaginary: Double)</text:span><text:span text:style-name="T307"> </text:span><text:span text:style-name="T302">{</text:span></text:p>
          <text:p text:style-name="P216"><text:span text:style-name="T302"><text:s text:c="2"/></text:span><text:span text:style-name="T302">def re()</text:span><text:span text:style-name="T305"> </text:span><text:span text:style-name="T302">= real</text:span></text:p>
          <text:p text:style-name="P216"><text:span text:style-name="T302"><text:s text:c="2"/></text:span><text:span text:style-name="T302">def im()</text:span><text:span text:style-name="T305"> </text:span><text:span text:style-name="T302">= imaginary</text:span></text:p>
          <text:p text:style-name="P217"><text:span text:style-name="T302">}</text:span></text:p>
          <text:p text:style-name="P218"><text:span text:style-name="T302">object ComplexNumbers</text:span><text:span text:style-name="T303"> </text:span><text:span text:style-name="T302">{</text:span></text:p>
          <text:p text:style-name="P219"><text:span text:style-name="T302">def main(args:</text:span><text:span text:style-name="T302"><text:tab/></text:span><text:span text:style-name="T302">Array[String])</text:span><text:span text:style-name="T306"> </text:span><text:span text:style-name="T302">{</text:span></text:p>
          <text:p text:style-name="P219"><text:span text:style-name="T302"><text:s/></text:span><text:span text:style-name="T302">val c = new</text:span><text:span text:style-name="T308"> </text:span><text:span text:style-name="T302">Complex(1.2,</text:span><text:span text:style-name="T309"> </text:span><text:span text:style-name="T302">3.4)</text:span></text:p>
          <text:p text:style-name="P219"><text:span text:style-name="T302"><text:s/></text:span><text:span text:style-name="T302">println("imaginary</text:span><text:span text:style-name="T310"> </text:span><text:span text:style-name="T302">part:</text:span><text:span text:style-name="T305"> </text:span><text:span text:style-name="T302">" +c.im())</text:span></text:p>
          <text:p text:style-name="P220"><text:span text:style-name="T302"><text:s text:c="2"/></text:span><text:span text:style-name="T302">}</text:span></text:p>
          <text:p text:style-name="P221"><text:span text:style-name="T30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aits</text:p>
          </draw:text-box>
        </draw:frame>
        <draw:custom-shape draw:name="object 3" draw:style-name="gr107" draw:text-style-name="P229" draw:layer="layout" svg:width="25.306cm" svg:height="9.463cm" svg:x="1.693cm" svg:y="6.901cm">
          <text:p text:style-name="P223"><text:span text:style-name="T311">trait </text:span><text:span text:style-name="T312">Saludador</text:span><text:span text:style-name="T313"> </text:span><text:span text:style-name="T311">{</text:span></text:p>
          <text:p text:style-name="P224"><text:span text:style-name="T312">def saluda(nombre: </text:span><text:span text:style-name="T311">String)</text:span><text:span text:style-name="T314"> </text:span><text:span text:style-name="T311">{</text:span></text:p>
          <text:p text:style-name="P225"><text:span text:style-name="T312">println("Hola </text:span><text:span text:style-name="T311">" + </text:span><text:span text:style-name="T312">nombre </text:span><text:span text:style-name="T311">+ ", </text:span><text:span text:style-name="T312">soy </text:span><text:span text:style-name="T311">" +</text:span><text:span text:style-name="T315"> </text:span><text:span text:style-name="T312">this.toString)</text:span></text:p>
          <text:p text:style-name="P224"><text:span text:style-name="T311">}</text:span></text:p>
          <text:p text:style-name="P223"><text:span text:style-name="T311">}</text:span></text:p>
          <text:p text:style-name="P223"><text:span text:style-name="T316"/></text:p>
          <text:p text:style-name="P226"><text:span text:style-name="T311">case class </text:span><text:span text:style-name="T312">Persona(nombre:String, edad:Int) </text:span><text:span text:style-name="T311">extends </text:span><text:span text:style-name="T312">Saludador <text:s/></text:span></text:p>
          <text:p text:style-name="P226"><text:span text:style-name="T311">case class </text:span><text:span text:style-name="T312">Coche(marca:String) </text:span><text:span text:style-name="T311">extends</text:span><text:span text:style-name="T317"> </text:span><text:span text:style-name="T312">Saludador</text:span></text:p>
          <text:p text:style-name="P226"><text:span text:style-name="T316"/></text:p>
          <text:p text:style-name="P227"><text:span text:style-name="T311">val </text:span><text:span text:style-name="T312">p206= Coche(”Peugeot 206") <text:s/></text:span></text:p>
          <text:p text:style-name="P227"><text:span text:style-name="T311">val javi =</text:span><text:span text:style-name="T318"> </text:span><text:span text:style-name="T312">Persona(”Javier",31)</text:span></text:p>
          <text:p text:style-name="P227"><text:span text:style-name="T316"/></text:p>
          <text:p text:style-name="P228"><text:span text:style-name="T312">p206.saluda("Pepe")</text:span><text:span text:style-name="T312"><text:tab/></text:span><text:span text:style-name="T311">//&gt; </text:span><text:span text:style-name="T312">Hola Pepe, </text:span><text:span text:style-name="T311">soy </text:span><text:span text:style-name="T312">Coche(Peugeot 206) </text:span><text:span text:style-name="T311"><text:s/></text:span><text:span text:style-name="T312">javi.saluda("Pepe")</text:span><text:span text:style-name="T312"><text:tab/></text:span><text:span text:style-name="T311">//&gt; </text:span><text:span text:style-name="T312">Hola Pepe, soy</text:span><text:span text:style-name="T319"> </text:span><text:span text:style-name="T312">Persona(Javier,3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nejo de Colecciones</text:p>
          </draw:text-box>
        </draw:frame>
        <draw:frame draw:name="object 3" draw:style-name="standard" draw:layer="layout" svg:width="27.47cm" svg:height="2.443cm" svg:x="1.583cm" svg:y="4.51cm">
          <table:table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2" table:default-cell-style-name="ce53">
              <table:table-cell table:style-name="ce50">
                <text:p text:style-name="P230"><text:span text:style-name="T320">val list</text:span><text:span text:style-name="T321"> </text:span><text:span text:style-name="T320">= List(1,</text:span></text:p>
              </table:table-cell>
              <table:table-cell table:style-name="ce51">
                <text:p text:style-name="P231"><text:span text:style-name="T320">2,</text:span><text:span text:style-name="T322"> </text:span><text:span text:style-name="T320">3)</text:span></text:p>
              </table:table-cell>
              <table:table-cell table:style-name="ce52" table:number-columns-spanned="5"/>
              <table:covered-table-cell/>
              <table:covered-table-cell/>
              <table:covered-table-cell/>
              <table:covered-table-cell/>
            </table:table-row>
            <table:table-row table:style-name="ro13">
              <table:table-cell table:style-name="ce54">
                <text:p text:style-name="P232"><text:span text:style-name="T320">list.foreach(x</text:span><text:span text:style-name="T323"> </text:span><text:span text:style-name="T320">=&gt;</text:span></text:p>
              </table:table-cell>
              <table:table-cell table:style-name="ce55">
                <text:p text:style-name="P233"><text:span text:style-name="T320">println(x))</text:span></text:p>
              </table:table-cell>
              <table:table-cell table:style-name="ce56">
                <text:p text:style-name="P234"><text:span text:style-name="T320">//</text:span></text:p>
              </table:table-cell>
              <table:table-cell table:style-name="ce57">
                <text:p text:style-name="P234"><text:span text:style-name="T320">prints</text:span></text:p>
              </table:table-cell>
              <table:table-cell table:style-name="ce58">
                <text:p text:style-name="P234"><text:span text:style-name="T320">1,</text:span></text:p>
              </table:table-cell>
              <table:table-cell table:style-name="ce59">
                <text:p text:style-name="P234"><text:span text:style-name="T320">2,</text:span></text:p>
              </table:table-cell>
              <table:table-cell table:style-name="ce60">
                <text:p text:style-name="P234"><text:span text:style-name="T320">3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bject 4" draw:style-name="gr108" draw:text-style-name="P236" draw:layer="layout" svg:width="17.168cm" svg:height="0.932cm" svg:x="1.677cm" svg:y="6.953cm">
          <text:p text:style-name="P235"><text:span text:style-name="T302">list.foreach(println)</text:span><text:span text:style-name="T302"><text:tab/></text:span><text:span text:style-name="T302">//</text:span><text:span text:style-name="T303"> </text:span><text:span text:style-name="T302">s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standard" draw:layer="layout" svg:width="29.797cm" svg:height="2.634cm" svg:x="1.739cm" svg:y="8.563cm">
          <table:table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row table:style-name="ro14">
              <table:table-cell table:style-name="ce61">
                <text:p text:style-name="P237"><text:span text:style-name="T324">list.map(x</text:span></text:p>
              </table:table-cell>
              <table:table-cell table:style-name="ce62">
                <text:p text:style-name="P238"><text:span text:style-name="T324">=&gt;</text:span></text:p>
              </table:table-cell>
              <table:table-cell table:style-name="ce63">
                <text:p text:style-name="P239"><text:span text:style-name="T324">x</text:span><text:span text:style-name="T324"><text:tab/></text:span><text:span text:style-name="T324">+</text:span></text:p>
              </table:table-cell>
              <table:table-cell table:style-name="ce64">
                <text:p text:style-name="P240"><text:span text:style-name="T324">2)</text:span><text:span text:style-name="T325"> </text:span><text:span text:style-name="T324">//</text:span></text:p>
              </table:table-cell>
              <table:table-cell table:style-name="ce65">
                <text:p text:style-name="P238"><text:span text:style-name="T324">returns</text:span></text:p>
              </table:table-cell>
              <table:table-cell table:style-name="ce66">
                <text:p text:style-name="P238"><text:span text:style-name="T324">a</text:span></text:p>
              </table:table-cell>
              <table:table-cell table:style-name="ce67">
                <text:p text:style-name="P238"><text:span text:style-name="T324">new</text:span></text:p>
              </table:table-cell>
              <table:table-cell table:style-name="ce68">
                <text:p text:style-name="P238"><text:span text:style-name="T324">List(3,</text:span></text:p>
              </table:table-cell>
              <table:table-cell table:style-name="ce69">
                <text:p text:style-name="P238"><text:span text:style-name="T324">4,</text:span></text:p>
              </table:table-cell>
              <table:table-cell table:style-name="ce70">
                <text:p text:style-name="P238"><text:span text:style-name="T324">5)</text:span></text:p>
              </table:table-cell>
            </table:table-row>
            <table:table-row table:style-name="ro15" table:default-cell-style-name="ce75">
              <table:table-cell table:style-name="ce71">
                <text:p text:style-name="P241"><text:span text:style-name="T324">list.map(_</text:span></text:p>
              </table:table-cell>
              <table:table-cell table:style-name="ce72">
                <text:p text:style-name="P242"><text:span text:style-name="T324">+</text:span></text:p>
              </table:table-cell>
              <table:table-cell table:style-name="ce73">
                <text:p text:style-name="P243"><text:span text:style-name="T324">2)</text:span><text:span text:style-name="T325"> </text:span><text:span text:style-name="T324">//</text:span></text:p>
              </table:table-cell>
              <table:table-cell table:style-name="ce74">
                <text:p text:style-name="P244"><text:span text:style-name="T324">same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object 6" draw:style-name="gr109" draw:text-style-name="P246" draw:layer="layout" svg:width="32.074cm" svg:height="2.415cm" svg:x="1.739cm" svg:y="11.081cm">
          <text:p text:style-name="P245"><text:span text:style-name="T302">list.filter(x</text:span><text:span text:style-name="T310"> </text:span><text:span text:style-name="T302">=&gt;</text:span><text:span text:style-name="T305"> </text:span><text:span text:style-name="T302">x % 2</text:span><text:span text:style-name="T302"><text:tab/></text:span><text:span text:style-name="T302">== 1)//</text:span><text:span text:style-name="T310"> </text:span><text:span text:style-name="T302">returns</text:span><text:span text:style-name="T305"> </text:span><text:span text:style-name="T302">a new</text:span><text:span text:style-name="T308"> </text:span><text:span text:style-name="T302">List(1,</text:span><text:span text:style-name="T308"> </text:span><text:span text:style-name="T302">3) <text:s/></text:span></text:p>
          <text:p text:style-name="P245"><text:span text:style-name="T302">list.filter(_</text:span><text:span text:style-name="T310"> </text:span><text:span text:style-name="T302">%2 == 1) //</text:span><text:span text:style-name="T326"> </text:span><text:span text:style-name="T302">s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standard" draw:layer="layout" svg:width="21.351cm" svg:height="6.527cm" svg:x="1.495cm" svg:y="13.558cm">
          <table:table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column table:style-name="co33"/>
            <table:table-column table:style-name="co48"/>
            <table:table-row table:style-name="ro16" table:default-cell-style-name="ce79">
              <table:table-cell table:style-name="ce76">
                <text:p text:style-name="P247"><text:span text:style-name="T320">list.reduce((x,</text:span></text:p>
                <text:p text:style-name="P248"><text:span text:style-name="T320">list.reduce(_</text:span><text:span text:style-name="T323"> </text:span><text:span text:style-name="T320">+</text:span></text:p>
              </table:table-cell>
              <table:table-cell table:style-name="ce77">
                <text:p text:style-name="P249"><text:span text:style-name="T320">y)</text:span><text:span text:style-name="T322"> </text:span><text:span text:style-name="T320">=&gt;</text:span></text:p>
                <text:p text:style-name="P250"><text:span text:style-name="T320">_)</text:span><text:span text:style-name="T322"> </text:span><text:span text:style-name="T320">//</text:span></text:p>
              </table:table-cell>
              <table:table-cell table:style-name="ce78" table:number-columns-spanned="2">
                <text:p text:style-name="P251"><text:span text:style-name="T320">x</text:span><text:span text:style-name="T320"><text:tab/></text:span><text:span text:style-name="T320">+</text:span></text:p>
                <text:p text:style-name="P252"><text:span text:style-name="T320">same</text:span></text:p>
              </table:table-cell>
              <table:covered-table-cell/>
              <table:table-cell table:style-name="ce80" table:number-columns-spanned="2">
                <text:p text:style-name="P253"><text:span text:style-name="T320">y)</text:span><text:span text:style-name="T322"> </text:span><text:span text:style-name="T320">//</text:span></text:p>
              </table:table-cell>
              <table:covered-table-cell/>
              <table:table-cell table:style-name="ce81">
                <text:p text:style-name="P254"><text:span text:style-name="T320">=&gt;</text:span></text:p>
              </table:table-cell>
              <table:table-cell table:style-name="ce82">
                <text:p text:style-name="P254"><text:span text:style-name="T320">6</text:span></text:p>
              </table:table-cell>
            </table:table-row>
            <table:table-row table:style-name="ro17" table:default-cell-style-name="ce79">
              <table:table-cell table:style-name="ce83">
                <text:p text:style-name="P255"><text:span text:style-name="T320">list.foldLeft(1)</text:span></text:p>
              </table:table-cell>
              <table:table-cell table:style-name="ce84">
                <text:p text:style-name="P256"><text:span text:style-name="T320">(_*_)</text:span></text:p>
              </table:table-cell>
              <table:table-cell table:style-name="ce85">
                <text:p text:style-name="P257"><text:span text:style-name="T320">//</text:span></text:p>
              </table:table-cell>
              <table:table-cell table:style-name="ce86" table:number-columns-spanned="2">
                <text:p text:style-name="P258"><text:span text:style-name="T320">=&gt;</text:span></text:p>
              </table:table-cell>
              <table:covered-table-cell/>
              <table:table-cell table:style-name="ce87" table:number-columns-spanned="3">
                <text:p text:style-name="P258"><text:span text:style-name="T320">6</text:span></text:p>
              </table:table-cell>
              <table:covered-table-cell/>
              <table:covered-table-cell/>
            </table:table-row>
            <table:table-row table:style-name="ro18" table:default-cell-style-name="ce79">
              <table:table-cell table:style-name="ce88">
                <text:p text:style-name="P259"><text:span text:style-name="T320">list.foldLeft(0)</text:span></text:p>
              </table:table-cell>
              <table:table-cell table:style-name="ce89">
                <text:p text:style-name="P260"><text:span text:style-name="T320">(_+_)</text:span></text:p>
              </table:table-cell>
              <table:table-cell table:style-name="ce90">
                <text:p text:style-name="P261"><text:span text:style-name="T320">//</text:span></text:p>
              </table:table-cell>
              <table:table-cell table:style-name="ce91" table:number-columns-spanned="2">
                <text:p text:style-name="P262"><text:span text:style-name="T320">=&gt;</text:span></text:p>
              </table:table-cell>
              <table:covered-table-cell/>
              <table:table-cell table:style-name="ce92" table:number-columns-spanned="3">
                <text:p text:style-name="P262"><text:span text:style-name="T320">6</text:span></text:p>
              </table:table-cell>
              <table:covered-table-cell/>
              <table:covered-table-cell/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bros</text:p>
          </draw:text-box>
        </draw:frame>
        <draw:custom-shape draw:name="object 3" draw:style-name="gr110" draw:text-style-name="P263" draw:layer="layout" svg:width="6.572cm" svg:height="7.689cm" svg:x="10.27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11" draw:text-style-name="P264" draw:layer="layout" svg:width="4.904cm" svg:height="6.095cm" svg:x="10.838cm" svg:y="4.8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2" draw:text-style-name="P18" draw:layer="layout" svg:width="4.932cm" svg:height="6.12cm" svg:x="10.825cm" svg:y="4.802cm">
          <text:p/>
          <draw:enhanced-geometry draw:mirror-horizontal="false" draw:mirror-vertical="false" drawooo:sub-view-size="1821815 2371725" draw:text-areas="0 0 ?f0 ?f1" svg:viewBox="0 0 0 0" draw:type="ooxml-non-primitive" draw:enhanced-path="M 0 0 L 1821261 0 1821261 2371720 0 2371720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113" draw:text-style-name="P265" draw:layer="layout" svg:width="6.526cm" svg:height="7.647cm" svg:x="18.26cm" svg:y="4.2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14" draw:text-style-name="P266" draw:layer="layout" svg:width="4.905cm" svg:height="6.094cm" svg:x="18.801cm" svg:y="4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15" draw:text-style-name="P267" draw:layer="layout" svg:width="6.582cm" svg:height="7.689cm" svg:x="2.303cm" svg:y="4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16" draw:text-style-name="P268" draw:layer="layout" svg:width="4.905cm" svg:height="6.094cm" svg:x="2.874cm" svg:y="4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117" draw:text-style-name="P18" draw:layer="layout" svg:width="4.932cm" svg:height="6.119cm" svg:x="2.862cm" svg:y="4.748cm">
          <text:p/>
          <draw:enhanced-geometry draw:mirror-horizontal="false" draw:mirror-vertical="false" drawooo:sub-view-size="1821814 2371725" draw:text-areas="0 0 ?f0 ?f1" svg:viewBox="0 0 0 0" draw:type="ooxml-non-primitive" draw:enhanced-path="M 0 0 L 1821261 0 1821261 2371720 0 2371720 0 0 Z N">
            <draw:equation draw:name="f0" draw:formula="logwidth"/>
            <draw:equation draw:name="f1" draw:formula="logheight"/>
          </draw:enhanced-geometry>
        </draw:custom-shape>
        <draw:custom-shape draw:name="object 11" draw:style-name="gr118" draw:text-style-name="P269" draw:layer="layout" svg:width="6.582cm" svg:height="7.743cm" svg:x="2.303cm" svg:y="11.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119" draw:text-style-name="P270" draw:layer="layout" svg:width="4.905cm" svg:height="6.154cm" svg:x="2.874cm" svg:y="12.1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120" draw:text-style-name="P18" draw:layer="layout" svg:width="4.932cm" svg:height="6.18cm" svg:x="2.862cm" svg:y="12.156cm">
          <text:p/>
          <draw:enhanced-geometry draw:mirror-horizontal="false" draw:mirror-vertical="false" drawooo:sub-view-size="1821814 2395220" draw:text-areas="0 0 ?f0 ?f1" svg:viewBox="0 0 0 0" draw:type="ooxml-non-primitive" draw:enhanced-path="M 0 0 L 1821261 0 1821261 2394740 0 2394740 0 0 Z N">
            <draw:equation draw:name="f0" draw:formula="logwidth"/>
            <draw:equation draw:name="f1" draw:formula="logheight"/>
          </draw:enhanced-geometry>
        </draw:custom-shape>
        <draw:custom-shape draw:name="object 14" draw:style-name="gr121" draw:text-style-name="P271" draw:layer="layout" svg:width="6.571cm" svg:height="7.754cm" svg:x="10.563cm" svg:y="11.6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122" draw:text-style-name="P272" draw:layer="layout" svg:width="4.905cm" svg:height="6.164cm" svg:x="11.127cm" svg:y="12.1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123" draw:text-style-name="P18" draw:layer="layout" svg:width="4.932cm" svg:height="6.188cm" svg:x="11.113cm" svg:y="12.146cm">
          <text:p/>
          <draw:enhanced-geometry draw:mirror-horizontal="false" draw:mirror-vertical="false" drawooo:sub-view-size="1821815 2398395" draw:text-areas="0 0 ?f0 ?f1" svg:viewBox="0 0 0 0" draw:type="ooxml-non-primitive" draw:enhanced-path="M 0 0 L 1821261 0 1821261 2398310 0 2398310 0 0 Z N">
            <draw:equation draw:name="f0" draw:formula="logwidth"/>
            <draw:equation draw:name="f1" draw:formula="logheight"/>
          </draw:enhanced-geometry>
        </draw:custom-shape>
        <draw:custom-shape draw:name="object 17" draw:style-name="gr124" draw:text-style-name="P273" draw:layer="layout" svg:width="6.571cm" svg:height="7.754cm" svg:x="18.238cm" svg:y="11.6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125" draw:text-style-name="P274" draw:layer="layout" svg:width="4.905cm" svg:height="6.164cm" svg:x="18.801cm" svg:y="12.1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123" draw:text-style-name="P18" draw:layer="layout" svg:width="4.932cm" svg:height="6.188cm" svg:x="18.788cm" svg:y="12.146cm">
          <text:p/>
          <draw:enhanced-geometry draw:mirror-horizontal="false" draw:mirror-vertical="false" drawooo:sub-view-size="1821815 2398395" draw:text-areas="0 0 ?f0 ?f1" svg:viewBox="0 0 0 0" draw:type="ooxml-non-primitive" draw:enhanced-path="M 0 0 L 1821261 0 1821261 2398310 0 2398310 0 0 Z N">
            <draw:equation draw:name="f0" draw:formula="logwidth"/>
            <draw:equation draw:name="f1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ación</text:p>
          </draw:text-box>
        </draw:frame>
        <draw:frame draw:name="object 3" presentation:style-name="pr10" draw:text-style-name="P276" draw:layer="layout" svg:width="16.711cm" svg:height="2.653cm" svg:x="0.919cm" svg:y="4.338cm" presentation:class="title" presentation:user-transformed="true">
          <draw:text-box>
            <text:p text:style-name="P275"><text:span text:style-name="T327">En </text:span><text:span text:style-name="T328">solo </text:span><text:span text:style-name="T329">3</text:span><text:span text:style-name="T330"> </text:span><text:span text:style-name="T331">pasos</text:span></text:p>
          </draw:text-box>
        </draw:frame>
        <draw:custom-shape draw:name="object 4" draw:style-name="gr126" draw:text-style-name="P283" draw:layer="layout" svg:width="32.317cm" svg:height="9.213cm" svg:x="1.129cm" svg:y="6.415cm">
          <text:list text:style-name="L28">
            <text:list-item>
              <text:p text:style-name="P277"><text:span text:style-name="T332">Descárgalo </text:span><text:span text:style-name="T333">de </text:span><text:span text:style-name="T334">la </text:span><text:span text:style-name="T335">pagína </text:span><text:span text:style-name="T336">( </text:span><text:span text:style-name="T337"><text:a xlink:href="http://scala-lang.org/download/" xlink:type="simple">http://scala-lang.org/download/</text:a></text:span><text:span text:style-name="T338"><text:a xlink:href="http://scala-lang.org/download/" xlink:type="simple"> </text:a></text:span><text:span text:style-name="T339">)</text:span></text:p>
            </text:list-item>
            <text:list-item>
              <text:p text:style-name="P278"><text:span text:style-name="T340">Descomprímelo</text:span><text:span text:style-name="T341"> </text:span><text:span text:style-name="T342">en</text:span><text:span text:style-name="T341"> </text:span><text:span text:style-name="T342">la</text:span><text:span text:style-name="T341"> </text:span><text:span text:style-name="T343">carpeta</text:span><text:span text:style-name="T341"> </text:span><text:span text:style-name="T343">que</text:span><text:span text:style-name="T341"> </text:span><text:span text:style-name="T344">tu</text:span><text:span text:style-name="T341"> </text:span><text:span text:style-name="T345">prefieras</text:span><text:span text:style-name="T341"> </text:span><text:span text:style-name="T346">(si</text:span><text:span text:style-name="T341"> </text:span><text:span text:style-name="T347">es</text:span><text:span text:style-name="T341"> </text:span><text:span text:style-name="T340">linux</text:span><text:span text:style-name="T341"> </text:span><text:span text:style-name="T348">no</text:span><text:span text:style-name="T341"> </text:span><text:span text:style-name="T347">es</text:span><text:span text:style-name="T341"> </text:span><text:span text:style-name="T349">una</text:span><text:span text:style-name="T341"> </text:span><text:span text:style-name="T350">mala</text:span><text:span text:style-name="T341"> </text:span><text:span text:style-name="T351">idea</text:span></text:p>
              <text:p text:style-name="P278"><text:span text:style-name="T351"><text:s text:c="2"/></text:span><text:span text:style-name="T340">hacerlo </text:span><text:span text:style-name="T342">en la </text:span><text:span text:style-name="T343">carpeta</text:span><text:span text:style-name="T352"> </text:span><text:span text:style-name="T353">/opt)</text:span></text:p>
            </text:list-item>
          </text:list>
          <text:list text:style-name="L26">
            <text:list-item>
              <text:p text:style-name="P279"><text:span text:style-name="T350">Añade </text:span><text:span text:style-name="T344">o </text:span><text:span text:style-name="T351">actualiza estas </text:span><text:span text:style-name="T344">dos</text:span><text:span text:style-name="T354"> </text:span><text:span text:style-name="T345">variables </text:span><text:span text:style-name="T348">de entorno:</text:span></text:p>
            </text:list-item>
          </text:list>
          <text:list text:style-name="L27">
            <text:list-item>
              <text:list>
                <text:list-item>
                  <text:p text:style-name="P280"><text:span text:style-name="T355">$SCALA_HOME</text:span><text:span text:style-name="T356">=</text:span><text:span text:style-name="T355">/opt/scala/last</text:span></text:p>
                </text:list-item>
                <text:list-item>
                  <text:p text:style-name="P281"><text:span text:style-name="T357">$PATH</text:span><text:span text:style-name="T358">=</text:span><text:span text:style-name="T357">$PATH:$SCALA_HOME/bin</text:span></text:p>
                </text:list-item>
              </text:list>
            </text:list-item>
            <text:list-item>
              <text:p text:style-name="P282"><text:span text:style-name="T359">YA</text:span><text:span text:style-name="T360"> </text:span><text:span text:style-name="T361">ESTA!!!</text:span><text:span text:style-name="T360"> </text:span><text:span text:style-name="T355">Solo</text:span><text:span text:style-name="T360"> </text:span><text:span text:style-name="T362">debemos</text:span><text:span text:style-name="T360"> </text:span><text:span text:style-name="T340">ejecutar</text:span><text:span text:style-name="T360"> </text:span><text:span text:style-name="T342">el</text:span><text:span text:style-name="T360"> </text:span><text:span text:style-name="T363">comando</text:span><text:span text:style-name="T360"> </text:span><text:span text:style-name="T364">“scala”</text:span><text:span text:style-name="T360"> </text:span><text:span text:style-name="T365">y</text:span><text:span text:style-name="T360"> </text:span><text:span text:style-name="T350">aparecerá</text:span><text:span text:style-name="T360"> </text:span><text:span text:style-name="T342">la</text:span><text:span text:style-name="T360"> </text:span><text:span text:style-name="T343">consol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llo World</text:p>
          </draw:text-box>
        </draw:frame>
        <draw:custom-shape draw:name="object 3" draw:style-name="gr127" draw:text-style-name="P289" draw:layer="layout" svg:width="19.273cm" svg:height="6.182cm" svg:x="3.236cm" svg:y="6.197cm">
          <text:p text:style-name="P284"><text:span text:style-name="T302">object</text:span><text:span text:style-name="T305"> </text:span><text:span text:style-name="T302">HelloWorld {</text:span></text:p>
          <text:p text:style-name="P285"><text:span text:style-name="T302">def main(args: Array[String])</text:span><text:span text:style-name="T306"> </text:span><text:span text:style-name="T302">{</text:span></text:p>
          <text:p text:style-name="P286"><text:span text:style-name="T302">println("Hello,</text:span><text:span text:style-name="T303"> </text:span><text:span text:style-name="T302">world!")</text:span></text:p>
          <text:p text:style-name="P287"><text:span text:style-name="T302">}</text:span></text:p>
          <text:p text:style-name="P288"><text:span text:style-name="T30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ílalo!</text:p>
          </draw:text-box>
        </draw:frame>
        <draw:custom-shape draw:name="object 3" draw:style-name="gr128" draw:text-style-name="P197" draw:layer="layout" svg:width="21.785cm" svg:height="5.884cm" svg:x="1.107cm" svg:y="4.71cm">
          <text:list text:style-name="L26">
            <text:list-item>
              <text:p text:style-name="P190"><text:span text:style-name="T84">Guarda </text:span><text:span text:style-name="T8">el </text:span><text:span text:style-name="T9">texto </text:span><text:span text:style-name="T8">en </text:span><text:span text:style-name="T7">un </text:span><text:span text:style-name="T15">fichero</text:span><text:span text:style-name="T366"> </text:span><text:span text:style-name="T7">HelloWorld.scala</text:span></text:p>
            </text:list-item>
            <text:list-item>
              <text:p text:style-name="P195"><text:span text:style-name="T10">Compila </text:span><text:span text:style-name="T9">con </text:span><text:span text:style-name="T8">el </text:span><text:span text:style-name="T82">comando </text:span><text:span text:style-name="T9">“scalac</text:span><text:span text:style-name="T367"> </text:span><text:span text:style-name="T15">HelloWorld.scala”</text:span></text:p>
            </text:list-item>
            <text:list-item>
              <text:p text:style-name="P290"><text:span text:style-name="T11">Ejecuta </text:span><text:span text:style-name="T9">con </text:span><text:span text:style-name="T8">el </text:span><text:span text:style-name="T82">comando </text:span><text:span text:style-name="T152">“scala</text:span><text:span text:style-name="T368"> </text:span><text:span text:style-name="T17">HelloWorld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29" draw:text-style-name="P293" draw:layer="layout" svg:width="18.109cm" svg:height="3.59cm" svg:x="3.471cm" svg:y="11.855cm">
          <text:p text:style-name="P291"><text:span text:style-name="T302">object</text:span><text:span text:style-name="T305"> </text:span><text:span text:style-name="T302">HelloWorld</text:span><text:span text:style-name="T302"><text:tab/></text:span><text:span text:style-name="T302">extends</text:span><text:span text:style-name="T308"> </text:span><text:span text:style-name="T302">App</text:span><text:span text:style-name="T308"> </text:span><text:span text:style-name="T302">{ <text:s/>println("Hello,</text:span><text:span text:style-name="T303"> </text:span><text:span text:style-name="T302">world!")</text:span></text:p>
          <text:p text:style-name="P292"><text:span text:style-name="T30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ript it!</text:p>
          </draw:text-box>
        </draw:frame>
        <draw:custom-shape draw:name="object 3" draw:style-name="gr130" draw:text-style-name="P301" draw:layer="layout" svg:width="31.654cm" svg:height="11.237cm" svg:x="0.882cm" svg:y="4.234cm">
          <text:list text:style-name="L28">
            <text:list-item>
              <text:p text:style-name="P294"><text:span text:style-name="T369">Se</text:span><text:span text:style-name="T370"> </text:span><text:span text:style-name="T371">puede</text:span><text:span text:style-name="T370"> </text:span><text:span text:style-name="T372">crear</text:span><text:span text:style-name="T370"> </text:span><text:span text:style-name="T373">scripts</text:span><text:span text:style-name="T370"> </text:span><text:span text:style-name="T374">para</text:span><text:span text:style-name="T370"> </text:span><text:span text:style-name="T375">bash</text:span><text:span text:style-name="T370"> </text:span><text:span text:style-name="T375">utilizando</text:span><text:span text:style-name="T370"> </text:span><text:span text:style-name="T376">el</text:span><text:span text:style-name="T370"> </text:span><text:span text:style-name="T377">interprete</text:span><text:span text:style-name="T370"> </text:span></text:p>
              <text:p text:style-name="P294"><text:span text:style-name="T378">de</text:span><text:span text:style-name="T370"> </text:span><text:span text:style-name="T376">la</text:span><text:span text:style-name="T370"> </text:span><text:span text:style-name="T371">consola.</text:span><text:span text:style-name="T370"> </text:span></text:p>
              <text:p text:style-name="P294"><text:span text:style-name="T379">En</text:span><text:span text:style-name="T370"> </text:span><text:span text:style-name="T376">el <text:s/></text:span><text:span text:style-name="T378">caso </text:span><text:span text:style-name="T371">del </text:span><text:span text:style-name="T380">HelloWorld </text:span><text:span text:style-name="T376">el </text:span><text:span text:style-name="T381">código </text:span><text:span text:style-name="T369">sería </text:span><text:span text:style-name="T376">el</text:span><text:span text:style-name="T382"> </text:span><text:span text:style-name="T383">siguiente.</text:span></text:p>
            </text:list-item>
          </text:list>
          <text:p text:style-name="P295"><text:span text:style-name="T384">#!/bin/sh</text:span></text:p>
          <text:p text:style-name="P296"><text:span text:style-name="T384">exec</text:span><text:span text:style-name="T385"> </text:span><text:span text:style-name="T384">scala</text:span><text:span text:style-name="T384"><text:tab/></text:span><text:span text:style-name="T384">"$0"</text:span><text:span text:style-name="T386"> </text:span><text:span text:style-name="T384">"$@"</text:span></text:p>
          <text:p text:style-name="P296"><text:span text:style-name="T384">!#</text:span></text:p>
          <text:p text:style-name="P297"><text:span text:style-name="T384">object</text:span><text:span text:style-name="T385"> </text:span><text:span text:style-name="T384">HelloWorld</text:span><text:span text:style-name="T384"><text:tab/></text:span><text:span text:style-name="T384">extends</text:span><text:span text:style-name="T387"> </text:span><text:span text:style-name="T384">App</text:span><text:span text:style-name="T387"> </text:span><text:span text:style-name="T384">{ <text:s/>println("Hello,</text:span><text:span text:style-name="T386"> </text:span><text:span text:style-name="T384">world!")</text:span></text:p>
          <text:p text:style-name="P298"><text:span text:style-name="T384">}</text:span></text:p>
          <text:p text:style-name="P298"><text:span text:style-name="T384">HelloWorld.main(args)</text:span></text:p>
          <text:p text:style-name="P299"><text:span text:style-name="T388"/></text:p>
          <text:p text:style-name="P300"><text:span text:style-name="T384">&gt;./script.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Times New Roman" svg:font-family="'Times New Roman'"/>
    <style:font-face style:name="LM Mono 10" svg:font-family="'LM Mono 10'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52" draw:display-name="msFillBitmap 52" xlink:href="Pictures/1000020100000248000002CDAC48BCEA86A6C534.png" xlink:type="simple" xlink:show="embed" xlink:actuate="onLoad"/>
    <draw:fill-image draw:name="msFillBitmap_20_53" draw:display-name="msFillBitmap 53" xlink:href="Pictures/10000000000002090000023D0F4DD63920ED734D.jpg" xlink:type="simple" xlink:show="embed" xlink:actuate="onLoad"/>
    <draw:fill-image draw:name="msFillBitmap_20_54" draw:display-name="msFillBitmap 54" xlink:href="Pictures/1000020100000244000002C9D954DFBCD31FFB59.png" xlink:type="simple" xlink:show="embed" xlink:actuate="onLoad"/>
    <draw:fill-image draw:name="msFillBitmap_20_55" draw:display-name="msFillBitmap 55" xlink:href="Pictures/10000000000001B30000023776BF2D4D252706AB.jpg" xlink:type="simple" xlink:show="embed" xlink:actuate="onLoad"/>
    <draw:fill-image draw:name="msFillBitmap_20_56" draw:display-name="msFillBitmap 56" xlink:href="Pictures/1000020100000249000002CD062A51BD4F2D732D.png" xlink:type="simple" xlink:show="embed" xlink:actuate="onLoad"/>
    <draw:fill-image draw:name="msFillBitmap_20_57" draw:display-name="msFillBitmap 57" xlink:href="Pictures/10000000000001B30000023773E80B34E8866497.jpg" xlink:type="simple" xlink:show="embed" xlink:actuate="onLoad"/>
    <draw:fill-image draw:name="msFillBitmap_20_58" draw:display-name="msFillBitmap 58" xlink:href="Pictures/1000020100000249000002D226FB22B2F76ACCEE.png" xlink:type="simple" xlink:show="embed" xlink:actuate="onLoad"/>
    <draw:fill-image draw:name="msFillBitmap_20_59" draw:display-name="msFillBitmap 59" xlink:href="Pictures/10000000000001C7000002599CF874FE0F8DC582.jpg" xlink:type="simple" xlink:show="embed" xlink:actuate="onLoad"/>
    <draw:fill-image draw:name="msFillBitmap_20_6" draw:display-name="msFillBitmap 6" xlink:href="Pictures/10000000000001AC0000023A101DA4C7875F05C2.jpg" xlink:type="simple" xlink:show="embed" xlink:actuate="onLoad"/>
    <draw:fill-image draw:name="msFillBitmap_20_60" draw:display-name="msFillBitmap 60" xlink:href="Pictures/1000020100000248000002D35657E365B7F521D6.png" xlink:type="simple" xlink:show="embed" xlink:actuate="onLoad"/>
    <draw:fill-image draw:name="msFillBitmap_20_61" draw:display-name="msFillBitmap 61" xlink:href="Pictures/10000000000001D300000255F23D23DF02F87DC4.jpg" xlink:type="simple" xlink:show="embed" xlink:actuate="onLoad"/>
    <draw:fill-image draw:name="msFillBitmap_20_62" draw:display-name="msFillBitmap 62" xlink:href="Pictures/1000020100000248000002D316CB6A04B542E927.png" xlink:type="simple" xlink:show="embed" xlink:actuate="onLoad"/>
    <draw:fill-image draw:name="msFillBitmap_20_63" draw:display-name="msFillBitmap 63" xlink:href="Pictures/10000000000001DF00000257C82E7D7A2931E08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3:13:10.984769556</meta:creation-date>
    <meta:editing-duration>PT2H44M42S</meta:editing-duration>
    <meta:editing-cycles>53</meta:editing-cycles>
    <meta:generator>LibreOffice/5.0.5.2$Linux_X86_64 LibreOffice_project/00m0$Build-2</meta:generator>
    <meta:initial-creator>David Suarez</meta:initial-creator>
    <dc:date>2016-03-28T16:13:19.733784847</dc:date>
    <dc:creator>David Suarez</dc:creator>
    <meta:document-statistic meta:object-count="303"/>
    <meta:template xlink:type="simple" xlink:actuate="onRequest" xlink:title="Alizarin" xlink:href="../../../../../usr/lib/libreoffice/share/template/common/presnt/Alizarin.otp" meta:date="2016-03-28T13:13:10.9226469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